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setting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manifest.rdf" manifest:media-type="application/rdf+xml"/>
  <manifest:file-entry manifest:full-path="Thumbnails/thumbnail.png" manifest:media-type="image/png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Configurations2/" manifest:media-type="application/vnd.sun.xml.ui.configuration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9362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7854in"/>
    </style:style>
    <style:style style:name="co6" style:family="table-column">
      <style:table-column-properties fo:break-before="auto" style:column-width="0.86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kipList.p0.0" table:style-name="ta1">
        <table:shapes>
          <draw:frame draw:z-index="0" draw:style-name="gr1" draw:text-style-name="P1" svg:width="6.2988in" svg:height="3.5429in" svg:x="7.4433in" svg:y="0.2043in">
            <draw:object draw:notify-on-update-of-ranges="'SkipList.p0.0'.A1:'SkipList.p0.0'.A1 'SkipList.p0.0'.A2:'SkipList.p0.0'.A28 'SkipList.p0.0'.C1:'SkipList.p0.0'.C1 'SkipList.p0.0'.C2:'SkipList.p0.0'.C28 'SkipList.p0.0'.B2:'SkipList.p0.0'.B28 'SkipList.p0.0'.D2:'SkipList.p0.0'.D28 'SkipList.p0.0'.D2:'SkipList.p0.0'.D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3.7677in" svg:y="0.2303in">
            <draw:object draw:notify-on-update-of-ranges="'SkipList.p0.0'.A1:'SkipList.p0.0'.A1 'SkipList.p0.0'.A2:'SkipList.p0.0'.A28 'SkipList.p0.0'.E1:'SkipList.p0.0'.E1 'SkipList.p0.0'.E2:'SkipList.p0.0'.E28 'SkipList.p0.0'.B2:'SkipList.p0.0'.B28 'SkipList.p0.0'.F2:'SkipList.p0.0'.F28 'SkipList.p0.0'.F2:'SkipList.p0.0'.F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20.1051in" svg:y="0.2988in">
            <draw:object draw:notify-on-update-of-ranges="'SkipList.p0.0'.A1:'SkipList.p0.0'.A1 'SkipList.p0.0'.A2:'SkipList.p0.0'.A28 'SkipList.p0.0'.G1:'SkipList.p0.0'.G1 'SkipList.p0.0'.G2:'SkipList.p0.0'.G28 'SkipList.p0.0'.B2:'SkipList.p0.0'.B28 'SkipList.p0.0'.H2:'SkipList.p0.0'.H28 'SkipList.p0.0'.H2:'SkipList.p0.0'.H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vgInsert</text:p>
          </table:table-cell>
          <table:table-cell office:value-type="string" calcext:value-type="string">
            <text:p>insertStdDev</text:p>
          </table:table-cell>
          <table:table-cell office:value-type="string" calcext:value-type="string">
            <text:p>avgSearch</text:p>
          </table:table-cell>
          <table:table-cell office:value-type="string" calcext:value-type="string">
            <text:p>searchStdDev</text:p>
          </table:table-cell>
          <table:table-cell office:value-type="string" calcext:value-type="string">
            <text:p>avgRemove</text:p>
          </table:table-cell>
          <table:table-cell office:value-type="string" calcext:value-type="string">
            <text:p>removeStdDev</text:p>
          </table:table-cell>
        </table:table-row>
        <table:table-row table:style-name="ro1">
          <table:table-cell office:value-type="string" calcext:value-type="string">
            <text:p>SkipList.p0.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0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0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0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0</text:p>
          </table:table-cell>
          <table:table-cell office:value-type="float" office:value="90" calcext:value-type="float">
            <text:p>9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0</text:p>
          </table:table-cell>
          <table:table-cell office:value-type="float" office:value="300" calcext:value-type="float">
            <text:p>3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0</text:p>
          </table:table-cell>
          <table:table-cell office:value-type="float" office:value="400" calcext:value-type="float">
            <text:p>4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0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0</text:p>
          </table:table-cell>
          <table:table-cell office:value-type="float" office:value="600" calcext:value-type="float">
            <text:p>600</text:p>
          </table:table-cell>
          <table:table-cell office:value-type="float" office:value="0.15" calcext:value-type="float">
            <text:p>0.15</text:p>
          </table:table-cell>
          <table:table-cell office:value-type="float" office:value="0.653834841531" calcext:value-type="float">
            <text:p>0.6538348415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0</text:p>
          </table:table-cell>
          <table:table-cell office:value-type="float" office:value="800" calcext:value-type="float">
            <text:p>800</text:p>
          </table:table-cell>
          <table:table-cell office:value-type="float" office:value="0.25" calcext:value-type="float">
            <text:p>0.25</text:p>
          </table:table-cell>
          <table:table-cell office:value-type="float" office:value="0.433012701892" calcext:value-type="float">
            <text:p>0.433012701892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76969600708" calcext:value-type="float">
            <text:p>0.476969600708</text:p>
          </table:table-cell>
        </table:table-row>
        <table:table-row table:style-name="ro1">
          <table:table-cell office:value-type="string" calcext:value-type="string">
            <text:p>SkipList.p0.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0.433012701892" calcext:value-type="float">
            <text:p>0.433012701892</text:p>
          </table:table-cell>
          <table:table-cell office:value-type="float" office:value="1.05" calcext:value-type="float">
            <text:p>1.05</text:p>
          </table:table-cell>
          <table:table-cell office:value-type="float" office:value="0.217944947177" calcext:value-type="float">
            <text:p>0.217944947177</text:p>
          </table:table-cell>
        </table:table-row>
        <table:table-row table:style-name="ro1">
          <table:table-cell office:value-type="string" calcext:value-type="string">
            <text:p>SkipList.p0.0</text:p>
          </table:table-cell>
          <table:table-cell office:value-type="float" office:value="2000" calcext:value-type="float">
            <text:p>2000</text:p>
          </table:table-cell>
          <table:table-cell office:value-type="float" office:value="6.4" calcext:value-type="float">
            <text:p>6.4</text:p>
          </table:table-cell>
          <table:table-cell office:value-type="float" office:value="0.489897948557" calcext:value-type="float">
            <text:p>0.489897948557</text:p>
          </table:table-cell>
          <table:table-cell office:value-type="float" office:value="13.25" calcext:value-type="float">
            <text:p>13.25</text:p>
          </table:table-cell>
          <table:table-cell office:value-type="float" office:value="0.433012701892" calcext:value-type="float">
            <text:p>0.433012701892</text:p>
          </table:table-cell>
          <table:table-cell office:value-type="float" office:value="6.65" calcext:value-type="float">
            <text:p>6.65</text:p>
          </table:table-cell>
          <table:table-cell office:value-type="float" office:value="0.572276157113" calcext:value-type="float">
            <text:p>0.572276157113</text:p>
          </table:table-cell>
        </table:table-row>
        <table:table-row table:style-name="ro1">
          <table:table-cell office:value-type="string" calcext:value-type="string">
            <text:p>SkipList.p0.0</text:p>
          </table:table-cell>
          <table:table-cell office:value-type="float" office:value="3000" calcext:value-type="float">
            <text:p>3000</text:p>
          </table:table-cell>
          <table:table-cell office:value-type="float" office:value="16.4" calcext:value-type="float">
            <text:p>16.4</text:p>
          </table:table-cell>
          <table:table-cell office:value-type="float" office:value="0.734846922835" calcext:value-type="float">
            <text:p>0.734846922835</text:p>
          </table:table-cell>
          <table:table-cell office:value-type="float" office:value="31.9" calcext:value-type="float">
            <text:p>31.9</text:p>
          </table:table-cell>
          <table:table-cell office:value-type="float" office:value="0.768114574787" calcext:value-type="float">
            <text:p>0.768114574787</text:p>
          </table:table-cell>
          <table:table-cell office:value-type="float" office:value="16.55" calcext:value-type="float">
            <text:p>16.55</text:p>
          </table:table-cell>
          <table:table-cell office:value-type="float" office:value="0.864580823289" calcext:value-type="float">
            <text:p>0.864580823289</text:p>
          </table:table-cell>
        </table:table-row>
        <table:table-row table:style-name="ro1">
          <table:table-cell office:value-type="string" calcext:value-type="string">
            <text:p>SkipList.p0.0</text:p>
          </table:table-cell>
          <table:table-cell office:value-type="float" office:value="4000" calcext:value-type="float">
            <text:p>4000</text:p>
          </table:table-cell>
          <table:table-cell office:value-type="float" office:value="29.85" calcext:value-type="float">
            <text:p>29.85</text:p>
          </table:table-cell>
          <table:table-cell office:value-type="float" office:value="1.06183802908" calcext:value-type="float">
            <text:p>1.06183802908</text:p>
          </table:table-cell>
          <table:table-cell office:value-type="float" office:value="58.35" calcext:value-type="float">
            <text:p>58.35</text:p>
          </table:table-cell>
          <table:table-cell office:value-type="float" office:value="1.68151717208" calcext:value-type="float">
            <text:p>1.68151717208</text:p>
          </table:table-cell>
          <table:table-cell office:value-type="float" office:value="30.7" calcext:value-type="float">
            <text:p>30.7</text:p>
          </table:table-cell>
          <table:table-cell office:value-type="float" office:value="1.228820572744" calcext:value-type="float">
            <text:p>1.228820572744</text:p>
          </table:table-cell>
        </table:table-row>
        <table:table-row table:style-name="ro1">
          <table:table-cell office:value-type="string" calcext:value-type="string">
            <text:p>SkipList.p0.0</text:p>
          </table:table-cell>
          <table:table-cell office:value-type="float" office:value="5000" calcext:value-type="float">
            <text:p>5000</text:p>
          </table:table-cell>
          <table:table-cell office:value-type="float" office:value="47.25" calcext:value-type="float">
            <text:p>47.25</text:p>
          </table:table-cell>
          <table:table-cell office:value-type="float" office:value="1.259960316836" calcext:value-type="float">
            <text:p>1.259960316836</text:p>
          </table:table-cell>
          <table:table-cell office:value-type="float" office:value="92.2" calcext:value-type="float">
            <text:p>92.2</text:p>
          </table:table-cell>
          <table:table-cell office:value-type="float" office:value="1.777638883463" calcext:value-type="float">
            <text:p>1.777638883463</text:p>
          </table:table-cell>
          <table:table-cell office:value-type="float" office:value="49.05" calcext:value-type="float">
            <text:p>49.05</text:p>
          </table:table-cell>
          <table:table-cell office:value-type="float" office:value="2.060946384553" calcext:value-type="float">
            <text:p>2.060946384553</text:p>
          </table:table-cell>
        </table:table-row>
        <table:table-row table:style-name="ro1">
          <table:table-cell office:value-type="string" calcext:value-type="string">
            <text:p>SkipList.p0.0</text:p>
          </table:table-cell>
          <table:table-cell office:value-type="float" office:value="6000" calcext:value-type="float">
            <text:p>6000</text:p>
          </table:table-cell>
          <table:table-cell office:value-type="float" office:value="68.85" calcext:value-type="float">
            <text:p>68.85</text:p>
          </table:table-cell>
          <table:table-cell office:value-type="float" office:value="1.558043645089" calcext:value-type="float">
            <text:p>1.558043645089</text:p>
          </table:table-cell>
          <table:table-cell office:value-type="float" office:value="133.45" calcext:value-type="float">
            <text:p>133.45</text:p>
          </table:table-cell>
          <table:table-cell office:value-type="float" office:value="1.243985530461" calcext:value-type="float">
            <text:p>1.243985530461</text:p>
          </table:table-cell>
          <table:table-cell office:value-type="float" office:value="71.9" calcext:value-type="float">
            <text:p>71.9</text:p>
          </table:table-cell>
          <table:table-cell office:value-type="float" office:value="1.997498435543" calcext:value-type="float">
            <text:p>1.997498435543</text:p>
          </table:table-cell>
        </table:table-row>
        <table:table-row table:style-name="ro1">
          <table:table-cell office:value-type="string" calcext:value-type="string">
            <text:p>SkipList.p0.0</text:p>
          </table:table-cell>
          <table:table-cell office:value-type="float" office:value="7000" calcext:value-type="float">
            <text:p>7000</text:p>
          </table:table-cell>
          <table:table-cell office:value-type="float" office:value="94.35" calcext:value-type="float">
            <text:p>94.35</text:p>
          </table:table-cell>
          <table:table-cell office:value-type="float" office:value="1.152171862179" calcext:value-type="float">
            <text:p>1.152171862179</text:p>
          </table:table-cell>
          <table:table-cell office:value-type="float" office:value="183" calcext:value-type="float">
            <text:p>183</text:p>
          </table:table-cell>
          <table:table-cell office:value-type="float" office:value="2.345207879912" calcext:value-type="float">
            <text:p>2.345207879912</text:p>
          </table:table-cell>
          <table:table-cell office:value-type="float" office:value="98.5" calcext:value-type="float">
            <text:p>98.5</text:p>
          </table:table-cell>
          <table:table-cell office:value-type="float" office:value="3.309078421555" calcext:value-type="float">
            <text:p>3.309078421555</text:p>
          </table:table-cell>
        </table:table-row>
        <table:table-row table:style-name="ro1">
          <table:table-cell office:value-type="string" calcext:value-type="string">
            <text:p>SkipList.p0.0</text:p>
          </table:table-cell>
          <table:table-cell office:value-type="float" office:value="8000" calcext:value-type="float">
            <text:p>8000</text:p>
          </table:table-cell>
          <table:table-cell office:value-type="float" office:value="127.05" calcext:value-type="float">
            <text:p>127.05</text:p>
          </table:table-cell>
          <table:table-cell office:value-type="float" office:value="1.71682847134" calcext:value-type="float">
            <text:p>1.71682847134</text:p>
          </table:table-cell>
          <table:table-cell office:value-type="float" office:value="245.25" calcext:value-type="float">
            <text:p>245.25</text:p>
          </table:table-cell>
          <table:table-cell office:value-type="float" office:value="2.507488783622" calcext:value-type="float">
            <text:p>2.507488783622</text:p>
          </table:table-cell>
          <table:table-cell office:value-type="float" office:value="130.55" calcext:value-type="float">
            <text:p>130.55</text:p>
          </table:table-cell>
          <table:table-cell office:value-type="float" office:value="3.470950878361" calcext:value-type="float">
            <text:p>3.470950878361</text:p>
          </table:table-cell>
        </table:table-row>
        <table:table-row table:style-name="ro1">
          <table:table-cell office:value-type="string" calcext:value-type="string">
            <text:p>SkipList.p0.0</text:p>
          </table:table-cell>
          <table:table-cell office:value-type="float" office:value="9000" calcext:value-type="float">
            <text:p>9000</text:p>
          </table:table-cell>
          <table:table-cell office:value-type="float" office:value="160.9" calcext:value-type="float">
            <text:p>160.9</text:p>
          </table:table-cell>
          <table:table-cell office:value-type="float" office:value="4.158124577258" calcext:value-type="float">
            <text:p>4.158124577258</text:p>
          </table:table-cell>
          <table:table-cell office:value-type="float" office:value="327.35" calcext:value-type="float">
            <text:p>327.35</text:p>
          </table:table-cell>
          <table:table-cell office:value-type="float" office:value="5.150485414015" calcext:value-type="float">
            <text:p>5.150485414015</text:p>
          </table:table-cell>
          <table:table-cell office:value-type="float" office:value="174.1" calcext:value-type="float">
            <text:p>174.1</text:p>
          </table:table-cell>
          <table:table-cell office:value-type="float" office:value="4.448595283907" calcext:value-type="float">
            <text:p>4.448595283907</text:p>
          </table:table-cell>
        </table:table-row>
        <table:table-row table:style-name="ro1">
          <table:table-cell office:value-type="string" calcext:value-type="string">
            <text:p>SkipList.p0.0</text:p>
          </table:table-cell>
          <table:table-cell office:value-type="float" office:value="10000" calcext:value-type="float">
            <text:p>10000</text:p>
          </table:table-cell>
          <table:table-cell office:value-type="float" office:value="206.85" calcext:value-type="float">
            <text:p>206.85</text:p>
          </table:table-cell>
          <table:table-cell office:value-type="float" office:value="2.8332843133" calcext:value-type="float">
            <text:p>2.8332843133</text:p>
          </table:table-cell>
          <table:table-cell office:value-type="float" office:value="434.6" calcext:value-type="float">
            <text:p>434.6</text:p>
          </table:table-cell>
          <table:table-cell office:value-type="float" office:value="4.705316142403" calcext:value-type="float">
            <text:p>4.705316142403</text:p>
          </table:table-cell>
          <table:table-cell office:value-type="float" office:value="230" calcext:value-type="float">
            <text:p>230</text:p>
          </table:table-cell>
          <table:table-cell office:value-type="float" office:value="5.603570290448" calcext:value-type="float">
            <text:p>5.603570290448</text:p>
          </table:table-cell>
        </table:table-row>
      </table:table>
      <table:table table:name="SkipList.p0.25" table:style-name="ta1">
        <table:shapes>
          <draw:frame draw:z-index="0" draw:style-name="gr1" draw:text-style-name="P1" svg:width="6.2988in" svg:height="3.5429in" svg:x="7.965in" svg:y="0.2169in">
            <draw:object draw:notify-on-update-of-ranges="'SkipList.p0.25'.A1:'SkipList.p0.25'.A1 'SkipList.p0.25'.A2:'SkipList.p0.25'.A46 'SkipList.p0.25'.C1:'SkipList.p0.25'.C1 'SkipList.p0.25'.C2:'SkipList.p0.25'.C46 'SkipList.p0.25'.B2:'SkipList.p0.25'.B46 'SkipList.p0.25'.D2:'SkipList.p0.25'.D46 'SkipList.p0.25'.D2:'SkipList.p0.25'.D4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14.2543in" svg:y="0.2035in">
            <draw:object draw:notify-on-update-of-ranges="'SkipList.p0.25'.A1:'SkipList.p0.25'.A1 'SkipList.p0.25'.A2:'SkipList.p0.25'.A46 'SkipList.p0.25'.E1:'SkipList.p0.25'.E1 'SkipList.p0.25'.E2:'SkipList.p0.25'.E46 'SkipList.p0.25'.B2:'SkipList.p0.25'.B46 'SkipList.p0.25'.F2:'SkipList.p0.25'.F46 'SkipList.p0.25'.F2:'SkipList.p0.25'.F4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6.2988in" svg:height="3.5429in" svg:x="20.5843in" svg:y="0.2717in">
            <draw:object draw:notify-on-update-of-ranges="'SkipList.p0.25'.A1:'SkipList.p0.25'.A1 'SkipList.p0.25'.A2:'SkipList.p0.25'.A46 'SkipList.p0.25'.G1:'SkipList.p0.25'.G1 'SkipList.p0.25'.G2:'SkipList.p0.25'.G46 'SkipList.p0.25'.B2:'SkipList.p0.25'.B46 'SkipList.p0.25'.H2:'SkipList.p0.25'.H46 'SkipList.p0.25'.H2:'SkipList.p0.25'.H4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8" table:default-cell-style-name="Default"/>
        <table:table-column table:style-name="co7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vgInsert</text:p>
          </table:table-cell>
          <table:table-cell office:value-type="string" calcext:value-type="string">
            <text:p>insertStdDev</text:p>
          </table:table-cell>
          <table:table-cell office:value-type="string" calcext:value-type="string">
            <text:p>avgSearch</text:p>
          </table:table-cell>
          <table:table-cell office:value-type="string" calcext:value-type="string">
            <text:p>searchStdDev</text:p>
          </table:table-cell>
          <table:table-cell office:value-type="string" calcext:value-type="string">
            <text:p>avgRemove</text:p>
          </table:table-cell>
          <table:table-cell office:value-type="string" calcext:value-type="string">
            <text:p>removeStdDev</text:p>
          </table:table-cell>
        </table:table-row>
        <table:table-row table:style-name="ro1">
          <table:table-cell office:value-type="string" calcext:value-type="string">
            <text:p>SkipList.p0.2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25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2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25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25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25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25</text:p>
          </table:table-cell>
          <table:table-cell office:value-type="float" office:value="90" calcext:value-type="float">
            <text:p>9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25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25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25</text:p>
          </table:table-cell>
          <table:table-cell office:value-type="float" office:value="300" calcext:value-type="float">
            <text:p>3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25</text:p>
          </table:table-cell>
          <table:table-cell office:value-type="float" office:value="400" calcext:value-type="float">
            <text:p>4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25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25</text:p>
          </table:table-cell>
          <table:table-cell office:value-type="float" office:value="600" calcext:value-type="float">
            <text:p>6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25</text:p>
          </table:table-cell>
          <table:table-cell office:value-type="float" office:value="700" calcext:value-type="float">
            <text:p>7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25</text:p>
          </table:table-cell>
          <table:table-cell office:value-type="float" office:value="800" calcext:value-type="float">
            <text:p>8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25</text:p>
          </table:table-cell>
          <table:table-cell office:value-type="float" office:value="900" calcext:value-type="float">
            <text:p>9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25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25</text:p>
          </table:table-cell>
          <table:table-cell office:value-type="float" office:value="2000" calcext:value-type="float">
            <text:p>20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25</text:p>
          </table:table-cell>
          <table:table-cell office:value-type="float" office:value="3000" calcext:value-type="float">
            <text:p>30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25</text:p>
          </table:table-cell>
          <table:table-cell office:value-type="float" office:value="4000" calcext:value-type="float">
            <text:p>40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25</text:p>
          </table:table-cell>
          <table:table-cell office:value-type="float" office:value="5000" calcext:value-type="float">
            <text:p>50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25</text:p>
          </table:table-cell>
          <table:table-cell office:value-type="float" office:value="6000" calcext:value-type="float">
            <text:p>60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25</text:p>
          </table:table-cell>
          <table:table-cell office:value-type="float" office:value="7000" calcext:value-type="float">
            <text:p>70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25</text:p>
          </table:table-cell>
          <table:table-cell office:value-type="float" office:value="8000" calcext:value-type="float">
            <text:p>80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25</text:p>
          </table:table-cell>
          <table:table-cell office:value-type="float" office:value="9000" calcext:value-type="float">
            <text:p>90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25</text:p>
          </table:table-cell>
          <table:table-cell office:value-type="float" office:value="10000" calcext:value-type="float">
            <text:p>10000</text:p>
          </table:table-cell>
          <table:table-cell office:value-type="float" office:value="0.35" calcext:value-type="float">
            <text:p>0.35</text:p>
          </table:table-cell>
          <table:table-cell office:value-type="float" office:value="0.476969600708" calcext:value-type="float">
            <text:p>0.4769696007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25</text:p>
          </table:table-cell>
          <table:table-cell office:value-type="float" office:value="20000" calcext:value-type="float">
            <text:p>20000</text:p>
          </table:table-cell>
          <table:table-cell office:value-type="float" office:value="1.15" calcext:value-type="float">
            <text:p>1.15</text:p>
          </table:table-cell>
          <table:table-cell office:value-type="float" office:value="0.357071421427" calcext:value-type="float">
            <text:p>0.357071421427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25</text:p>
          </table:table-cell>
          <table:table-cell office:value-type="float" office:value="30000" calcext:value-type="float">
            <text:p>30000</text:p>
          </table:table-cell>
          <table:table-cell office:value-type="float" office:value="2.6" calcext:value-type="float">
            <text:p>2.6</text:p>
          </table:table-cell>
          <table:table-cell office:value-type="float" office:value="0.583095189485" calcext:value-type="float">
            <text:p>0.583095189485</text:p>
          </table:table-cell>
          <table:table-cell office:value-type="float" office:value="0.55" calcext:value-type="float">
            <text:p>0.55</text:p>
          </table:table-cell>
          <table:table-cell office:value-type="float" office:value="0.589491306128" calcext:value-type="float">
            <text:p>0.589491306128</text:p>
          </table:table-cell>
          <table:table-cell office:value-type="float" office:value="0.25" calcext:value-type="float">
            <text:p>0.25</text:p>
          </table:table-cell>
          <table:table-cell office:value-type="float" office:value="0.433012701892" calcext:value-type="float">
            <text:p>0.433012701892</text:p>
          </table:table-cell>
        </table:table-row>
        <table:table-row table:style-name="ro1">
          <table:table-cell office:value-type="string" calcext:value-type="string">
            <text:p>SkipList.p0.25</text:p>
          </table:table-cell>
          <table:table-cell office:value-type="float" office:value="40000" calcext:value-type="float">
            <text:p>40000</text:p>
          </table:table-cell>
          <table:table-cell office:value-type="float" office:value="3.75" calcext:value-type="float">
            <text:p>3.75</text:p>
          </table:table-cell>
          <table:table-cell office:value-type="float" office:value="0.433012701892" calcext:value-type="float">
            <text:p>0.433012701892</text:p>
          </table:table-cell>
          <table:table-cell office:value-type="float" office:value="1.15" calcext:value-type="float">
            <text:p>1.15</text:p>
          </table:table-cell>
          <table:table-cell office:value-type="float" office:value="0.653834841531" calcext:value-type="float">
            <text:p>0.653834841531</text:p>
          </table:table-cell>
          <table:table-cell office:value-type="float" office:value="0.4" calcext:value-type="float">
            <text:p>0.4</text:p>
          </table:table-cell>
          <table:table-cell office:value-type="float" office:value="0.489897948557" calcext:value-type="float">
            <text:p>0.489897948557</text:p>
          </table:table-cell>
        </table:table-row>
        <table:table-row table:style-name="ro1">
          <table:table-cell office:value-type="string" calcext:value-type="string">
            <text:p>SkipList.p0.25</text:p>
          </table:table-cell>
          <table:table-cell office:value-type="float" office:value="50000" calcext:value-type="float">
            <text:p>50000</text:p>
          </table:table-cell>
          <table:table-cell office:value-type="float" office:value="4.55" calcext:value-type="float">
            <text:p>4.55</text:p>
          </table:table-cell>
          <table:table-cell office:value-type="float" office:value="0.589491306128" calcext:value-type="float">
            <text:p>0.589491306128</text:p>
          </table:table-cell>
          <table:table-cell office:value-type="float" office:value="1.55" calcext:value-type="float">
            <text:p>1.55</text:p>
          </table:table-cell>
          <table:table-cell office:value-type="float" office:value="0.739932429347" calcext:value-type="float">
            <text:p>0.739932429347</text:p>
          </table:table-cell>
          <table:table-cell office:value-type="float" office:value="1.05" calcext:value-type="float">
            <text:p>1.05</text:p>
          </table:table-cell>
          <table:table-cell office:value-type="float" office:value="0.497493718553" calcext:value-type="float">
            <text:p>0.497493718553</text:p>
          </table:table-cell>
        </table:table-row>
        <table:table-row table:style-name="ro1">
          <table:table-cell office:value-type="string" calcext:value-type="string">
            <text:p>SkipList.p0.25</text:p>
          </table:table-cell>
          <table:table-cell office:value-type="float" office:value="60000" calcext:value-type="float">
            <text:p>60000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0.994987437107" calcext:value-type="float">
            <text:p>0.994987437107</text:p>
          </table:table-cell>
          <table:table-cell office:value-type="float" office:value="1.15" calcext:value-type="float">
            <text:p>1.15</text:p>
          </table:table-cell>
          <table:table-cell office:value-type="float" office:value="0.572276157113" calcext:value-type="float">
            <text:p>0.572276157113</text:p>
          </table:table-cell>
        </table:table-row>
        <table:table-row table:style-name="ro1">
          <table:table-cell office:value-type="string" calcext:value-type="string">
            <text:p>SkipList.p0.25</text:p>
          </table:table-cell>
          <table:table-cell office:value-type="float" office:value="70000" calcext:value-type="float">
            <text:p>70000</text:p>
          </table:table-cell>
          <table:table-cell office:value-type="float" office:value="7.05" calcext:value-type="float">
            <text:p>7.05</text:p>
          </table:table-cell>
          <table:table-cell office:value-type="float" office:value="0.589491306128" calcext:value-type="float">
            <text:p>0.589491306128</text:p>
          </table:table-cell>
          <table:table-cell office:value-type="float" office:value="2.6" calcext:value-type="float">
            <text:p>2.6</text:p>
          </table:table-cell>
          <table:table-cell office:value-type="float" office:value="0.969535971483" calcext:value-type="float">
            <text:p>0.969535971483</text:p>
          </table:table-cell>
          <table:table-cell office:value-type="float" office:value="1.5" calcext:value-type="float">
            <text:p>1.5</text:p>
          </table:table-cell>
          <table:table-cell office:value-type="float" office:value="0.67082039325" calcext:value-type="float">
            <text:p>0.67082039325</text:p>
          </table:table-cell>
        </table:table-row>
        <table:table-row table:style-name="ro1">
          <table:table-cell office:value-type="string" calcext:value-type="string">
            <text:p>SkipList.p0.25</text:p>
          </table:table-cell>
          <table:table-cell office:value-type="float" office:value="80000" calcext:value-type="float">
            <text:p>80000</text:p>
          </table:table-cell>
          <table:table-cell office:value-type="float" office:value="7.85" calcext:value-type="float">
            <text:p>7.85</text:p>
          </table:table-cell>
          <table:table-cell office:value-type="float" office:value="0.476969600708" calcext:value-type="float">
            <text:p>0.476969600708</text:p>
          </table:table-cell>
          <table:table-cell office:value-type="float" office:value="2.35" calcext:value-type="float">
            <text:p>2.35</text:p>
          </table:table-cell>
          <table:table-cell office:value-type="float" office:value="1.388344337691" calcext:value-type="float">
            <text:p>1.388344337691</text:p>
          </table:table-cell>
          <table:table-cell office:value-type="float" office:value="1.5" calcext:value-type="float">
            <text:p>1.5</text:p>
          </table:table-cell>
          <table:table-cell office:value-type="float" office:value="0.74161984871" calcext:value-type="float">
            <text:p>0.74161984871</text:p>
          </table:table-cell>
        </table:table-row>
        <table:table-row table:style-name="ro1">
          <table:table-cell office:value-type="string" calcext:value-type="string">
            <text:p>SkipList.p0.25</text:p>
          </table:table-cell>
          <table:table-cell office:value-type="float" office:value="90000" calcext:value-type="float">
            <text:p>90000</text:p>
          </table:table-cell>
          <table:table-cell office:value-type="float" office:value="8.9" calcext:value-type="float">
            <text:p>8.9</text:p>
          </table:table-cell>
          <table:table-cell office:value-type="float" office:value="0.435889894354" calcext:value-type="float">
            <text:p>0.435889894354</text:p>
          </table:table-cell>
          <table:table-cell office:value-type="float" office:value="2.9" calcext:value-type="float">
            <text:p>2.9</text:p>
          </table:table-cell>
          <table:table-cell office:value-type="float" office:value="0.994987437107" calcext:value-type="float">
            <text:p>0.994987437107</text:p>
          </table:table-cell>
          <table:table-cell office:value-type="float" office:value="1.75" calcext:value-type="float">
            <text:p>1.75</text:p>
          </table:table-cell>
          <table:table-cell office:value-type="float" office:value="0.766485485838" calcext:value-type="float">
            <text:p>0.766485485838</text:p>
          </table:table-cell>
        </table:table-row>
        <table:table-row table:style-name="ro1">
          <table:table-cell office:value-type="string" calcext:value-type="string">
            <text:p>SkipList.p0.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.3" calcext:value-type="float">
            <text:p>10.3</text:p>
          </table:table-cell>
          <table:table-cell office:value-type="float" office:value="0.714142842854" calcext:value-type="float">
            <text:p>0.714142842854</text:p>
          </table:table-cell>
          <table:table-cell office:value-type="float" office:value="3.45" calcext:value-type="float">
            <text:p>3.45</text:p>
          </table:table-cell>
          <table:table-cell office:value-type="float" office:value="1.395528573695" calcext:value-type="float">
            <text:p>1.395528573695</text:p>
          </table:table-cell>
          <table:table-cell office:value-type="float" office:value="2.2" calcext:value-type="float">
            <text:p>2.2</text:p>
          </table:table-cell>
          <table:table-cell office:value-type="float" office:value="0.92736184955" calcext:value-type="float">
            <text:p>0.92736184955</text:p>
          </table:table-cell>
        </table:table-row>
        <table:table-row table:style-name="ro1">
          <table:table-cell office:value-type="string" calcext:value-type="string">
            <text:p>SkipList.p0.25</text:p>
          </table:table-cell>
          <table:table-cell office:value-type="float" office:value="200000" calcext:value-type="float">
            <text:p>200000</text:p>
          </table:table-cell>
          <table:table-cell office:value-type="float" office:value="21.45" calcext:value-type="float">
            <text:p>21.45</text:p>
          </table:table-cell>
          <table:table-cell office:value-type="float" office:value="2.246664193866" calcext:value-type="float">
            <text:p>2.246664193866</text:p>
          </table:table-cell>
          <table:table-cell office:value-type="float" office:value="7.9" calcext:value-type="float">
            <text:p>7.9</text:p>
          </table:table-cell>
          <table:table-cell office:value-type="float" office:value="3.176476034854" calcext:value-type="float">
            <text:p>3.176476034854</text:p>
          </table:table-cell>
          <table:table-cell office:value-type="float" office:value="5.2" calcext:value-type="float">
            <text:p>5.2</text:p>
          </table:table-cell>
          <table:table-cell office:value-type="float" office:value="1.720465053409" calcext:value-type="float">
            <text:p>1.720465053409</text:p>
          </table:table-cell>
        </table:table-row>
        <table:table-row table:style-name="ro1">
          <table:table-cell office:value-type="string" calcext:value-type="string">
            <text:p>SkipList.p0.25</text:p>
          </table:table-cell>
          <table:table-cell office:value-type="float" office:value="300000" calcext:value-type="float">
            <text:p>300000</text:p>
          </table:table-cell>
          <table:table-cell office:value-type="float" office:value="41.6" calcext:value-type="float">
            <text:p>41.6</text:p>
          </table:table-cell>
          <table:table-cell office:value-type="float" office:value="15.317963311093" calcext:value-type="float">
            <text:p>15.317963311093</text:p>
          </table:table-cell>
          <table:table-cell office:value-type="float" office:value="12.2" calcext:value-type="float">
            <text:p>12.2</text:p>
          </table:table-cell>
          <table:table-cell office:value-type="float" office:value="5.714892824892" calcext:value-type="float">
            <text:p>5.714892824892</text:p>
          </table:table-cell>
          <table:table-cell office:value-type="float" office:value="8.1" calcext:value-type="float">
            <text:p>8.1</text:p>
          </table:table-cell>
          <table:table-cell office:value-type="float" office:value="2.718455443814" calcext:value-type="float">
            <text:p>2.718455443814</text:p>
          </table:table-cell>
        </table:table-row>
        <table:table-row table:style-name="ro1">
          <table:table-cell office:value-type="string" calcext:value-type="string">
            <text:p>SkipList.p0.25</text:p>
          </table:table-cell>
          <table:table-cell office:value-type="float" office:value="400000" calcext:value-type="float">
            <text:p>400000</text:p>
          </table:table-cell>
          <table:table-cell office:value-type="float" office:value="59.9" calcext:value-type="float">
            <text:p>59.9</text:p>
          </table:table-cell>
          <table:table-cell office:value-type="float" office:value="20.530221625691" calcext:value-type="float">
            <text:p>20.530221625691</text:p>
          </table:table-cell>
          <table:table-cell office:value-type="float" office:value="20.35" calcext:value-type="float">
            <text:p>20.35</text:p>
          </table:table-cell>
          <table:table-cell office:value-type="float" office:value="8.912210724618" calcext:value-type="float">
            <text:p>8.912210724618</text:p>
          </table:table-cell>
          <table:table-cell office:value-type="float" office:value="13.5" calcext:value-type="float">
            <text:p>13.5</text:p>
          </table:table-cell>
          <table:table-cell office:value-type="float" office:value="4.566180022732" calcext:value-type="float">
            <text:p>4.566180022732</text:p>
          </table:table-cell>
        </table:table-row>
        <table:table-row table:style-name="ro1">
          <table:table-cell office:value-type="string" calcext:value-type="string">
            <text:p>SkipList.p0.25</text:p>
          </table:table-cell>
          <table:table-cell office:value-type="float" office:value="500000" calcext:value-type="float">
            <text:p>500000</text:p>
          </table:table-cell>
          <table:table-cell office:value-type="float" office:value="74.3" calcext:value-type="float">
            <text:p>74.3</text:p>
          </table:table-cell>
          <table:table-cell office:value-type="float" office:value="15.659182609574" calcext:value-type="float">
            <text:p>15.659182609574</text:p>
          </table:table-cell>
          <table:table-cell office:value-type="float" office:value="24.9" calcext:value-type="float">
            <text:p>24.9</text:p>
          </table:table-cell>
          <table:table-cell office:value-type="float" office:value="8.785783971849" calcext:value-type="float">
            <text:p>8.785783971849</text:p>
          </table:table-cell>
          <table:table-cell office:value-type="float" office:value="18.15" calcext:value-type="float">
            <text:p>18.15</text:p>
          </table:table-cell>
          <table:table-cell office:value-type="float" office:value="5.198797937985" calcext:value-type="float">
            <text:p>5.198797937985</text:p>
          </table:table-cell>
        </table:table-row>
        <table:table-row table:style-name="ro1">
          <table:table-cell office:value-type="string" calcext:value-type="string">
            <text:p>SkipList.p0.25</text:p>
          </table:table-cell>
          <table:table-cell office:value-type="float" office:value="600000" calcext:value-type="float">
            <text:p>600000</text:p>
          </table:table-cell>
          <table:table-cell office:value-type="float" office:value="102.35" calcext:value-type="float">
            <text:p>102.35</text:p>
          </table:table-cell>
          <table:table-cell office:value-type="float" office:value="23.921277139818" calcext:value-type="float">
            <text:p>23.921277139818</text:p>
          </table:table-cell>
          <table:table-cell office:value-type="float" office:value="38.4" calcext:value-type="float">
            <text:p>38.4</text:p>
          </table:table-cell>
          <table:table-cell office:value-type="float" office:value="12.080562900792" calcext:value-type="float">
            <text:p>12.080562900792</text:p>
          </table:table-cell>
          <table:table-cell office:value-type="float" office:value="31.05" calcext:value-type="float">
            <text:p>31.05</text:p>
          </table:table-cell>
          <table:table-cell office:value-type="float" office:value="5.463286556643" calcext:value-type="float">
            <text:p>5.463286556643</text:p>
          </table:table-cell>
        </table:table-row>
        <table:table-row table:style-name="ro1">
          <table:table-cell office:value-type="string" calcext:value-type="string">
            <text:p>SkipList.p0.25</text:p>
          </table:table-cell>
          <table:table-cell office:value-type="float" office:value="700000" calcext:value-type="float">
            <text:p>700000</text:p>
          </table:table-cell>
          <table:table-cell office:value-type="float" office:value="121.5" calcext:value-type="float">
            <text:p>121.5</text:p>
          </table:table-cell>
          <table:table-cell office:value-type="float" office:value="19.908540880738" calcext:value-type="float">
            <text:p>19.908540880738</text:p>
          </table:table-cell>
          <table:table-cell office:value-type="float" office:value="35" calcext:value-type="float">
            <text:p>35</text:p>
          </table:table-cell>
          <table:table-cell office:value-type="float" office:value="13.412680567284" calcext:value-type="float">
            <text:p>13.412680567284</text:p>
          </table:table-cell>
          <table:table-cell office:value-type="float" office:value="35.25" calcext:value-type="float">
            <text:p>35.25</text:p>
          </table:table-cell>
          <table:table-cell office:value-type="float" office:value="5.673402858955" calcext:value-type="float">
            <text:p>5.673402858955</text:p>
          </table:table-cell>
        </table:table-row>
        <table:table-row table:style-name="ro1">
          <table:table-cell office:value-type="string" calcext:value-type="string">
            <text:p>SkipList.p0.25</text:p>
          </table:table-cell>
          <table:table-cell office:value-type="float" office:value="800000" calcext:value-type="float">
            <text:p>800000</text:p>
          </table:table-cell>
          <table:table-cell office:value-type="float" office:value="140.75" calcext:value-type="float">
            <text:p>140.75</text:p>
          </table:table-cell>
          <table:table-cell office:value-type="float" office:value="22.420693566435" calcext:value-type="float">
            <text:p>22.420693566435</text:p>
          </table:table-cell>
          <table:table-cell office:value-type="float" office:value="48.55" calcext:value-type="float">
            <text:p>48.55</text:p>
          </table:table-cell>
          <table:table-cell office:value-type="float" office:value="15.044849617062" calcext:value-type="float">
            <text:p>15.044849617062</text:p>
          </table:table-cell>
          <table:table-cell office:value-type="float" office:value="46.5" calcext:value-type="float">
            <text:p>46.5</text:p>
          </table:table-cell>
          <table:table-cell office:value-type="float" office:value="7.807048097713" calcext:value-type="float">
            <text:p>7.807048097713</text:p>
          </table:table-cell>
        </table:table-row>
        <table:table-row table:style-name="ro1">
          <table:table-cell office:value-type="string" calcext:value-type="string">
            <text:p>SkipList.p0.25</text:p>
          </table:table-cell>
          <table:table-cell office:value-type="float" office:value="900000" calcext:value-type="float">
            <text:p>900000</text:p>
          </table:table-cell>
          <table:table-cell office:value-type="float" office:value="169.4" calcext:value-type="float">
            <text:p>169.4</text:p>
          </table:table-cell>
          <table:table-cell office:value-type="float" office:value="24.77781265568" calcext:value-type="float">
            <text:p>24.77781265568</text:p>
          </table:table-cell>
          <table:table-cell office:value-type="float" office:value="60.8" calcext:value-type="float">
            <text:p>60.8</text:p>
          </table:table-cell>
          <table:table-cell office:value-type="float" office:value="23.852882425401" calcext:value-type="float">
            <text:p>23.852882425401</text:p>
          </table:table-cell>
          <table:table-cell office:value-type="float" office:value="58.75" calcext:value-type="float">
            <text:p>58.75</text:p>
          </table:table-cell>
          <table:table-cell office:value-type="float" office:value="9.082262933873" calcext:value-type="float">
            <text:p>9.082262933873</text:p>
          </table:table-cell>
        </table:table-row>
        <table:table-row table:style-name="ro1">
          <table:table-cell office:value-type="string" calcext:value-type="string">
            <text:p>SkipList.p0.2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0.25" calcext:value-type="float">
            <text:p>180.25</text:p>
          </table:table-cell>
          <table:table-cell office:value-type="float" office:value="21.238820588724" calcext:value-type="float">
            <text:p>21.238820588724</text:p>
          </table:table-cell>
          <table:table-cell office:value-type="float" office:value="64.5" calcext:value-type="float">
            <text:p>64.5</text:p>
          </table:table-cell>
          <table:table-cell office:value-type="float" office:value="19.260062305195" calcext:value-type="float">
            <text:p>19.260062305195</text:p>
          </table:table-cell>
          <table:table-cell office:value-type="float" office:value="66.05" calcext:value-type="float">
            <text:p>66.05</text:p>
          </table:table-cell>
          <table:table-cell office:value-type="float" office:value="10.384965093827" calcext:value-type="float">
            <text:p>10.384965093827</text:p>
          </table:table-cell>
        </table:table-row>
      </table:table>
      <table:table table:name="SkipList.p0.5" table:style-name="ta1">
        <table:shapes>
          <draw:frame draw:z-index="0" draw:style-name="gr1" draw:text-style-name="P1" svg:width="6.2988in" svg:height="3.5429in" svg:x="7.965in" svg:y="0.2169in">
            <draw:object draw:notify-on-update-of-ranges="'SkipList.p0.5'.A2:'SkipList.p0.5'.A46 'SkipList.p0.5'.B2:'SkipList.p0.5'.B46 'SkipList.p0.5'.C1:'SkipList.p0.5'.C1 'SkipList.p0.5'.C2:'SkipList.p0.5'.C46 'SkipList.p0.5'.D2:'SkipList.p0.5'.D46 'SkipList.p0.5'.D2:'SkipList.p0.5'.D4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14.2543in" svg:y="0.2035in">
            <draw:object draw:notify-on-update-of-ranges="'SkipList.p0.5'.A2:'SkipList.p0.5'.A46 'SkipList.p0.5'.B2:'SkipList.p0.5'.B46 'SkipList.p0.5'.E1:'SkipList.p0.5'.E1 'SkipList.p0.5'.E2:'SkipList.p0.5'.E46 'SkipList.p0.5'.F2:'SkipList.p0.5'.F46 'SkipList.p0.5'.F2:'SkipList.p0.5'.F4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6.2988in" svg:height="3.5429in" svg:x="20.5843in" svg:y="0.2717in">
            <draw:object draw:notify-on-update-of-ranges="'SkipList.p0.5'.A2:'SkipList.p0.5'.A46 'SkipList.p0.5'.B2:'SkipList.p0.5'.B46 'SkipList.p0.5'.G1:'SkipList.p0.5'.G1 'SkipList.p0.5'.G2:'SkipList.p0.5'.G46 'SkipList.p0.5'.H2:'SkipList.p0.5'.H46 'SkipList.p0.5'.H2:'SkipList.p0.5'.H4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8" table:default-cell-style-name="Default"/>
        <table:table-column table:style-name="co7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vgInsert</text:p>
          </table:table-cell>
          <table:table-cell office:value-type="string" calcext:value-type="string">
            <text:p>insertStdDev</text:p>
          </table:table-cell>
          <table:table-cell office:value-type="string" calcext:value-type="string">
            <text:p>avgSearch</text:p>
          </table:table-cell>
          <table:table-cell office:value-type="string" calcext:value-type="string">
            <text:p>searchStdDev</text:p>
          </table:table-cell>
          <table:table-cell office:value-type="string" calcext:value-type="string">
            <text:p>avgRemove</text:p>
          </table:table-cell>
          <table:table-cell office:value-type="string" calcext:value-type="string">
            <text:p>removeStdDev</text:p>
          </table:table-cell>
        </table:table-row>
        <table:table-row table:style-name="ro1">
          <table:table-cell office:value-type="string" calcext:value-type="string">
            <text:p>SkipList.p0.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5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5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5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5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5</text:p>
          </table:table-cell>
          <table:table-cell office:value-type="float" office:value="90" calcext:value-type="float">
            <text:p>9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5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5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5</text:p>
          </table:table-cell>
          <table:table-cell office:value-type="float" office:value="300" calcext:value-type="float">
            <text:p>3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5</text:p>
          </table:table-cell>
          <table:table-cell office:value-type="float" office:value="400" calcext:value-type="float">
            <text:p>4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5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5</text:p>
          </table:table-cell>
          <table:table-cell office:value-type="float" office:value="600" calcext:value-type="float">
            <text:p>6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5</text:p>
          </table:table-cell>
          <table:table-cell office:value-type="float" office:value="700" calcext:value-type="float">
            <text:p>7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5</text:p>
          </table:table-cell>
          <table:table-cell office:value-type="float" office:value="800" calcext:value-type="float">
            <text:p>8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5</text:p>
          </table:table-cell>
          <table:table-cell office:value-type="float" office:value="900" calcext:value-type="float">
            <text:p>9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5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5</text:p>
          </table:table-cell>
          <table:table-cell office:value-type="float" office:value="2000" calcext:value-type="float">
            <text:p>20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5</text:p>
          </table:table-cell>
          <table:table-cell office:value-type="float" office:value="3000" calcext:value-type="float">
            <text:p>30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5</text:p>
          </table:table-cell>
          <table:table-cell office:value-type="float" office:value="4000" calcext:value-type="float">
            <text:p>4000</text:p>
          </table:table-cell>
          <table:table-cell office:value-type="float" office:value="0.1" calcext:value-type="float">
            <text:p>0.1</text:p>
          </table:table-cell>
          <table:table-cell office:value-type="float" office:value="0.435889894354" calcext:value-type="float">
            <text:p>0.4358898943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5</text:p>
          </table:table-cell>
          <table:table-cell office:value-type="float" office:value="5000" calcext:value-type="float">
            <text:p>50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5</text:p>
          </table:table-cell>
          <table:table-cell office:value-type="float" office:value="6000" calcext:value-type="float">
            <text:p>60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5</text:p>
          </table:table-cell>
          <table:table-cell office:value-type="float" office:value="7000" calcext:value-type="float">
            <text:p>7000</text:p>
          </table:table-cell>
          <table:table-cell office:value-type="float" office:value="0.35" calcext:value-type="float">
            <text:p>0.35</text:p>
          </table:table-cell>
          <table:table-cell office:value-type="float" office:value="0.476969600708" calcext:value-type="float">
            <text:p>0.4769696007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5</text:p>
          </table:table-cell>
          <table:table-cell office:value-type="float" office:value="8000" calcext:value-type="float">
            <text:p>8000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5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5</text:p>
          </table:table-cell>
          <table:table-cell office:value-type="float" office:value="20000" calcext:value-type="float">
            <text:p>20000</text:p>
          </table:table-cell>
          <table:table-cell office:value-type="float" office:value="2.15" calcext:value-type="float">
            <text:p>2.15</text:p>
          </table:table-cell>
          <table:table-cell office:value-type="float" office:value="0.357071421427" calcext:value-type="float">
            <text:p>0.3570714214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5</text:p>
          </table:table-cell>
          <table:table-cell office:value-type="float" office:value="30000" calcext:value-type="float">
            <text:p>30000</text:p>
          </table:table-cell>
          <table:table-cell office:value-type="float" office:value="3.85" calcext:value-type="float">
            <text:p>3.85</text:p>
          </table:table-cell>
          <table:table-cell office:value-type="float" office:value="0.357071421427" calcext:value-type="float">
            <text:p>0.35707142142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float" office:value="0.217944947177" calcext:value-type="float">
            <text:p>0.217944947177</text:p>
          </table:table-cell>
        </table:table-row>
        <table:table-row table:style-name="ro1">
          <table:table-cell office:value-type="string" calcext:value-type="string">
            <text:p>SkipList.p0.5</text:p>
          </table:table-cell>
          <table:table-cell office:value-type="float" office:value="40000" calcext:value-type="float">
            <text:p>40000</text:p>
          </table:table-cell>
          <table:table-cell office:value-type="float" office:value="5.45" calcext:value-type="float">
            <text:p>5.45</text:p>
          </table:table-cell>
          <table:table-cell office:value-type="float" office:value="0.589491306128" calcext:value-type="float">
            <text:p>0.589491306128</text:p>
          </table:table-cell>
          <table:table-cell office:value-type="float" office:value="0.95" calcext:value-type="float">
            <text:p>0.95</text:p>
          </table:table-cell>
          <table:table-cell office:value-type="float" office:value="0.497493718553" calcext:value-type="float">
            <text:p>0.497493718553</text:p>
          </table:table-cell>
          <table:table-cell office:value-type="float" office:value="0.75" calcext:value-type="float">
            <text:p>0.75</text:p>
          </table:table-cell>
          <table:table-cell office:value-type="float" office:value="0.433012701892" calcext:value-type="float">
            <text:p>0.433012701892</text:p>
          </table:table-cell>
        </table:table-row>
        <table:table-row table:style-name="ro1">
          <table:table-cell office:value-type="string" calcext:value-type="string">
            <text:p>SkipList.p0.5</text:p>
          </table:table-cell>
          <table:table-cell office:value-type="float" office:value="50000" calcext:value-type="float">
            <text:p>50000</text:p>
          </table:table-cell>
          <table:table-cell office:value-type="float" office:value="6.55" calcext:value-type="float">
            <text:p>6.55</text:p>
          </table:table-cell>
          <table:table-cell office:value-type="float" office:value="0.589491306128" calcext:value-type="float">
            <text:p>0.589491306128</text:p>
          </table:table-cell>
          <table:table-cell office:value-type="float" office:value="1.2" calcext:value-type="float">
            <text:p>1.2</text:p>
          </table:table-cell>
          <table:table-cell office:value-type="float" office:value="0.509901951359" calcext:value-type="float">
            <text:p>0.509901951359</text:p>
          </table:table-cell>
          <table:table-cell office:value-type="float" office:value="0.9" calcext:value-type="float">
            <text:p>0.9</text:p>
          </table:table-cell>
          <table:table-cell office:value-type="float" office:value="0.435889894354" calcext:value-type="float">
            <text:p>0.435889894354</text:p>
          </table:table-cell>
        </table:table-row>
        <table:table-row table:style-name="ro1">
          <table:table-cell office:value-type="string" calcext:value-type="string">
            <text:p>SkipList.p0.5</text:p>
          </table:table-cell>
          <table:table-cell office:value-type="float" office:value="60000" calcext:value-type="float">
            <text:p>60000</text:p>
          </table:table-cell>
          <table:table-cell office:value-type="float" office:value="8.15" calcext:value-type="float">
            <text:p>8.15</text:p>
          </table:table-cell>
          <table:table-cell office:value-type="float" office:value="0.653834841531" calcext:value-type="float">
            <text:p>0.653834841531</text:p>
          </table:table-cell>
          <table:table-cell office:value-type="float" office:value="2.1" calcext:value-type="float">
            <text:p>2.1</text:p>
          </table:table-cell>
          <table:table-cell office:value-type="float" office:value="0.7" calcext:value-type="float">
            <text:p>0.7</text:p>
          </table:table-cell>
          <table:table-cell office:value-type="float" office:value="1.25" calcext:value-type="float">
            <text:p>1.25</text:p>
          </table:table-cell>
          <table:table-cell office:value-type="float" office:value="0.433012701892" calcext:value-type="float">
            <text:p>0.433012701892</text:p>
          </table:table-cell>
        </table:table-row>
        <table:table-row table:style-name="ro1">
          <table:table-cell office:value-type="string" calcext:value-type="string">
            <text:p>SkipList.p0.5</text:p>
          </table:table-cell>
          <table:table-cell office:value-type="float" office:value="70000" calcext:value-type="float">
            <text:p>70000</text:p>
          </table:table-cell>
          <table:table-cell office:value-type="float" office:value="9.7" calcext:value-type="float">
            <text:p>9.7</text:p>
          </table:table-cell>
          <table:table-cell office:value-type="float" office:value="0.458257569496" calcext:value-type="float">
            <text:p>0.458257569496</text:p>
          </table:table-cell>
          <table:table-cell office:value-type="float" office:value="1.95" calcext:value-type="float">
            <text:p>1.95</text:p>
          </table:table-cell>
          <table:table-cell office:value-type="float" office:value="0.589491306128" calcext:value-type="float">
            <text:p>0.589491306128</text:p>
          </table:table-cell>
          <table:table-cell office:value-type="float" office:value="1.25" calcext:value-type="float">
            <text:p>1.25</text:p>
          </table:table-cell>
          <table:table-cell office:value-type="float" office:value="0.433012701892" calcext:value-type="float">
            <text:p>0.433012701892</text:p>
          </table:table-cell>
        </table:table-row>
        <table:table-row table:style-name="ro1">
          <table:table-cell office:value-type="string" calcext:value-type="string">
            <text:p>SkipList.p0.5</text:p>
          </table:table-cell>
          <table:table-cell office:value-type="float" office:value="80000" calcext:value-type="float">
            <text:p>80000</text:p>
          </table:table-cell>
          <table:table-cell office:value-type="float" office:value="11.85" calcext:value-type="float">
            <text:p>11.85</text:p>
          </table:table-cell>
          <table:table-cell office:value-type="float" office:value="1.15217186218" calcext:value-type="float">
            <text:p>1.15217186218</text:p>
          </table:table-cell>
          <table:table-cell office:value-type="float" office:value="2.55" calcext:value-type="float">
            <text:p>2.55</text:p>
          </table:table-cell>
          <table:table-cell office:value-type="float" office:value="0.86458082329" calcext:value-type="float">
            <text:p>0.86458082329</text:p>
          </table:table-cell>
          <table:table-cell office:value-type="float" office:value="1.9" calcext:value-type="float">
            <text:p>1.9</text:p>
          </table:table-cell>
          <table:table-cell office:value-type="float" office:value="0.435889894354" calcext:value-type="float">
            <text:p>0.435889894354</text:p>
          </table:table-cell>
        </table:table-row>
        <table:table-row table:style-name="ro1">
          <table:table-cell office:value-type="string" calcext:value-type="string">
            <text:p>SkipList.p0.5</text:p>
          </table:table-cell>
          <table:table-cell office:value-type="float" office:value="90000" calcext:value-type="float">
            <text:p>90000</text:p>
          </table:table-cell>
          <table:table-cell office:value-type="float" office:value="13.25" calcext:value-type="float">
            <text:p>13.25</text:p>
          </table:table-cell>
          <table:table-cell office:value-type="float" office:value="0.887411967465" calcext:value-type="float">
            <text:p>0.887411967465</text:p>
          </table:table-cell>
          <table:table-cell office:value-type="float" office:value="2.9" calcext:value-type="float">
            <text:p>2.9</text:p>
          </table:table-cell>
          <table:table-cell office:value-type="float" office:value="0.888819441732" calcext:value-type="float">
            <text:p>0.888819441732</text:p>
          </table:table-cell>
          <table:table-cell office:value-type="float" office:value="2.2" calcext:value-type="float">
            <text:p>2.2</text:p>
          </table:table-cell>
          <table:table-cell office:value-type="float" office:value="0.678232998313" calcext:value-type="float">
            <text:p>0.678232998313</text:p>
          </table:table-cell>
        </table:table-row>
        <table:table-row table:style-name="ro1">
          <table:table-cell office:value-type="string" calcext:value-type="string">
            <text:p>SkipList.p0.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4.7" calcext:value-type="float">
            <text:p>14.7</text:p>
          </table:table-cell>
          <table:table-cell office:value-type="float" office:value="0.714142842854" calcext:value-type="float">
            <text:p>0.714142842854</text:p>
          </table:table-cell>
          <table:table-cell office:value-type="float" office:value="3.45" calcext:value-type="float">
            <text:p>3.45</text:p>
          </table:table-cell>
          <table:table-cell office:value-type="float" office:value="0.804673846972" calcext:value-type="float">
            <text:p>0.804673846972</text:p>
          </table:table-cell>
          <table:table-cell office:value-type="float" office:value="2.4" calcext:value-type="float">
            <text:p>2.4</text:p>
          </table:table-cell>
          <table:table-cell office:value-type="float" office:value="0.583095189485" calcext:value-type="float">
            <text:p>0.583095189485</text:p>
          </table:table-cell>
        </table:table-row>
        <table:table-row table:style-name="ro1">
          <table:table-cell office:value-type="string" calcext:value-type="string">
            <text:p>SkipList.p0.5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.9" calcext:value-type="float">
            <text:p>30.9</text:p>
          </table:table-cell>
          <table:table-cell office:value-type="float" office:value="2.118962010042" calcext:value-type="float">
            <text:p>2.118962010042</text:p>
          </table:table-cell>
          <table:table-cell office:value-type="float" office:value="6.85" calcext:value-type="float">
            <text:p>6.85</text:p>
          </table:table-cell>
          <table:table-cell office:value-type="float" office:value="1.35185058346" calcext:value-type="float">
            <text:p>1.35185058346</text:p>
          </table:table-cell>
          <table:table-cell office:value-type="float" office:value="5.15" calcext:value-type="float">
            <text:p>5.15</text:p>
          </table:table-cell>
          <table:table-cell office:value-type="float" office:value="0.852936105462" calcext:value-type="float">
            <text:p>0.852936105462</text:p>
          </table:table-cell>
        </table:table-row>
        <table:table-row table:style-name="ro1">
          <table:table-cell office:value-type="string" calcext:value-type="string">
            <text:p>SkipList.p0.5</text:p>
          </table:table-cell>
          <table:table-cell office:value-type="float" office:value="300000" calcext:value-type="float">
            <text:p>300000</text:p>
          </table:table-cell>
          <table:table-cell office:value-type="float" office:value="54.75" calcext:value-type="float">
            <text:p>54.75</text:p>
          </table:table-cell>
          <table:table-cell office:value-type="float" office:value="11.366067921669" calcext:value-type="float">
            <text:p>11.366067921669</text:p>
          </table:table-cell>
          <table:table-cell office:value-type="float" office:value="11.5" calcext:value-type="float">
            <text:p>11.5</text:p>
          </table:table-cell>
          <table:table-cell office:value-type="float" office:value="2.837252191822" calcext:value-type="float">
            <text:p>2.837252191822</text:p>
          </table:table-cell>
          <table:table-cell office:value-type="float" office:value="8.7" calcext:value-type="float">
            <text:p>8.7</text:p>
          </table:table-cell>
          <table:table-cell office:value-type="float" office:value="2.027313493271" calcext:value-type="float">
            <text:p>2.027313493271</text:p>
          </table:table-cell>
        </table:table-row>
        <table:table-row table:style-name="ro1">
          <table:table-cell office:value-type="string" calcext:value-type="string">
            <text:p>SkipList.p0.5</text:p>
          </table:table-cell>
          <table:table-cell office:value-type="float" office:value="400000" calcext:value-type="float">
            <text:p>400000</text:p>
          </table:table-cell>
          <table:table-cell office:value-type="float" office:value="78.75" calcext:value-type="float">
            <text:p>78.75</text:p>
          </table:table-cell>
          <table:table-cell office:value-type="float" office:value="17.08471539125" calcext:value-type="float">
            <text:p>17.08471539125</text:p>
          </table:table-cell>
          <table:table-cell office:value-type="float" office:value="16.75" calcext:value-type="float">
            <text:p>16.75</text:p>
          </table:table-cell>
          <table:table-cell office:value-type="float" office:value="5.584576975922" calcext:value-type="float">
            <text:p>5.584576975922</text:p>
          </table:table-cell>
          <table:table-cell office:value-type="float" office:value="12.8" calcext:value-type="float">
            <text:p>12.8</text:p>
          </table:table-cell>
          <table:table-cell office:value-type="float" office:value="3.695943722515" calcext:value-type="float">
            <text:p>3.695943722515</text:p>
          </table:table-cell>
        </table:table-row>
        <table:table-row table:style-name="ro1">
          <table:table-cell office:value-type="string" calcext:value-type="string">
            <text:p>SkipList.p0.5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2.9" calcext:value-type="float">
            <text:p>102.9</text:p>
          </table:table-cell>
          <table:table-cell office:value-type="float" office:value="10.806942213226" calcext:value-type="float">
            <text:p>10.806942213226</text:p>
          </table:table-cell>
          <table:table-cell office:value-type="float" office:value="24.3" calcext:value-type="float">
            <text:p>24.3</text:p>
          </table:table-cell>
          <table:table-cell office:value-type="float" office:value="5.754128952326" calcext:value-type="float">
            <text:p>5.754128952326</text:p>
          </table:table-cell>
          <table:table-cell office:value-type="float" office:value="18.85" calcext:value-type="float">
            <text:p>18.85</text:p>
          </table:table-cell>
          <table:table-cell office:value-type="float" office:value="4.222262426709" calcext:value-type="float">
            <text:p>4.222262426709</text:p>
          </table:table-cell>
        </table:table-row>
        <table:table-row table:style-name="ro1">
          <table:table-cell office:value-type="string" calcext:value-type="string">
            <text:p>SkipList.p0.5</text:p>
          </table:table-cell>
          <table:table-cell office:value-type="float" office:value="600000" calcext:value-type="float">
            <text:p>600000</text:p>
          </table:table-cell>
          <table:table-cell office:value-type="float" office:value="132.95" calcext:value-type="float">
            <text:p>132.95</text:p>
          </table:table-cell>
          <table:table-cell office:value-type="float" office:value="20.473092096701" calcext:value-type="float">
            <text:p>20.473092096701</text:p>
          </table:table-cell>
          <table:table-cell office:value-type="float" office:value="30.4" calcext:value-type="float">
            <text:p>30.4</text:p>
          </table:table-cell>
          <table:table-cell office:value-type="float" office:value="6.437390775772" calcext:value-type="float">
            <text:p>6.437390775772</text:p>
          </table:table-cell>
          <table:table-cell office:value-type="float" office:value="29.35" calcext:value-type="float">
            <text:p>29.35</text:p>
          </table:table-cell>
          <table:table-cell office:value-type="float" office:value="4.693346354149" calcext:value-type="float">
            <text:p>4.693346354149</text:p>
          </table:table-cell>
        </table:table-row>
        <table:table-row table:style-name="ro1">
          <table:table-cell office:value-type="string" calcext:value-type="string">
            <text:p>SkipList.p0.5</text:p>
          </table:table-cell>
          <table:table-cell office:value-type="float" office:value="700000" calcext:value-type="float">
            <text:p>700000</text:p>
          </table:table-cell>
          <table:table-cell office:value-type="float" office:value="166.65" calcext:value-type="float">
            <text:p>166.65</text:p>
          </table:table-cell>
          <table:table-cell office:value-type="float" office:value="20.621045075359" calcext:value-type="float">
            <text:p>20.621045075359</text:p>
          </table:table-cell>
          <table:table-cell office:value-type="float" office:value="37.1" calcext:value-type="float">
            <text:p>37.1</text:p>
          </table:table-cell>
          <table:table-cell office:value-type="float" office:value="9.470480452437" calcext:value-type="float">
            <text:p>9.470480452437</text:p>
          </table:table-cell>
          <table:table-cell office:value-type="float" office:value="41.35" calcext:value-type="float">
            <text:p>41.35</text:p>
          </table:table-cell>
          <table:table-cell office:value-type="float" office:value="3.453621287866" calcext:value-type="float">
            <text:p>3.453621287866</text:p>
          </table:table-cell>
        </table:table-row>
        <table:table-row table:style-name="ro1">
          <table:table-cell office:value-type="string" calcext:value-type="string">
            <text:p>SkipList.p0.5</text:p>
          </table:table-cell>
          <table:table-cell office:value-type="float" office:value="800000" calcext:value-type="float">
            <text:p>800000</text:p>
          </table:table-cell>
          <table:table-cell office:value-type="float" office:value="183" calcext:value-type="float">
            <text:p>183</text:p>
          </table:table-cell>
          <table:table-cell office:value-type="float" office:value="15.456390264224" calcext:value-type="float">
            <text:p>15.456390264224</text:p>
          </table:table-cell>
          <table:table-cell office:value-type="float" office:value="57.65" calcext:value-type="float">
            <text:p>57.65</text:p>
          </table:table-cell>
          <table:table-cell office:value-type="float" office:value="14.94749142833" calcext:value-type="float">
            <text:p>14.94749142833</text:p>
          </table:table-cell>
          <table:table-cell office:value-type="float" office:value="56.6" calcext:value-type="float">
            <text:p>56.6</text:p>
          </table:table-cell>
          <table:table-cell office:value-type="float" office:value="5.4258639865" calcext:value-type="float">
            <text:p>5.4258639865</text:p>
          </table:table-cell>
        </table:table-row>
        <table:table-row table:style-name="ro1">
          <table:table-cell office:value-type="string" calcext:value-type="string">
            <text:p>SkipList.p0.5</text:p>
          </table:table-cell>
          <table:table-cell office:value-type="float" office:value="900000" calcext:value-type="float">
            <text:p>900000</text:p>
          </table:table-cell>
          <table:table-cell office:value-type="float" office:value="213.45" calcext:value-type="float">
            <text:p>213.45</text:p>
          </table:table-cell>
          <table:table-cell office:value-type="float" office:value="23.739155418843" calcext:value-type="float">
            <text:p>23.739155418843</text:p>
          </table:table-cell>
          <table:table-cell office:value-type="float" office:value="65" calcext:value-type="float">
            <text:p>65</text:p>
          </table:table-cell>
          <table:table-cell office:value-type="float" office:value="16.373759494997" calcext:value-type="float">
            <text:p>16.373759494997</text:p>
          </table:table-cell>
          <table:table-cell office:value-type="float" office:value="69" calcext:value-type="float">
            <text:p>69</text:p>
          </table:table-cell>
          <table:table-cell office:value-type="float" office:value="4.219004621946" calcext:value-type="float">
            <text:p>4.219004621946</text:p>
          </table:table-cell>
        </table:table-row>
        <table:table-row table:style-name="ro1">
          <table:table-cell office:value-type="string" calcext:value-type="string">
            <text:p>SkipList.p0.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0" calcext:value-type="float">
            <text:p>240</text:p>
          </table:table-cell>
          <table:table-cell office:value-type="float" office:value="16.864163187066" calcext:value-type="float">
            <text:p>16.864163187066</text:p>
          </table:table-cell>
          <table:table-cell office:value-type="float" office:value="73.75" calcext:value-type="float">
            <text:p>73.75</text:p>
          </table:table-cell>
          <table:table-cell office:value-type="float" office:value="20.32455411565" calcext:value-type="float">
            <text:p>20.32455411565</text:p>
          </table:table-cell>
          <table:table-cell office:value-type="float" office:value="84" calcext:value-type="float">
            <text:p>84</text:p>
          </table:table-cell>
          <table:table-cell office:value-type="float" office:value="5.310367218941" calcext:value-type="float">
            <text:p>5.310367218941</text:p>
          </table:table-cell>
        </table:table-row>
      </table:table>
      <table:table table:name="SkipList.p0.8" table:style-name="ta1">
        <table:shapes>
          <draw:frame draw:z-index="0" draw:style-name="gr1" draw:text-style-name="P1" svg:width="6.2988in" svg:height="3.5429in" svg:x="7.965in" svg:y="0.2169in">
            <draw:object draw:notify-on-update-of-ranges="'SkipList.p0.8'.A2:'SkipList.p0.8'.A46 'SkipList.p0.8'.B2:'SkipList.p0.8'.B46 'SkipList.p0.8'.C1:'SkipList.p0.8'.C1 'SkipList.p0.8'.C2:'SkipList.p0.8'.C46 'SkipList.p0.8'.D2:'SkipList.p0.8'.D46 'SkipList.p0.8'.D2:'SkipList.p0.8'.D4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6.2988in" svg:height="3.5429in" svg:x="14.2543in" svg:y="0.2035in">
            <draw:object draw:notify-on-update-of-ranges="'SkipList.p0.8'.A2:'SkipList.p0.8'.A46 'SkipList.p0.8'.B2:'SkipList.p0.8'.B46 'SkipList.p0.8'.E1:'SkipList.p0.8'.E1 'SkipList.p0.8'.E2:'SkipList.p0.8'.E46 'SkipList.p0.8'.F2:'SkipList.p0.8'.F46 'SkipList.p0.8'.F2:'SkipList.p0.8'.F4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1" draw:text-style-name="P1" svg:width="6.2988in" svg:height="3.5429in" svg:x="20.5843in" svg:y="0.2717in">
            <draw:object draw:notify-on-update-of-ranges="'SkipList.p0.8'.A2:'SkipList.p0.8'.A46 'SkipList.p0.8'.B2:'SkipList.p0.8'.B46 'SkipList.p0.8'.G1:'SkipList.p0.8'.G1 'SkipList.p0.8'.G2:'SkipList.p0.8'.G46 'SkipList.p0.8'.H2:'SkipList.p0.8'.H46 'SkipList.p0.8'.H2:'SkipList.p0.8'.H4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8" table:default-cell-style-name="Default"/>
        <table:table-column table:style-name="co7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vgInsert</text:p>
          </table:table-cell>
          <table:table-cell office:value-type="string" calcext:value-type="string">
            <text:p>insertStdDev</text:p>
          </table:table-cell>
          <table:table-cell office:value-type="string" calcext:value-type="string">
            <text:p>avgSearch</text:p>
          </table:table-cell>
          <table:table-cell office:value-type="string" calcext:value-type="string">
            <text:p>searchStdDev</text:p>
          </table:table-cell>
          <table:table-cell office:value-type="string" calcext:value-type="string">
            <text:p>avgRemove</text:p>
          </table:table-cell>
          <table:table-cell office:value-type="string" calcext:value-type="string">
            <text:p>removeStdDev</text:p>
          </table:table-cell>
        </table:table-row>
        <table:table-row table:style-name="ro1">
          <table:table-cell office:value-type="string" calcext:value-type="string">
            <text:p>SkipList.p0.8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8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8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8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8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8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8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8</text:p>
          </table:table-cell>
          <table:table-cell office:value-type="float" office:value="90" calcext:value-type="float">
            <text:p>9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8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8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8</text:p>
          </table:table-cell>
          <table:table-cell office:value-type="float" office:value="300" calcext:value-type="float">
            <text:p>3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8</text:p>
          </table:table-cell>
          <table:table-cell office:value-type="float" office:value="400" calcext:value-type="float">
            <text:p>4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8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8</text:p>
          </table:table-cell>
          <table:table-cell office:value-type="float" office:value="600" calcext:value-type="float">
            <text:p>6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8</text:p>
          </table:table-cell>
          <table:table-cell office:value-type="float" office:value="700" calcext:value-type="float">
            <text:p>7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8</text:p>
          </table:table-cell>
          <table:table-cell office:value-type="float" office:value="800" calcext:value-type="float">
            <text:p>8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8</text:p>
          </table:table-cell>
          <table:table-cell office:value-type="float" office:value="900" calcext:value-type="float">
            <text:p>9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8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8</text:p>
          </table:table-cell>
          <table:table-cell office:value-type="float" office:value="2000" calcext:value-type="float">
            <text:p>20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8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8</text:p>
          </table:table-cell>
          <table:table-cell office:value-type="float" office:value="5000" calcext:value-type="float">
            <text:p>5000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8</text:p>
          </table:table-cell>
          <table:table-cell office:value-type="float" office:value="6000" calcext:value-type="float">
            <text:p>6000</text:p>
          </table:table-cell>
          <table:table-cell office:value-type="float" office:value="1.7" calcext:value-type="float">
            <text:p>1.7</text:p>
          </table:table-cell>
          <table:table-cell office:value-type="float" office:value="0.458257569496" calcext:value-type="float">
            <text:p>0.45825756949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8</text:p>
          </table:table-cell>
          <table:table-cell office:value-type="float" office:value="7000" calcext:value-type="float">
            <text:p>7000</text:p>
          </table:table-cell>
          <table:table-cell office:value-type="float" office:value="2.05" calcext:value-type="float">
            <text:p>2.05</text:p>
          </table:table-cell>
          <table:table-cell office:value-type="float" office:value="0.217944947177" calcext:value-type="float">
            <text:p>0.2179449471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8</text:p>
          </table:table-cell>
          <table:table-cell office:value-type="float" office:value="8000" calcext:value-type="float">
            <text:p>8000</text:p>
          </table:table-cell>
          <table:table-cell office:value-type="float" office:value="2.3" calcext:value-type="float">
            <text:p>2.3</text:p>
          </table:table-cell>
          <table:table-cell office:value-type="float" office:value="0.458257569496" calcext:value-type="float">
            <text:p>0.45825756949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8</text:p>
          </table:table-cell>
          <table:table-cell office:value-type="float" office:value="9000" calcext:value-type="float">
            <text:p>9000</text:p>
          </table:table-cell>
          <table:table-cell office:value-type="float" office:value="2.7" calcext:value-type="float">
            <text:p>2.7</text:p>
          </table:table-cell>
          <table:table-cell office:value-type="float" office:value="0.640312423743" calcext:value-type="float">
            <text:p>0.6403124237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8</text:p>
          </table:table-cell>
          <table:table-cell office:value-type="float" office:value="10000" calcext:value-type="float">
            <text:p>10000</text:p>
          </table:table-cell>
          <table:table-cell office:value-type="float" office:value="2.9" calcext:value-type="float">
            <text:p>2.9</text:p>
          </table:table-cell>
          <table:table-cell office:value-type="float" office:value="0.435889894354" calcext:value-type="float">
            <text:p>0.4358898943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List.p0.8</text:p>
          </table:table-cell>
          <table:table-cell office:value-type="float" office:value="20000" calcext:value-type="float">
            <text:p>20000</text:p>
          </table:table-cell>
          <table:table-cell office:value-type="float" office:value="6.65" calcext:value-type="float">
            <text:p>6.65</text:p>
          </table:table-cell>
          <table:table-cell office:value-type="float" office:value="0.572276157113" calcext:value-type="float">
            <text:p>0.572276157113</text:p>
          </table:table-cell>
          <table:table-cell office:value-type="float" office:value="0.95" calcext:value-type="float">
            <text:p>0.9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0.7" calcext:value-type="float">
            <text:p>0.7</text:p>
          </table:table-cell>
          <table:table-cell office:value-type="float" office:value="0.458257569496" calcext:value-type="float">
            <text:p>0.458257569496</text:p>
          </table:table-cell>
        </table:table-row>
        <table:table-row table:style-name="ro1">
          <table:table-cell office:value-type="string" calcext:value-type="string">
            <text:p>SkipList.p0.8</text:p>
          </table:table-cell>
          <table:table-cell office:value-type="float" office:value="30000" calcext:value-type="float">
            <text:p>30000</text:p>
          </table:table-cell>
          <table:table-cell office:value-type="float" office:value="11.75" calcext:value-type="float">
            <text:p>11.75</text:p>
          </table:table-cell>
          <table:table-cell office:value-type="float" office:value="1.373863166403" calcext:value-type="float">
            <text:p>1.373863166403</text:p>
          </table:table-cell>
          <table:table-cell office:value-type="float" office:value="1.3" calcext:value-type="float">
            <text:p>1.3</text:p>
          </table:table-cell>
          <table:table-cell office:value-type="float" office:value="0.458257569496" calcext:value-type="float">
            <text:p>0.458257569496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SkipList.p0.8</text:p>
          </table:table-cell>
          <table:table-cell office:value-type="float" office:value="40000" calcext:value-type="float">
            <text:p>40000</text:p>
          </table:table-cell>
          <table:table-cell office:value-type="float" office:value="14.7" calcext:value-type="float">
            <text:p>14.7</text:p>
          </table:table-cell>
          <table:table-cell office:value-type="float" office:value="0.842614977318" calcext:value-type="float">
            <text:p>0.842614977318</text:p>
          </table:table-cell>
          <table:table-cell office:value-type="float" office:value="2.15" calcext:value-type="float">
            <text:p>2.15</text:p>
          </table:table-cell>
          <table:table-cell office:value-type="float" office:value="0.357071421427" calcext:value-type="float">
            <text:p>0.357071421427</text:p>
          </table:table-cell>
          <table:table-cell office:value-type="float" office:value="1.85" calcext:value-type="float">
            <text:p>1.85</text:p>
          </table:table-cell>
          <table:table-cell office:value-type="float" office:value="0.357071421427" calcext:value-type="float">
            <text:p>0.357071421427</text:p>
          </table:table-cell>
        </table:table-row>
        <table:table-row table:style-name="ro1">
          <table:table-cell office:value-type="string" calcext:value-type="string">
            <text:p>SkipList.p0.8</text:p>
          </table:table-cell>
          <table:table-cell office:value-type="float" office:value="50000" calcext:value-type="float">
            <text:p>50000</text:p>
          </table:table-cell>
          <table:table-cell office:value-type="float" office:value="19.9" calcext:value-type="float">
            <text:p>19.9</text:p>
          </table:table-cell>
          <table:table-cell office:value-type="float" office:value="1.868154169227" calcext:value-type="float">
            <text:p>1.868154169227</text:p>
          </table:table-cell>
          <table:table-cell office:value-type="float" office:value="2.85" calcext:value-type="float">
            <text:p>2.85</text:p>
          </table:table-cell>
          <table:table-cell office:value-type="float" office:value="0.653834841531" calcext:value-type="float">
            <text:p>0.653834841531</text:p>
          </table:table-cell>
          <table:table-cell office:value-type="float" office:value="2.4" calcext:value-type="float">
            <text:p>2.4</text:p>
          </table:table-cell>
          <table:table-cell office:value-type="float" office:value="0.489897948557" calcext:value-type="float">
            <text:p>0.489897948557</text:p>
          </table:table-cell>
        </table:table-row>
        <table:table-row table:style-name="ro1">
          <table:table-cell office:value-type="string" calcext:value-type="string">
            <text:p>SkipList.p0.8</text:p>
          </table:table-cell>
          <table:table-cell office:value-type="float" office:value="60000" calcext:value-type="float">
            <text:p>60000</text:p>
          </table:table-cell>
          <table:table-cell office:value-type="float" office:value="24.9" calcext:value-type="float">
            <text:p>24.9</text:p>
          </table:table-cell>
          <table:table-cell office:value-type="float" office:value="2.527844931953" calcext:value-type="float">
            <text:p>2.527844931953</text:p>
          </table:table-cell>
          <table:table-cell office:value-type="float" office:value="3.35" calcext:value-type="float">
            <text:p>3.35</text:p>
          </table:table-cell>
          <table:table-cell office:value-type="float" office:value="0.726291952317" calcext:value-type="float">
            <text:p>0.726291952317</text:p>
          </table:table-cell>
          <table:table-cell office:value-type="float" office:value="3" calcext:value-type="float">
            <text:p>3</text:p>
          </table:table-cell>
          <table:table-cell office:value-type="float" office:value="0.4472135955" calcext:value-type="float">
            <text:p>0.4472135955</text:p>
          </table:table-cell>
        </table:table-row>
        <table:table-row table:style-name="ro1">
          <table:table-cell office:value-type="string" calcext:value-type="string">
            <text:p>SkipList.p0.8</text:p>
          </table:table-cell>
          <table:table-cell office:value-type="float" office:value="70000" calcext:value-type="float">
            <text:p>70000</text:p>
          </table:table-cell>
          <table:table-cell office:value-type="float" office:value="28.9" calcext:value-type="float">
            <text:p>28.9</text:p>
          </table:table-cell>
          <table:table-cell office:value-type="float" office:value="2.142428528563" calcext:value-type="float">
            <text:p>2.142428528563</text:p>
          </table:table-cell>
          <table:table-cell office:value-type="float" office:value="3.9" calcext:value-type="float">
            <text:p>3.9</text:p>
          </table:table-cell>
          <table:table-cell office:value-type="float" office:value="0.7" calcext:value-type="float">
            <text:p>0.7</text:p>
          </table:table-cell>
          <table:table-cell office:value-type="float" office:value="3.45" calcext:value-type="float">
            <text:p>3.45</text:p>
          </table:table-cell>
          <table:table-cell office:value-type="float" office:value="0.589491306128" calcext:value-type="float">
            <text:p>0.589491306128</text:p>
          </table:table-cell>
        </table:table-row>
        <table:table-row table:style-name="ro1">
          <table:table-cell office:value-type="string" calcext:value-type="string">
            <text:p>SkipList.p0.8</text:p>
          </table:table-cell>
          <table:table-cell office:value-type="float" office:value="80000" calcext:value-type="float">
            <text:p>80000</text:p>
          </table:table-cell>
          <table:table-cell office:value-type="float" office:value="33.25" calcext:value-type="float">
            <text:p>33.25</text:p>
          </table:table-cell>
          <table:table-cell office:value-type="float" office:value="2.605283094023" calcext:value-type="float">
            <text:p>2.605283094023</text:p>
          </table:table-cell>
          <table:table-cell office:value-type="float" office:value="4.65" calcext:value-type="float">
            <text:p>4.65</text:p>
          </table:table-cell>
          <table:table-cell office:value-type="float" office:value="0.726291952317" calcext:value-type="float">
            <text:p>0.726291952317</text:p>
          </table:table-cell>
          <table:table-cell office:value-type="float" office:value="4.3" calcext:value-type="float">
            <text:p>4.3</text:p>
          </table:table-cell>
          <table:table-cell office:value-type="float" office:value="0.458257569496" calcext:value-type="float">
            <text:p>0.458257569496</text:p>
          </table:table-cell>
        </table:table-row>
        <table:table-row table:style-name="ro1">
          <table:table-cell office:value-type="string" calcext:value-type="string">
            <text:p>SkipList.p0.8</text:p>
          </table:table-cell>
          <table:table-cell office:value-type="float" office:value="90000" calcext:value-type="float">
            <text:p>90000</text:p>
          </table:table-cell>
          <table:table-cell office:value-type="float" office:value="37.85" calcext:value-type="float">
            <text:p>37.85</text:p>
          </table:table-cell>
          <table:table-cell office:value-type="float" office:value="4.102133591194" calcext:value-type="float">
            <text:p>4.102133591194</text:p>
          </table:table-cell>
          <table:table-cell office:value-type="float" office:value="5.5" calcext:value-type="float">
            <text:p>5.5</text:p>
          </table:table-cell>
          <table:table-cell office:value-type="float" office:value="0.921954445729" calcext:value-type="float">
            <text:p>0.921954445729</text:p>
          </table:table-cell>
          <table:table-cell office:value-type="float" office:value="5.15" calcext:value-type="float">
            <text:p>5.15</text:p>
          </table:table-cell>
          <table:table-cell office:value-type="float" office:value="0.726291952317" calcext:value-type="float">
            <text:p>0.726291952317</text:p>
          </table:table-cell>
        </table:table-row>
        <table:table-row table:style-name="ro1">
          <table:table-cell office:value-type="string" calcext:value-type="string">
            <text:p>SkipList.p0.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.75" calcext:value-type="float">
            <text:p>42.75</text:p>
          </table:table-cell>
          <table:table-cell office:value-type="float" office:value="3.519588044076" calcext:value-type="float">
            <text:p>3.519588044076</text:p>
          </table:table-cell>
          <table:table-cell office:value-type="float" office:value="6.3" calcext:value-type="float">
            <text:p>6.3</text:p>
          </table:table-cell>
          <table:table-cell office:value-type="float" office:value="1.053565375285" calcext:value-type="float">
            <text:p>1.053565375285</text:p>
          </table:table-cell>
          <table:table-cell office:value-type="float" office:value="5.55" calcext:value-type="float">
            <text:p>5.55</text:p>
          </table:table-cell>
          <table:table-cell office:value-type="float" office:value="0.739932429347" calcext:value-type="float">
            <text:p>0.739932429347</text:p>
          </table:table-cell>
        </table:table-row>
        <table:table-row table:style-name="ro1">
          <table:table-cell office:value-type="string" calcext:value-type="string">
            <text:p>SkipList.p0.8</text:p>
          </table:table-cell>
          <table:table-cell office:value-type="float" office:value="200000" calcext:value-type="float">
            <text:p>200000</text:p>
          </table:table-cell>
          <table:table-cell office:value-type="float" office:value="92.65" calcext:value-type="float">
            <text:p>92.65</text:p>
          </table:table-cell>
          <table:table-cell office:value-type="float" office:value="7.240683669379" calcext:value-type="float">
            <text:p>7.240683669379</text:p>
          </table:table-cell>
          <table:table-cell office:value-type="float" office:value="14" calcext:value-type="float">
            <text:p>14</text:p>
          </table:table-cell>
          <table:table-cell office:value-type="float" office:value="1.224744871392" calcext:value-type="float">
            <text:p>1.224744871392</text:p>
          </table:table-cell>
          <table:table-cell office:value-type="float" office:value="12.85" calcext:value-type="float">
            <text:p>12.85</text:p>
          </table:table-cell>
          <table:table-cell office:value-type="float" office:value="1.558043645088" calcext:value-type="float">
            <text:p>1.558043645088</text:p>
          </table:table-cell>
        </table:table-row>
        <table:table-row table:style-name="ro1">
          <table:table-cell office:value-type="string" calcext:value-type="string">
            <text:p>SkipList.p0.8</text:p>
          </table:table-cell>
          <table:table-cell office:value-type="float" office:value="300000" calcext:value-type="float">
            <text:p>300000</text:p>
          </table:table-cell>
          <table:table-cell office:value-type="float" office:value="151.8" calcext:value-type="float">
            <text:p>151.8</text:p>
          </table:table-cell>
          <table:table-cell office:value-type="float" office:value="11.864231959971" calcext:value-type="float">
            <text:p>11.864231959971</text:p>
          </table:table-cell>
          <table:table-cell office:value-type="float" office:value="21.35" calcext:value-type="float">
            <text:p>21.35</text:p>
          </table:table-cell>
          <table:table-cell office:value-type="float" office:value="2.797766966708" calcext:value-type="float">
            <text:p>2.797766966708</text:p>
          </table:table-cell>
          <table:table-cell office:value-type="float" office:value="18.85" calcext:value-type="float">
            <text:p>18.85</text:p>
          </table:table-cell>
          <table:table-cell office:value-type="float" office:value="1.904599695474" calcext:value-type="float">
            <text:p>1.904599695474</text:p>
          </table:table-cell>
        </table:table-row>
        <table:table-row table:style-name="ro1">
          <table:table-cell office:value-type="string" calcext:value-type="string">
            <text:p>SkipList.p0.8</text:p>
          </table:table-cell>
          <table:table-cell office:value-type="float" office:value="400000" calcext:value-type="float">
            <text:p>400000</text:p>
          </table:table-cell>
          <table:table-cell office:value-type="float" office:value="218.95" calcext:value-type="float">
            <text:p>218.95</text:p>
          </table:table-cell>
          <table:table-cell office:value-type="float" office:value="28.810544944516" calcext:value-type="float">
            <text:p>28.810544944516</text:p>
          </table:table-cell>
          <table:table-cell office:value-type="float" office:value="28.9" calcext:value-type="float">
            <text:p>28.9</text:p>
          </table:table-cell>
          <table:table-cell office:value-type="float" office:value="3.223352292257" calcext:value-type="float">
            <text:p>3.223352292257</text:p>
          </table:table-cell>
          <table:table-cell office:value-type="float" office:value="26.05" calcext:value-type="float">
            <text:p>26.05</text:p>
          </table:table-cell>
          <table:table-cell office:value-type="float" office:value="3.36860505254" calcext:value-type="float">
            <text:p>3.36860505254</text:p>
          </table:table-cell>
        </table:table-row>
        <table:table-row table:style-name="ro1">
          <table:table-cell office:value-type="string" calcext:value-type="string">
            <text:p>SkipList.p0.8</text:p>
          </table:table-cell>
          <table:table-cell office:value-type="float" office:value="500000" calcext:value-type="float">
            <text:p>500000</text:p>
          </table:table-cell>
          <table:table-cell office:value-type="float" office:value="278.65" calcext:value-type="float">
            <text:p>278.65</text:p>
          </table:table-cell>
          <table:table-cell office:value-type="float" office:value="26.987543422846" calcext:value-type="float">
            <text:p>26.987543422846</text:p>
          </table:table-cell>
          <table:table-cell office:value-type="float" office:value="39.7" calcext:value-type="float">
            <text:p>39.7</text:p>
          </table:table-cell>
          <table:table-cell office:value-type="float" office:value="6.849087530467" calcext:value-type="float">
            <text:p>6.849087530467</text:p>
          </table:table-cell>
          <table:table-cell office:value-type="float" office:value="35.7" calcext:value-type="float">
            <text:p>35.7</text:p>
          </table:table-cell>
          <table:table-cell office:value-type="float" office:value="4.680811895387" calcext:value-type="float">
            <text:p>4.680811895387</text:p>
          </table:table-cell>
        </table:table-row>
        <table:table-row table:style-name="ro1">
          <table:table-cell office:value-type="string" calcext:value-type="string">
            <text:p>SkipList.p0.8</text:p>
          </table:table-cell>
          <table:table-cell office:value-type="float" office:value="600000" calcext:value-type="float">
            <text:p>600000</text:p>
          </table:table-cell>
          <table:table-cell office:value-type="float" office:value="345.95" calcext:value-type="float">
            <text:p>345.95</text:p>
          </table:table-cell>
          <table:table-cell office:value-type="float" office:value="31.005604332121" calcext:value-type="float">
            <text:p>31.005604332121</text:p>
          </table:table-cell>
          <table:table-cell office:value-type="float" office:value="54.1" calcext:value-type="float">
            <text:p>54.1</text:p>
          </table:table-cell>
          <table:table-cell office:value-type="float" office:value="6.905794668248" calcext:value-type="float">
            <text:p>6.905794668248</text:p>
          </table:table-cell>
          <table:table-cell office:value-type="float" office:value="52.7" calcext:value-type="float">
            <text:p>52.7</text:p>
          </table:table-cell>
          <table:table-cell office:value-type="float" office:value="3.702701716315" calcext:value-type="float">
            <text:p>3.702701716315</text:p>
          </table:table-cell>
        </table:table-row>
        <table:table-row table:style-name="ro1">
          <table:table-cell office:value-type="string" calcext:value-type="string">
            <text:p>SkipList.p0.8</text:p>
          </table:table-cell>
          <table:table-cell office:value-type="float" office:value="700000" calcext:value-type="float">
            <text:p>700000</text:p>
          </table:table-cell>
          <table:table-cell office:value-type="float" office:value="415.3" calcext:value-type="float">
            <text:p>415.3</text:p>
          </table:table-cell>
          <table:table-cell office:value-type="float" office:value="32.405400784437" calcext:value-type="float">
            <text:p>32.405400784437</text:p>
          </table:table-cell>
          <table:table-cell office:value-type="float" office:value="68.95" calcext:value-type="float">
            <text:p>68.95</text:p>
          </table:table-cell>
          <table:table-cell office:value-type="float" office:value="12.80419853017" calcext:value-type="float">
            <text:p>12.80419853017</text:p>
          </table:table-cell>
          <table:table-cell office:value-type="float" office:value="70.95" calcext:value-type="float">
            <text:p>70.95</text:p>
          </table:table-cell>
          <table:table-cell office:value-type="float" office:value="9.568045777482" calcext:value-type="float">
            <text:p>9.568045777482</text:p>
          </table:table-cell>
        </table:table-row>
        <table:table-row table:style-name="ro1">
          <table:table-cell office:value-type="string" calcext:value-type="string">
            <text:p>SkipList.p0.8</text:p>
          </table:table-cell>
          <table:table-cell office:value-type="float" office:value="800000" calcext:value-type="float">
            <text:p>800000</text:p>
          </table:table-cell>
          <table:table-cell office:value-type="float" office:value="475.6" calcext:value-type="float">
            <text:p>475.6</text:p>
          </table:table-cell>
          <table:table-cell office:value-type="float" office:value="50.380948780268" calcext:value-type="float">
            <text:p>50.380948780268</text:p>
          </table:table-cell>
          <table:table-cell office:value-type="float" office:value="78.9" calcext:value-type="float">
            <text:p>78.9</text:p>
          </table:table-cell>
          <table:table-cell office:value-type="float" office:value="16.501212076693" calcext:value-type="float">
            <text:p>16.501212076693</text:p>
          </table:table-cell>
          <table:table-cell office:value-type="float" office:value="84.05" calcext:value-type="float">
            <text:p>84.05</text:p>
          </table:table-cell>
          <table:table-cell office:value-type="float" office:value="8.046583125774" calcext:value-type="float">
            <text:p>8.046583125774</text:p>
          </table:table-cell>
        </table:table-row>
        <table:table-row table:style-name="ro1">
          <table:table-cell office:value-type="string" calcext:value-type="string">
            <text:p>SkipList.p0.8</text:p>
          </table:table-cell>
          <table:table-cell office:value-type="float" office:value="900000" calcext:value-type="float">
            <text:p>900000</text:p>
          </table:table-cell>
          <table:table-cell office:value-type="float" office:value="567.6" calcext:value-type="float">
            <text:p>567.6</text:p>
          </table:table-cell>
          <table:table-cell office:value-type="float" office:value="44.747513897421" calcext:value-type="float">
            <text:p>44.747513897421</text:p>
          </table:table-cell>
          <table:table-cell office:value-type="float" office:value="95.6" calcext:value-type="float">
            <text:p>95.6</text:p>
          </table:table-cell>
          <table:table-cell office:value-type="float" office:value="16.746342884343" calcext:value-type="float">
            <text:p>16.746342884343</text:p>
          </table:table-cell>
          <table:table-cell office:value-type="float" office:value="102.35" calcext:value-type="float">
            <text:p>102.35</text:p>
          </table:table-cell>
          <table:table-cell office:value-type="float" office:value="8.045340266266" calcext:value-type="float">
            <text:p>8.045340266266</text:p>
          </table:table-cell>
        </table:table-row>
        <table:table-row table:style-name="ro1">
          <table:table-cell office:value-type="string" calcext:value-type="string">
            <text:p>SkipList.p0.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24.65" calcext:value-type="float">
            <text:p>624.65</text:p>
          </table:table-cell>
          <table:table-cell office:value-type="float" office:value="36.366571188386" calcext:value-type="float">
            <text:p>36.366571188386</text:p>
          </table:table-cell>
          <table:table-cell office:value-type="float" office:value="121.25" calcext:value-type="float">
            <text:p>121.25</text:p>
          </table:table-cell>
          <table:table-cell office:value-type="float" office:value="25.061673926536" calcext:value-type="float">
            <text:p>25.061673926536</text:p>
          </table:table-cell>
          <table:table-cell office:value-type="float" office:value="120.8" calcext:value-type="float">
            <text:p>120.8</text:p>
          </table:table-cell>
          <table:table-cell office:value-type="float" office:value="8.640601830891" calcext:value-type="float">
            <text:p>8.640601830891</text:p>
          </table:table-cell>
        </table:table-row>
      </table:table>
      <table:table table:name="BSTSet" table:style-name="ta1">
        <table:shapes>
          <draw:frame draw:z-index="0" draw:style-name="gr1" draw:text-style-name="P1" svg:width="6.2988in" svg:height="3.5429in" svg:x="7.965in" svg:y="0.2169in">
            <draw:object draw:notify-on-update-of-ranges="BSTSet.A2:BSTSet.A46 BSTSet.B2:BSTSet.B46 BSTSet.C1:BSTSet.C1 BSTSet.C2:BSTSet.C46 BSTSet.D2:BSTSet.D46 BSTSet.D2:BSTSet.D4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6.2988in" svg:height="3.5429in" svg:x="14.2543in" svg:y="0.2035in">
            <draw:object draw:notify-on-update-of-ranges="BSTSet.A2:BSTSet.A46 BSTSet.B2:BSTSet.B46 BSTSet.E1:BSTSet.E1 BSTSet.E2:BSTSet.E46 BSTSet.F2:BSTSet.F46 BSTSet.F2:BSTSet.F4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6.2988in" svg:height="3.5429in" svg:x="20.5843in" svg:y="0.2717in">
            <draw:object draw:notify-on-update-of-ranges="BSTSet.A2:BSTSet.A46 BSTSet.B2:BSTSet.B46 BSTSet.G1:BSTSet.G1 BSTSet.G2:BSTSet.G46 BSTSet.H2:BSTSet.H46 BSTSet.H2:BSTSet.H46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8" table:default-cell-style-name="Default"/>
        <table:table-column table:style-name="co7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vgInsert</text:p>
          </table:table-cell>
          <table:table-cell office:value-type="string" calcext:value-type="string">
            <text:p>insertStdDev</text:p>
          </table:table-cell>
          <table:table-cell office:value-type="string" calcext:value-type="string">
            <text:p>avgSearch</text:p>
          </table:table-cell>
          <table:table-cell office:value-type="string" calcext:value-type="string">
            <text:p>searchStdDev</text:p>
          </table:table-cell>
          <table:table-cell office:value-type="string" calcext:value-type="string">
            <text:p>avgRemove</text:p>
          </table:table-cell>
          <table:table-cell office:value-type="string" calcext:value-type="string">
            <text:p>removeStdDev</text:p>
          </table:table-cell>
        </table:table-row>
        <table:table-row table:style-name="ro1">
          <table:table-cell office:value-type="string" calcext:value-type="string">
            <text:p>BSTSet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STSet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STSet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STSet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STSet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STSet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STSet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STSet</text:p>
          </table:table-cell>
          <table:table-cell office:value-type="float" office:value="90" calcext:value-type="float">
            <text:p>9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STSet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STSet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STSet</text:p>
          </table:table-cell>
          <table:table-cell office:value-type="float" office:value="300" calcext:value-type="float">
            <text:p>3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STSet</text:p>
          </table:table-cell>
          <table:table-cell office:value-type="float" office:value="400" calcext:value-type="float">
            <text:p>4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STSet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STSet</text:p>
          </table:table-cell>
          <table:table-cell office:value-type="float" office:value="600" calcext:value-type="float">
            <text:p>6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STSet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435889894354" calcext:value-type="float">
            <text:p>0.4358898943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STSet</text:p>
          </table:table-cell>
          <table:table-cell office:value-type="float" office:value="800" calcext:value-type="float">
            <text:p>8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STSet</text:p>
          </table:table-cell>
          <table:table-cell office:value-type="float" office:value="900" calcext:value-type="float">
            <text:p>9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STSet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STSet</text:p>
          </table:table-cell>
          <table:table-cell office:value-type="float" office:value="2000" calcext:value-type="float">
            <text:p>20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STSet</text:p>
          </table:table-cell>
          <table:table-cell office:value-type="float" office:value="3000" calcext:value-type="float">
            <text:p>30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STSet</text:p>
          </table:table-cell>
          <table:table-cell office:value-type="float" office:value="4000" calcext:value-type="float">
            <text:p>40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STSet</text:p>
          </table:table-cell>
          <table:table-cell office:value-type="float" office:value="5000" calcext:value-type="float">
            <text:p>50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STSet</text:p>
          </table:table-cell>
          <table:table-cell office:value-type="float" office:value="6000" calcext:value-type="float">
            <text:p>60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STSet</text:p>
          </table:table-cell>
          <table:table-cell office:value-type="float" office:value="7000" calcext:value-type="float">
            <text:p>7000</text:p>
          </table:table-cell>
          <table:table-cell office:value-type="float" office:value="0.05" calcext:value-type="float">
            <text:p>0.0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0.3" calcext:value-type="float">
            <text:p>0.3</text:p>
          </table:table-cell>
          <table:table-cell office:value-type="float" office:value="0.458257569496" calcext:value-type="float">
            <text:p>0.458257569496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BSTSet</text:p>
          </table:table-cell>
          <table:table-cell office:value-type="float" office:value="8000" calcext:value-type="float">
            <text:p>8000</text:p>
          </table:table-cell>
          <table:table-cell office:value-type="float" office:value="0.3" calcext:value-type="float">
            <text:p>0.3</text:p>
          </table:table-cell>
          <table:table-cell office:value-type="float" office:value="0.556776436283" calcext:value-type="float">
            <text:p>0.5567764362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497493718553" calcext:value-type="float">
            <text:p>0.497493718553</text:p>
          </table:table-cell>
        </table:table-row>
        <table:table-row table:style-name="ro1">
          <table:table-cell office:value-type="string" calcext:value-type="string">
            <text:p>BSTSet</text:p>
          </table:table-cell>
          <table:table-cell office:value-type="float" office:value="9000" calcext:value-type="float">
            <text:p>900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STSet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STSet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15" calcext:value-type="float">
            <text:p>2.15</text:p>
          </table:table-cell>
          <table:table-cell office:value-type="float" office:value="0.357071421427" calcext:value-type="float">
            <text:p>0.357071421427</text:p>
          </table:table-cell>
        </table:table-row>
        <table:table-row table:style-name="ro1">
          <table:table-cell office:value-type="string" calcext:value-type="string">
            <text:p>BSTSet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.65" calcext:value-type="float">
            <text:p>4.65</text:p>
          </table:table-cell>
          <table:table-cell office:value-type="float" office:value="0.476969600708" calcext:value-type="float">
            <text:p>0.476969600708</text:p>
          </table:table-cell>
        </table:table-row>
        <table:table-row table:style-name="ro1">
          <table:table-cell office:value-type="string" calcext:value-type="string">
            <text:p>BSTSet</text:p>
          </table:table-cell>
          <table:table-cell office:value-type="float" office:value="40000" calcext:value-type="float">
            <text:p>40000</text:p>
          </table:table-cell>
          <table:table-cell office:value-type="float" office:value="6.1" calcext:value-type="float">
            <text:p>6.1</text:p>
          </table:table-cell>
          <table:table-cell office:value-type="float" office:value="0.3" calcext:value-type="float">
            <text:p>0.3</text:p>
          </table:table-cell>
          <table:table-cell office:value-type="float" office:value="7.3" calcext:value-type="float">
            <text:p>7.3</text:p>
          </table:table-cell>
          <table:table-cell office:value-type="float" office:value="0.9" calcext:value-type="float">
            <text:p>0.9</text:p>
          </table:table-cell>
          <table:table-cell office:value-type="float" office:value="6.85" calcext:value-type="float">
            <text:p>6.85</text:p>
          </table:table-cell>
          <table:table-cell office:value-type="float" office:value="0.476969600708" calcext:value-type="float">
            <text:p>0.476969600708</text:p>
          </table:table-cell>
        </table:table-row>
        <table:table-row table:style-name="ro1">
          <table:table-cell office:value-type="string" calcext:value-type="string">
            <text:p>BSTSet</text:p>
          </table:table-cell>
          <table:table-cell office:value-type="float" office:value="50000" calcext:value-type="float">
            <text:p>50000</text:p>
          </table:table-cell>
          <table:table-cell office:value-type="float" office:value="8.45" calcext:value-type="float">
            <text:p>8.45</text:p>
          </table:table-cell>
          <table:table-cell office:value-type="float" office:value="0.804673846972" calcext:value-type="float">
            <text:p>0.804673846972</text:p>
          </table:table-cell>
          <table:table-cell office:value-type="float" office:value="9.6" calcext:value-type="float">
            <text:p>9.6</text:p>
          </table:table-cell>
          <table:table-cell office:value-type="float" office:value="0.663324958071" calcext:value-type="float">
            <text:p>0.663324958071</text:p>
          </table:table-cell>
          <table:table-cell office:value-type="float" office:value="8.95" calcext:value-type="float">
            <text:p>8.95</text:p>
          </table:table-cell>
          <table:table-cell office:value-type="float" office:value="0.384057287393" calcext:value-type="float">
            <text:p>0.384057287393</text:p>
          </table:table-cell>
        </table:table-row>
        <table:table-row table:style-name="ro1">
          <table:table-cell office:value-type="string" calcext:value-type="string">
            <text:p>BSTSet</text:p>
          </table:table-cell>
          <table:table-cell office:value-type="float" office:value="60000" calcext:value-type="float">
            <text:p>60000</text:p>
          </table:table-cell>
          <table:table-cell office:value-type="float" office:value="10.55" calcext:value-type="float">
            <text:p>10.55</text:p>
          </table:table-cell>
          <table:table-cell office:value-type="float" office:value="0.497493718553" calcext:value-type="float">
            <text:p>0.497493718553</text:p>
          </table:table-cell>
          <table:table-cell office:value-type="float" office:value="12.25" calcext:value-type="float">
            <text:p>12.25</text:p>
          </table:table-cell>
          <table:table-cell office:value-type="float" office:value="0.433012701892" calcext:value-type="float">
            <text:p>0.433012701892</text:p>
          </table:table-cell>
          <table:table-cell office:value-type="float" office:value="11.35" calcext:value-type="float">
            <text:p>11.35</text:p>
          </table:table-cell>
          <table:table-cell office:value-type="float" office:value="0.476969600708" calcext:value-type="float">
            <text:p>0.476969600708</text:p>
          </table:table-cell>
        </table:table-row>
        <table:table-row table:style-name="ro1">
          <table:table-cell office:value-type="string" calcext:value-type="string">
            <text:p>BSTSet</text:p>
          </table:table-cell>
          <table:table-cell office:value-type="float" office:value="70000" calcext:value-type="float">
            <text:p>70000</text:p>
          </table:table-cell>
          <table:table-cell office:value-type="float" office:value="12.9" calcext:value-type="float">
            <text:p>12.9</text:p>
          </table:table-cell>
          <table:table-cell office:value-type="float" office:value="0.768114574787" calcext:value-type="float">
            <text:p>0.768114574787</text:p>
          </table:table-cell>
          <table:table-cell office:value-type="float" office:value="14.85" calcext:value-type="float">
            <text:p>14.85</text:p>
          </table:table-cell>
          <table:table-cell office:value-type="float" office:value="0.572276157113" calcext:value-type="float">
            <text:p>0.572276157113</text:p>
          </table:table-cell>
          <table:table-cell office:value-type="float" office:value="13.6" calcext:value-type="float">
            <text:p>13.6</text:p>
          </table:table-cell>
          <table:table-cell office:value-type="float" office:value="0.489897948557" calcext:value-type="float">
            <text:p>0.489897948557</text:p>
          </table:table-cell>
        </table:table-row>
        <table:table-row table:style-name="ro1">
          <table:table-cell office:value-type="string" calcext:value-type="string">
            <text:p>BSTSet</text:p>
          </table:table-cell>
          <table:table-cell office:value-type="float" office:value="80000" calcext:value-type="float">
            <text:p>80000</text:p>
          </table:table-cell>
          <table:table-cell office:value-type="float" office:value="15.15" calcext:value-type="float">
            <text:p>15.15</text:p>
          </table:table-cell>
          <table:table-cell office:value-type="float" office:value="0.476969600709" calcext:value-type="float">
            <text:p>0.476969600709</text:p>
          </table:table-cell>
          <table:table-cell office:value-type="float" office:value="17.55" calcext:value-type="float">
            <text:p>17.55</text:p>
          </table:table-cell>
          <table:table-cell office:value-type="float" office:value="0.739932429347" calcext:value-type="float">
            <text:p>0.739932429347</text:p>
          </table:table-cell>
          <table:table-cell office:value-type="float" office:value="16.45" calcext:value-type="float">
            <text:p>16.45</text:p>
          </table:table-cell>
          <table:table-cell office:value-type="float" office:value="0.973396116697" calcext:value-type="float">
            <text:p>0.973396116697</text:p>
          </table:table-cell>
        </table:table-row>
        <table:table-row table:style-name="ro1">
          <table:table-cell office:value-type="string" calcext:value-type="string">
            <text:p>BSTSet</text:p>
          </table:table-cell>
          <table:table-cell office:value-type="float" office:value="90000" calcext:value-type="float">
            <text:p>90000</text:p>
          </table:table-cell>
          <table:table-cell office:value-type="float" office:value="17.75" calcext:value-type="float">
            <text:p>17.75</text:p>
          </table:table-cell>
          <table:table-cell office:value-type="float" office:value="0.622494979899" calcext:value-type="float">
            <text:p>0.622494979899</text:p>
          </table:table-cell>
          <table:table-cell office:value-type="float" office:value="20.4" calcext:value-type="float">
            <text:p>20.4</text:p>
          </table:table-cell>
          <table:table-cell office:value-type="float" office:value="0.734846922835" calcext:value-type="float">
            <text:p>0.734846922835</text:p>
          </table:table-cell>
          <table:table-cell office:value-type="float" office:value="18.8" calcext:value-type="float">
            <text:p>18.8</text:p>
          </table:table-cell>
          <table:table-cell office:value-type="float" office:value="1.077032961427" calcext:value-type="float">
            <text:p>1.077032961427</text:p>
          </table:table-cell>
        </table:table-row>
        <table:table-row table:style-name="ro1">
          <table:table-cell office:value-type="string" calcext:value-type="string">
            <text:p>BSTS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.1" calcext:value-type="float">
            <text:p>20.1</text:p>
          </table:table-cell>
          <table:table-cell office:value-type="float" office:value="0.435889894354" calcext:value-type="float">
            <text:p>0.435889894354</text:p>
          </table:table-cell>
          <table:table-cell office:value-type="float" office:value="23" calcext:value-type="float">
            <text:p>23</text:p>
          </table:table-cell>
          <table:table-cell office:value-type="float" office:value="0.547722557505" calcext:value-type="float">
            <text:p>0.547722557505</text:p>
          </table:table-cell>
          <table:table-cell office:value-type="float" office:value="21.95" calcext:value-type="float">
            <text:p>21.95</text:p>
          </table:table-cell>
          <table:table-cell office:value-type="float" office:value="1.359227721907" calcext:value-type="float">
            <text:p>1.359227721907</text:p>
          </table:table-cell>
        </table:table-row>
        <table:table-row table:style-name="ro1">
          <table:table-cell office:value-type="string" calcext:value-type="string">
            <text:p>BSTSet</text:p>
          </table:table-cell>
          <table:table-cell office:value-type="float" office:value="200000" calcext:value-type="float">
            <text:p>200000</text:p>
          </table:table-cell>
          <table:table-cell office:value-type="float" office:value="50.1" calcext:value-type="float">
            <text:p>50.1</text:p>
          </table:table-cell>
          <table:table-cell office:value-type="float" office:value="3.047950130826" calcext:value-type="float">
            <text:p>3.047950130826</text:p>
          </table:table-cell>
          <table:table-cell office:value-type="float" office:value="56" calcext:value-type="float">
            <text:p>56</text:p>
          </table:table-cell>
          <table:table-cell office:value-type="float" office:value="4.098780306384" calcext:value-type="float">
            <text:p>4.098780306384</text:p>
          </table:table-cell>
          <table:table-cell office:value-type="float" office:value="54.1" calcext:value-type="float">
            <text:p>54.1</text:p>
          </table:table-cell>
          <table:table-cell office:value-type="float" office:value="3.096772513441" calcext:value-type="float">
            <text:p>3.096772513441</text:p>
          </table:table-cell>
        </table:table-row>
        <table:table-row table:style-name="ro1">
          <table:table-cell office:value-type="string" calcext:value-type="string">
            <text:p>BSTSet</text:p>
          </table:table-cell>
          <table:table-cell office:value-type="float" office:value="300000" calcext:value-type="float">
            <text:p>300000</text:p>
          </table:table-cell>
          <table:table-cell office:value-type="float" office:value="101.2" calcext:value-type="float">
            <text:p>101.2</text:p>
          </table:table-cell>
          <table:table-cell office:value-type="float" office:value="13.42981757136" calcext:value-type="float">
            <text:p>13.42981757136</text:p>
          </table:table-cell>
          <table:table-cell office:value-type="float" office:value="111" calcext:value-type="float">
            <text:p>111</text:p>
          </table:table-cell>
          <table:table-cell office:value-type="float" office:value="5.205766033929" calcext:value-type="float">
            <text:p>5.205766033929</text:p>
          </table:table-cell>
          <table:table-cell office:value-type="float" office:value="114.6" calcext:value-type="float">
            <text:p>114.6</text:p>
          </table:table-cell>
          <table:table-cell office:value-type="float" office:value="4.115823125451" calcext:value-type="float">
            <text:p>4.115823125451</text:p>
          </table:table-cell>
        </table:table-row>
        <table:table-row table:style-name="ro1">
          <table:table-cell office:value-type="string" calcext:value-type="string">
            <text:p>BSTSet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3.55" calcext:value-type="float">
            <text:p>173.55</text:p>
          </table:table-cell>
          <table:table-cell office:value-type="float" office:value="8.464484626958" calcext:value-type="float">
            <text:p>8.464484626958</text:p>
          </table:table-cell>
          <table:table-cell office:value-type="float" office:value="185.95" calcext:value-type="float">
            <text:p>185.95</text:p>
          </table:table-cell>
          <table:table-cell office:value-type="float" office:value="10.077077949485" calcext:value-type="float">
            <text:p>10.077077949485</text:p>
          </table:table-cell>
          <table:table-cell office:value-type="float" office:value="186.2" calcext:value-type="float">
            <text:p>186.2</text:p>
          </table:table-cell>
          <table:table-cell office:value-type="float" office:value="5.644466316669" calcext:value-type="float">
            <text:p>5.644466316669</text:p>
          </table:table-cell>
        </table:table-row>
        <table:table-row table:style-name="ro1">
          <table:table-cell office:value-type="string" calcext:value-type="string">
            <text:p>BSTSet</text:p>
          </table:table-cell>
          <table:table-cell office:value-type="float" office:value="500000" calcext:value-type="float">
            <text:p>500000</text:p>
          </table:table-cell>
          <table:table-cell office:value-type="float" office:value="256.55" calcext:value-type="float">
            <text:p>256.55</text:p>
          </table:table-cell>
          <table:table-cell office:value-type="float" office:value="16.653753330705" calcext:value-type="float">
            <text:p>16.653753330705</text:p>
          </table:table-cell>
          <table:table-cell office:value-type="float" office:value="267.7" calcext:value-type="float">
            <text:p>267.7</text:p>
          </table:table-cell>
          <table:table-cell office:value-type="float" office:value="35.020137064266" calcext:value-type="float">
            <text:p>35.020137064266</text:p>
          </table:table-cell>
          <table:table-cell office:value-type="float" office:value="261" calcext:value-type="float">
            <text:p>261</text:p>
          </table:table-cell>
          <table:table-cell office:value-type="float" office:value="8.654478609369" calcext:value-type="float">
            <text:p>8.654478609369</text:p>
          </table:table-cell>
        </table:table-row>
        <table:table-row table:style-name="ro1">
          <table:table-cell office:value-type="string" calcext:value-type="string">
            <text:p>BSTSet</text:p>
          </table:table-cell>
          <table:table-cell office:value-type="float" office:value="600000" calcext:value-type="float">
            <text:p>600000</text:p>
          </table:table-cell>
          <table:table-cell office:value-type="float" office:value="358.25" calcext:value-type="float">
            <text:p>358.25</text:p>
          </table:table-cell>
          <table:table-cell office:value-type="float" office:value="14.972892172189" calcext:value-type="float">
            <text:p>14.972892172189</text:p>
          </table:table-cell>
          <table:table-cell office:value-type="float" office:value="344.7" calcext:value-type="float">
            <text:p>344.7</text:p>
          </table:table-cell>
          <table:table-cell office:value-type="float" office:value="30.240866389705" calcext:value-type="float">
            <text:p>30.240866389705</text:p>
          </table:table-cell>
          <table:table-cell office:value-type="float" office:value="339.85" calcext:value-type="float">
            <text:p>339.85</text:p>
          </table:table-cell>
          <table:table-cell office:value-type="float" office:value="21.29148890989" calcext:value-type="float">
            <text:p>21.29148890989</text:p>
          </table:table-cell>
        </table:table-row>
        <table:table-row table:style-name="ro1">
          <table:table-cell office:value-type="string" calcext:value-type="string">
            <text:p>BSTSet</text:p>
          </table:table-cell>
          <table:table-cell office:value-type="float" office:value="700000" calcext:value-type="float">
            <text:p>700000</text:p>
          </table:table-cell>
          <table:table-cell office:value-type="float" office:value="466.35" calcext:value-type="float">
            <text:p>466.35</text:p>
          </table:table-cell>
          <table:table-cell office:value-type="float" office:value="14.32925329527" calcext:value-type="float">
            <text:p>14.32925329527</text:p>
          </table:table-cell>
          <table:table-cell office:value-type="float" office:value="456.05" calcext:value-type="float">
            <text:p>456.05</text:p>
          </table:table-cell>
          <table:table-cell office:value-type="float" office:value="39.468310072766" calcext:value-type="float">
            <text:p>39.468310072766</text:p>
          </table:table-cell>
          <table:table-cell office:value-type="float" office:value="443.95" calcext:value-type="float">
            <text:p>443.95</text:p>
          </table:table-cell>
          <table:table-cell office:value-type="float" office:value="23.273321636587" calcext:value-type="float">
            <text:p>23.273321636587</text:p>
          </table:table-cell>
        </table:table-row>
        <table:table-row table:style-name="ro1">
          <table:table-cell office:value-type="string" calcext:value-type="string">
            <text:p>BSTSet</text:p>
          </table:table-cell>
          <table:table-cell office:value-type="float" office:value="800000" calcext:value-type="float">
            <text:p>800000</text:p>
          </table:table-cell>
          <table:table-cell office:value-type="float" office:value="566.3" calcext:value-type="float">
            <text:p>566.3</text:p>
          </table:table-cell>
          <table:table-cell office:value-type="float" office:value="20.209156340629" calcext:value-type="float">
            <text:p>20.209156340629</text:p>
          </table:table-cell>
          <table:table-cell office:value-type="float" office:value="560.35" calcext:value-type="float">
            <text:p>560.35</text:p>
          </table:table-cell>
          <table:table-cell office:value-type="float" office:value="38.576255650335" calcext:value-type="float">
            <text:p>38.576255650335</text:p>
          </table:table-cell>
          <table:table-cell office:value-type="float" office:value="543.3" calcext:value-type="float">
            <text:p>543.3</text:p>
          </table:table-cell>
          <table:table-cell office:value-type="float" office:value="21.785545666796" calcext:value-type="float">
            <text:p>21.785545666796</text:p>
          </table:table-cell>
        </table:table-row>
        <table:table-row table:style-name="ro1">
          <table:table-cell office:value-type="string" calcext:value-type="string">
            <text:p>BSTSet</text:p>
          </table:table-cell>
          <table:table-cell office:value-type="float" office:value="900000" calcext:value-type="float">
            <text:p>900000</text:p>
          </table:table-cell>
          <table:table-cell office:value-type="float" office:value="687.35" calcext:value-type="float">
            <text:p>687.35</text:p>
          </table:table-cell>
          <table:table-cell office:value-type="float" office:value="59.815779690648" calcext:value-type="float">
            <text:p>59.815779690648</text:p>
          </table:table-cell>
          <table:table-cell office:value-type="float" office:value="660.9" calcext:value-type="float">
            <text:p>660.9</text:p>
          </table:table-cell>
          <table:table-cell office:value-type="float" office:value="69.281960133934" calcext:value-type="float">
            <text:p>69.281960133934</text:p>
          </table:table-cell>
          <table:table-cell office:value-type="float" office:value="645.2" calcext:value-type="float">
            <text:p>645.2</text:p>
          </table:table-cell>
          <table:table-cell office:value-type="float" office:value="51.932263574776" calcext:value-type="float">
            <text:p>51.932263574776</text:p>
          </table:table-cell>
        </table:table-row>
        <table:table-row table:style-name="ro1">
          <table:table-cell office:value-type="string" calcext:value-type="string">
            <text:p>BSTSe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1.85" calcext:value-type="float">
            <text:p>811.85</text:p>
          </table:table-cell>
          <table:table-cell office:value-type="float" office:value="58.574119711695" calcext:value-type="float">
            <text:p>58.574119711695</text:p>
          </table:table-cell>
          <table:table-cell office:value-type="float" office:value="780.4" calcext:value-type="float">
            <text:p>780.4</text:p>
          </table:table-cell>
          <table:table-cell office:value-type="float" office:value="81.705201792785" calcext:value-type="float">
            <text:p>81.705201792785</text:p>
          </table:table-cell>
          <table:table-cell office:value-type="float" office:value="758.4" calcext:value-type="float">
            <text:p>758.4</text:p>
          </table:table-cell>
          <table:table-cell office:value-type="float" office:value="44.741926646044" calcext:value-type="float">
            <text:p>44.741926646044</text:p>
          </table:table-cell>
        </table:table-row>
      </table:table>
      <table:table table:name="RBSet" table:style-name="ta1">
        <table:shapes>
          <draw:frame draw:z-index="0" draw:style-name="gr1" draw:text-style-name="P1" svg:width="6.2988in" svg:height="3.5429in" svg:x="7.965in" svg:y="0.2169in">
            <draw:object draw:notify-on-update-of-ranges="RBSet.A2:RBSet.A46 RBSet.B2:RBSet.B46 RBSet.C1:RBSet.C1 RBSet.C2:RBSet.C46 RBSet.D2:RBSet.D46 RBSet.D2:RBSet.D46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" draw:style-name="gr1" draw:text-style-name="P1" svg:width="6.2988in" svg:height="3.5429in" svg:x="14.2543in" svg:y="0.2035in">
            <draw:object draw:notify-on-update-of-ranges="RBSet.A2:RBSet.A46 RBSet.B2:RBSet.B46 RBSet.E1:RBSet.E1 RBSet.E2:RBSet.E46 RBSet.F2:RBSet.F46 RBSet.F2:RBSet.F46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2" draw:style-name="gr1" draw:text-style-name="P1" svg:width="6.2988in" svg:height="3.5429in" svg:x="20.5843in" svg:y="0.2717in">
            <draw:object draw:notify-on-update-of-ranges="RBSet.A2:RBSet.A46 RBSet.B2:RBSet.B46 RBSet.G1:RBSet.G1 RBSet.G2:RBSet.G46 RBSet.H2:RBSet.H46 RBSet.H2:RBSet.H46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8" table:default-cell-style-name="Default"/>
        <table:table-column table:style-name="co7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vgInsert</text:p>
          </table:table-cell>
          <table:table-cell office:value-type="string" calcext:value-type="string">
            <text:p>insertStdDev</text:p>
          </table:table-cell>
          <table:table-cell office:value-type="string" calcext:value-type="string">
            <text:p>avgSearch</text:p>
          </table:table-cell>
          <table:table-cell office:value-type="string" calcext:value-type="string">
            <text:p>searchStdDev</text:p>
          </table:table-cell>
          <table:table-cell office:value-type="string" calcext:value-type="string">
            <text:p>avgRemove</text:p>
          </table:table-cell>
          <table:table-cell office:value-type="string" calcext:value-type="string">
            <text:p>removeStdDev</text:p>
          </table:table-cell>
        </table:table-row>
        <table:table-row table:style-name="ro1">
          <table:table-cell office:value-type="string" calcext:value-type="string">
            <text:p>RBSet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BSet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BSet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BSet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BSet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BSet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BSet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BSet</text:p>
          </table:table-cell>
          <table:table-cell office:value-type="float" office:value="90" calcext:value-type="float">
            <text:p>9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BSet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BSet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BSet</text:p>
          </table:table-cell>
          <table:table-cell office:value-type="float" office:value="300" calcext:value-type="float">
            <text:p>3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BSet</text:p>
          </table:table-cell>
          <table:table-cell office:value-type="float" office:value="400" calcext:value-type="float">
            <text:p>4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BSet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BSet</text:p>
          </table:table-cell>
          <table:table-cell office:value-type="float" office:value="600" calcext:value-type="float">
            <text:p>6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BSet</text:p>
          </table:table-cell>
          <table:table-cell office:value-type="float" office:value="700" calcext:value-type="float">
            <text:p>7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BSet</text:p>
          </table:table-cell>
          <table:table-cell office:value-type="float" office:value="800" calcext:value-type="float">
            <text:p>8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BSet</text:p>
          </table:table-cell>
          <table:table-cell office:value-type="float" office:value="900" calcext:value-type="float">
            <text:p>9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BSet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BSet</text:p>
          </table:table-cell>
          <table:table-cell office:value-type="float" office:value="2000" calcext:value-type="float">
            <text:p>20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BSet</text:p>
          </table:table-cell>
          <table:table-cell office:value-type="float" office:value="3000" calcext:value-type="float">
            <text:p>30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BSet</text:p>
          </table:table-cell>
          <table:table-cell office:value-type="float" office:value="4000" calcext:value-type="float">
            <text:p>40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BSet</text:p>
          </table:table-cell>
          <table:table-cell office:value-type="float" office:value="5000" calcext:value-type="float">
            <text:p>50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BSet</text:p>
          </table:table-cell>
          <table:table-cell office:value-type="float" office:value="6000" calcext:value-type="float">
            <text:p>60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BSet</text:p>
          </table:table-cell>
          <table:table-cell office:value-type="float" office:value="7000" calcext:value-type="float">
            <text:p>700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BSet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17944947177" calcext:value-type="float">
            <text:p>0.217944947177</text:p>
          </table:table-cell>
        </table:table-row>
        <table:table-row table:style-name="ro1">
          <table:table-cell office:value-type="string" calcext:value-type="string">
            <text:p>RBSet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BSet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BSet</text:p>
          </table:table-cell>
          <table:table-cell office:value-type="float" office:value="20000" calcext:value-type="float">
            <text:p>20000</text:p>
          </table:table-cell>
          <table:table-cell office:value-type="float" office:value="2.95" calcext:value-type="float">
            <text:p>2.9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0.458257569496" calcext:value-type="float">
            <text:p>0.458257569496</text:p>
          </table:table-cell>
        </table:table-row>
        <table:table-row table:style-name="ro1">
          <table:table-cell office:value-type="string" calcext:value-type="string">
            <text:p>RBSet</text:p>
          </table:table-cell>
          <table:table-cell office:value-type="float" office:value="30000" calcext:value-type="float">
            <text:p>30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0.458257569496" calcext:value-type="float">
            <text:p>0.458257569496</text:p>
          </table:table-cell>
        </table:table-row>
        <table:table-row table:style-name="ro1">
          <table:table-cell office:value-type="string" calcext:value-type="string">
            <text:p>RBSet</text:p>
          </table:table-cell>
          <table:table-cell office:value-type="float" office:value="40000" calcext:value-type="float">
            <text:p>40000</text:p>
          </table:table-cell>
          <table:table-cell office:value-type="float" office:value="7.2" calcext:value-type="float">
            <text:p>7.2</text:p>
          </table:table-cell>
          <table:table-cell office:value-type="float" office:value="0.509901951359" calcext:value-type="float">
            <text:p>0.509901951359</text:p>
          </table:table-cell>
          <table:table-cell office:value-type="float" office:value="5.35" calcext:value-type="float">
            <text:p>5.35</text:p>
          </table:table-cell>
          <table:table-cell office:value-type="float" office:value="0.476969600708" calcext:value-type="float">
            <text:p>0.476969600708</text:p>
          </table:table-cell>
          <table:table-cell office:value-type="float" office:value="6.45" calcext:value-type="float">
            <text:p>6.45</text:p>
          </table:table-cell>
          <table:table-cell office:value-type="float" office:value="0.497493718553" calcext:value-type="float">
            <text:p>0.497493718553</text:p>
          </table:table-cell>
        </table:table-row>
        <table:table-row table:style-name="ro1">
          <table:table-cell office:value-type="string" calcext:value-type="string">
            <text:p>RBSet</text:p>
          </table:table-cell>
          <table:table-cell office:value-type="float" office:value="50000" calcext:value-type="float">
            <text:p>50000</text:p>
          </table:table-cell>
          <table:table-cell office:value-type="float" office:value="9.2" calcext:value-type="float">
            <text:p>9.2</text:p>
          </table:table-cell>
          <table:table-cell office:value-type="float" office:value="0.4" calcext:value-type="float">
            <text:p>0.4</text:p>
          </table:table-cell>
          <table:table-cell office:value-type="float" office:value="7.3" calcext:value-type="float">
            <text:p>7.3</text:p>
          </table:table-cell>
          <table:table-cell office:value-type="float" office:value="0.714142842854" calcext:value-type="float">
            <text:p>0.714142842854</text:p>
          </table:table-cell>
          <table:table-cell office:value-type="float" office:value="9" calcext:value-type="float">
            <text:p>9</text:p>
          </table:table-cell>
          <table:table-cell office:value-type="float" office:value="0.316227766017" calcext:value-type="float">
            <text:p>0.316227766017</text:p>
          </table:table-cell>
        </table:table-row>
        <table:table-row table:style-name="ro1">
          <table:table-cell office:value-type="string" calcext:value-type="string">
            <text:p>RBSet</text:p>
          </table:table-cell>
          <table:table-cell office:value-type="float" office:value="60000" calcext:value-type="float">
            <text:p>60000</text:p>
          </table:table-cell>
          <table:table-cell office:value-type="float" office:value="11.85" calcext:value-type="float">
            <text:p>11.85</text:p>
          </table:table-cell>
          <table:table-cell office:value-type="float" office:value="0.572276157113" calcext:value-type="float">
            <text:p>0.572276157113</text:p>
          </table:table-cell>
          <table:table-cell office:value-type="float" office:value="9.3" calcext:value-type="float">
            <text:p>9.3</text:p>
          </table:table-cell>
          <table:table-cell office:value-type="float" office:value="0.458257569496" calcext:value-type="float">
            <text:p>0.458257569496</text:p>
          </table:table-cell>
          <table:table-cell office:value-type="float" office:value="11.25" calcext:value-type="float">
            <text:p>11.25</text:p>
          </table:table-cell>
          <table:table-cell office:value-type="float" office:value="0.698212002188" calcext:value-type="float">
            <text:p>0.698212002188</text:p>
          </table:table-cell>
        </table:table-row>
        <table:table-row table:style-name="ro1">
          <table:table-cell office:value-type="string" calcext:value-type="string">
            <text:p>RBSet</text:p>
          </table:table-cell>
          <table:table-cell office:value-type="float" office:value="70000" calcext:value-type="float">
            <text:p>70000</text:p>
          </table:table-cell>
          <table:table-cell office:value-type="float" office:value="14.1" calcext:value-type="float">
            <text:p>14.1</text:p>
          </table:table-cell>
          <table:table-cell office:value-type="float" office:value="0.3" calcext:value-type="float">
            <text:p>0.3</text:p>
          </table:table-cell>
          <table:table-cell office:value-type="float" office:value="11.15" calcext:value-type="float">
            <text:p>11.15</text:p>
          </table:table-cell>
          <table:table-cell office:value-type="float" office:value="0.476969600709" calcext:value-type="float">
            <text:p>0.476969600709</text:p>
          </table:table-cell>
          <table:table-cell office:value-type="float" office:value="13.35" calcext:value-type="float">
            <text:p>13.35</text:p>
          </table:table-cell>
          <table:table-cell office:value-type="float" office:value="1.15217186218" calcext:value-type="float">
            <text:p>1.15217186218</text:p>
          </table:table-cell>
        </table:table-row>
        <table:table-row table:style-name="ro1">
          <table:table-cell office:value-type="string" calcext:value-type="string">
            <text:p>RBSet</text:p>
          </table:table-cell>
          <table:table-cell office:value-type="float" office:value="80000" calcext:value-type="float">
            <text:p>80000</text:p>
          </table:table-cell>
          <table:table-cell office:value-type="float" office:value="16.65" calcext:value-type="float">
            <text:p>16.65</text:p>
          </table:table-cell>
          <table:table-cell office:value-type="float" office:value="0.653834841531" calcext:value-type="float">
            <text:p>0.653834841531</text:p>
          </table:table-cell>
          <table:table-cell office:value-type="float" office:value="13.6" calcext:value-type="float">
            <text:p>13.6</text:p>
          </table:table-cell>
          <table:table-cell office:value-type="float" office:value="1.428285685709" calcext:value-type="float">
            <text:p>1.428285685709</text:p>
          </table:table-cell>
          <table:table-cell office:value-type="float" office:value="15.6" calcext:value-type="float">
            <text:p>15.6</text:p>
          </table:table-cell>
          <table:table-cell office:value-type="float" office:value="0.583095189485" calcext:value-type="float">
            <text:p>0.583095189485</text:p>
          </table:table-cell>
        </table:table-row>
        <table:table-row table:style-name="ro1">
          <table:table-cell office:value-type="string" calcext:value-type="string">
            <text:p>RBSet</text:p>
          </table:table-cell>
          <table:table-cell office:value-type="float" office:value="90000" calcext:value-type="float">
            <text:p>90000</text:p>
          </table:table-cell>
          <table:table-cell office:value-type="float" office:value="19.45" calcext:value-type="float">
            <text:p>19.45</text:p>
          </table:table-cell>
          <table:table-cell office:value-type="float" office:value="0.973396116697" calcext:value-type="float">
            <text:p>0.973396116697</text:p>
          </table:table-cell>
          <table:table-cell office:value-type="float" office:value="15.6" calcext:value-type="float">
            <text:p>15.6</text:p>
          </table:table-cell>
          <table:table-cell office:value-type="float" office:value="0.916515138991" calcext:value-type="float">
            <text:p>0.916515138991</text:p>
          </table:table-cell>
          <table:table-cell office:value-type="float" office:value="18.3" calcext:value-type="float">
            <text:p>18.3</text:p>
          </table:table-cell>
          <table:table-cell office:value-type="float" office:value="1.053565375285" calcext:value-type="float">
            <text:p>1.053565375285</text:p>
          </table:table-cell>
        </table:table-row>
        <table:table-row table:style-name="ro1">
          <table:table-cell office:value-type="string" calcext:value-type="string">
            <text:p>RBS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1.8" calcext:value-type="float">
            <text:p>21.8</text:p>
          </table:table-cell>
          <table:table-cell office:value-type="float" office:value="0.678232998313" calcext:value-type="float">
            <text:p>0.678232998313</text:p>
          </table:table-cell>
          <table:table-cell office:value-type="float" office:value="17.6" calcext:value-type="float">
            <text:p>17.6</text:p>
          </table:table-cell>
          <table:table-cell office:value-type="float" office:value="0.969535971483" calcext:value-type="float">
            <text:p>0.969535971483</text:p>
          </table:table-cell>
          <table:table-cell office:value-type="float" office:value="20.8" calcext:value-type="float">
            <text:p>20.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RBSet</text:p>
          </table:table-cell>
          <table:table-cell office:value-type="float" office:value="200000" calcext:value-type="float">
            <text:p>200000</text:p>
          </table:table-cell>
          <table:table-cell office:value-type="float" office:value="57.6" calcext:value-type="float">
            <text:p>57.6</text:p>
          </table:table-cell>
          <table:table-cell office:value-type="float" office:value="1.562049935181" calcext:value-type="float">
            <text:p>1.562049935181</text:p>
          </table:table-cell>
          <table:table-cell office:value-type="float" office:value="51.9" calcext:value-type="float">
            <text:p>51.9</text:p>
          </table:table-cell>
          <table:table-cell office:value-type="float" office:value="3.713488925526" calcext:value-type="float">
            <text:p>3.713488925526</text:p>
          </table:table-cell>
          <table:table-cell office:value-type="float" office:value="68.55" calcext:value-type="float">
            <text:p>68.55</text:p>
          </table:table-cell>
          <table:table-cell office:value-type="float" office:value="3.36860505254" calcext:value-type="float">
            <text:p>3.36860505254</text:p>
          </table:table-cell>
        </table:table-row>
        <table:table-row table:style-name="ro1">
          <table:table-cell office:value-type="string" calcext:value-type="string">
            <text:p>RBSet</text:p>
          </table:table-cell>
          <table:table-cell office:value-type="float" office:value="300000" calcext:value-type="float">
            <text:p>300000</text:p>
          </table:table-cell>
          <table:table-cell office:value-type="float" office:value="132.95" calcext:value-type="float">
            <text:p>132.95</text:p>
          </table:table-cell>
          <table:table-cell office:value-type="float" office:value="9.805483159947" calcext:value-type="float">
            <text:p>9.805483159947</text:p>
          </table:table-cell>
          <table:table-cell office:value-type="float" office:value="104.1" calcext:value-type="float">
            <text:p>104.1</text:p>
          </table:table-cell>
          <table:table-cell office:value-type="float" office:value="8.04922356504" calcext:value-type="float">
            <text:p>8.04922356504</text:p>
          </table:table-cell>
          <table:table-cell office:value-type="float" office:value="133.65" calcext:value-type="float">
            <text:p>133.65</text:p>
          </table:table-cell>
          <table:table-cell office:value-type="float" office:value="15.418414315356" calcext:value-type="float">
            <text:p>15.418414315356</text:p>
          </table:table-cell>
        </table:table-row>
        <table:table-row table:style-name="ro1">
          <table:table-cell office:value-type="string" calcext:value-type="string">
            <text:p>RBSet</text:p>
          </table:table-cell>
          <table:table-cell office:value-type="float" office:value="400000" calcext:value-type="float">
            <text:p>400000</text:p>
          </table:table-cell>
          <table:table-cell office:value-type="float" office:value="218.65" calcext:value-type="float">
            <text:p>218.65</text:p>
          </table:table-cell>
          <table:table-cell office:value-type="float" office:value="14.146642711258" calcext:value-type="float">
            <text:p>14.146642711258</text:p>
          </table:table-cell>
          <table:table-cell office:value-type="float" office:value="182.6" calcext:value-type="float">
            <text:p>182.6</text:p>
          </table:table-cell>
          <table:table-cell office:value-type="float" office:value="14.921125962876" calcext:value-type="float">
            <text:p>14.921125962876</text:p>
          </table:table-cell>
          <table:table-cell office:value-type="float" office:value="230.7" calcext:value-type="float">
            <text:p>230.7</text:p>
          </table:table-cell>
          <table:table-cell office:value-type="float" office:value="16.48362824138" calcext:value-type="float">
            <text:p>16.48362824138</text:p>
          </table:table-cell>
        </table:table-row>
        <table:table-row table:style-name="ro1">
          <table:table-cell office:value-type="string" calcext:value-type="string">
            <text:p>RBSet</text:p>
          </table:table-cell>
          <table:table-cell office:value-type="float" office:value="500000" calcext:value-type="float">
            <text:p>500000</text:p>
          </table:table-cell>
          <table:table-cell office:value-type="float" office:value="315.2" calcext:value-type="float">
            <text:p>315.2</text:p>
          </table:table-cell>
          <table:table-cell office:value-type="float" office:value="7.433707016018" calcext:value-type="float">
            <text:p>7.433707016018</text:p>
          </table:table-cell>
          <table:table-cell office:value-type="float" office:value="268.75" calcext:value-type="float">
            <text:p>268.75</text:p>
          </table:table-cell>
          <table:table-cell office:value-type="float" office:value="21.156263847853" calcext:value-type="float">
            <text:p>21.156263847853</text:p>
          </table:table-cell>
          <table:table-cell office:value-type="float" office:value="324.3" calcext:value-type="float">
            <text:p>324.3</text:p>
          </table:table-cell>
          <table:table-cell office:value-type="float" office:value="27.232517327637" calcext:value-type="float">
            <text:p>27.232517327637</text:p>
          </table:table-cell>
        </table:table-row>
        <table:table-row table:style-name="ro1">
          <table:table-cell office:value-type="string" calcext:value-type="string">
            <text:p>RBSet</text:p>
          </table:table-cell>
          <table:table-cell office:value-type="float" office:value="600000" calcext:value-type="float">
            <text:p>600000</text:p>
          </table:table-cell>
          <table:table-cell office:value-type="float" office:value="420.75" calcext:value-type="float">
            <text:p>420.75</text:p>
          </table:table-cell>
          <table:table-cell office:value-type="float" office:value="16.250769212565" calcext:value-type="float">
            <text:p>16.250769212565</text:p>
          </table:table-cell>
          <table:table-cell office:value-type="float" office:value="349.35" calcext:value-type="float">
            <text:p>349.35</text:p>
          </table:table-cell>
          <table:table-cell office:value-type="float" office:value="35.980932450396" calcext:value-type="float">
            <text:p>35.980932450396</text:p>
          </table:table-cell>
          <table:table-cell office:value-type="float" office:value="419.15" calcext:value-type="float">
            <text:p>419.15</text:p>
          </table:table-cell>
          <table:table-cell office:value-type="float" office:value="41.665663321252" calcext:value-type="float">
            <text:p>41.665663321252</text:p>
          </table:table-cell>
        </table:table-row>
        <table:table-row table:style-name="ro1">
          <table:table-cell office:value-type="string" calcext:value-type="string">
            <text:p>RBSet</text:p>
          </table:table-cell>
          <table:table-cell office:value-type="float" office:value="700000" calcext:value-type="float">
            <text:p>700000</text:p>
          </table:table-cell>
          <table:table-cell office:value-type="float" office:value="528.15" calcext:value-type="float">
            <text:p>528.15</text:p>
          </table:table-cell>
          <table:table-cell office:value-type="float" office:value="30.650081565958" calcext:value-type="float">
            <text:p>30.650081565958</text:p>
          </table:table-cell>
          <table:table-cell office:value-type="float" office:value="435.3" calcext:value-type="float">
            <text:p>435.3</text:p>
          </table:table-cell>
          <table:table-cell office:value-type="float" office:value="43.733396849547" calcext:value-type="float">
            <text:p>43.733396849547</text:p>
          </table:table-cell>
          <table:table-cell office:value-type="float" office:value="527.45" calcext:value-type="float">
            <text:p>527.45</text:p>
          </table:table-cell>
          <table:table-cell office:value-type="float" office:value="44.532544279438" calcext:value-type="float">
            <text:p>44.532544279438</text:p>
          </table:table-cell>
        </table:table-row>
        <table:table-row table:style-name="ro1">
          <table:table-cell office:value-type="string" calcext:value-type="string">
            <text:p>RBSet</text:p>
          </table:table-cell>
          <table:table-cell office:value-type="float" office:value="800000" calcext:value-type="float">
            <text:p>800000</text:p>
          </table:table-cell>
          <table:table-cell office:value-type="float" office:value="634.1" calcext:value-type="float">
            <text:p>634.1</text:p>
          </table:table-cell>
          <table:table-cell office:value-type="float" office:value="41.619586735093" calcext:value-type="float">
            <text:p>41.619586735093</text:p>
          </table:table-cell>
          <table:table-cell office:value-type="float" office:value="503.95" calcext:value-type="float">
            <text:p>503.95</text:p>
          </table:table-cell>
          <table:table-cell office:value-type="float" office:value="61.043816230639" calcext:value-type="float">
            <text:p>61.043816230639</text:p>
          </table:table-cell>
          <table:table-cell office:value-type="float" office:value="600.1" calcext:value-type="float">
            <text:p>600.1</text:p>
          </table:table-cell>
          <table:table-cell office:value-type="float" office:value="74.308747802666" calcext:value-type="float">
            <text:p>74.308747802666</text:p>
          </table:table-cell>
        </table:table-row>
        <table:table-row table:style-name="ro1">
          <table:table-cell office:value-type="string" calcext:value-type="string">
            <text:p>RBSet</text:p>
          </table:table-cell>
          <table:table-cell office:value-type="float" office:value="900000" calcext:value-type="float">
            <text:p>900000</text:p>
          </table:table-cell>
          <table:table-cell office:value-type="float" office:value="765.75" calcext:value-type="float">
            <text:p>765.75</text:p>
          </table:table-cell>
          <table:table-cell office:value-type="float" office:value="44.739104818938" calcext:value-type="float">
            <text:p>44.739104818938</text:p>
          </table:table-cell>
          <table:table-cell office:value-type="float" office:value="621.75" calcext:value-type="float">
            <text:p>621.75</text:p>
          </table:table-cell>
          <table:table-cell office:value-type="float" office:value="75.855701829197" calcext:value-type="float">
            <text:p>75.855701829197</text:p>
          </table:table-cell>
          <table:table-cell office:value-type="float" office:value="728.2" calcext:value-type="float">
            <text:p>728.2</text:p>
          </table:table-cell>
          <table:table-cell office:value-type="float" office:value="86.045104451097" calcext:value-type="float">
            <text:p>86.045104451097</text:p>
          </table:table-cell>
        </table:table-row>
        <table:table-row table:style-name="ro1">
          <table:table-cell office:value-type="string" calcext:value-type="string">
            <text:p>RBSe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5.7" calcext:value-type="float">
            <text:p>895.7</text:p>
          </table:table-cell>
          <table:table-cell office:value-type="float" office:value="49.451086944577" calcext:value-type="float">
            <text:p>49.451086944577</text:p>
          </table:table-cell>
          <table:table-cell office:value-type="float" office:value="736.6" calcext:value-type="float">
            <text:p>736.6</text:p>
          </table:table-cell>
          <table:table-cell office:value-type="float" office:value="84.940214268627" calcext:value-type="float">
            <text:p>84.940214268627</text:p>
          </table:table-cell>
          <table:table-cell office:value-type="float" office:value="857.65" calcext:value-type="float">
            <text:p>857.65</text:p>
          </table:table-cell>
          <table:table-cell office:value-type="float" office:value="96.418501855193" calcext:value-type="float">
            <text:p>96.4185018551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4T15:53:29.812724274</dc:date>
    <meta:editing-duration>PT20M27S</meta:editing-duration>
    <meta:editing-cycles>3</meta:editing-cycles>
    <meta:generator>LibreOffice/7.5.3.2$Linux_X86_64 LibreOffice_project/50$Build-2</meta:generator>
    <meta:document-statistic meta:table-count="6" meta:cell-count="2064" meta:object-count="1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SkipList.p0.0'.D2:'SkipList.p0.0'.D28" chart:error-lower-range="'SkipList.p0.0'.D2:'SkipList.p0.0'.D28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SkipList.p0.0'.D2:'SkipList.p0.0'.D28" chart:error-lower-range="'SkipList.p0.0'.D2:'SkipList.p0.0'.D28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2" style:family="chart">
      <style:chart-properties chart:error-upper-indicator="true" chart:error-lower-indicator="true" chart:error-category="cell-range" chart:error-upper-range="'SkipList.p0.0'.D2:'SkipList.p0.0'.D28" chart:error-lower-range="'SkipList.p0.0'.D2:'SkipList.p0.0'.D28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79cm" svg:y="0.316cm" chart:style-name="ch2">
          <text:p>Wstawienia</text:p>
        </chart:title>
        <chart:legend chart:legend-position="end" svg:x="11.216cm" svg:y="3.952cm" style:legend-expansion="high" chart:style-name="ch3"/>
        <chart:plot-area chart:style-name="ch4" table:cell-range-address="'SkipList.p0.0'.A1:'SkipList.p0.0'.A28 'SkipList.p0.0'.B2:'SkipList.p0.0'.C28 'SkipList.p0.0'.C1:'SkipList.p0.0'.C1" chart:data-source-has-labels="both" svg:x="1.331cm" svg:y="1.275cm" svg:width="9.565cm" svg:height="6.564cm">
          <chart:coordinate-region svg:x="2.138cm" svg:y="1.474cm" svg:width="8.293cm" svg:height="5.718cm"/>
          <chart:axis chart:dimension="x" chart:name="primary-x" chart:style-name="ch5" chartooo:axis-type="auto">
            <chart:title svg:x="5.963cm" svg:y="8.019cm" chart:style-name="ch6">
              <text:p>n</text:p>
            </chart:title>
            <chart:categories table:cell-range-address="'SkipList.p0.0'.A2:'SkipList.p0.0'.A28"/>
          </chart:axis>
          <chart:axis chart:dimension="y" chart:name="primary-y" chart:style-name="ch7">
            <chart:title svg:x="0.451cm" svg:y="4.945cm" chart:style-name="ch8">
              <text:p>t[ms]</text:p>
            </chart:title>
            <chart:grid chart:style-name="ch9" chart:class="major"/>
          </chart:axis>
          <chart:series chart:style-name="ch10" chart:values-cell-range-address="'SkipList.p0.0'.C2:'SkipList.p0.0'.C28" chart:label-cell-address="'SkipList.p0.0'.C1:'SkipList.p0.0'.C1" chart:class="chart:scatter">
            <chart:domain table:cell-range-address="'SkipList.p0.0'.B2:'SkipList.p0.0'.B28"/>
            <chart:regression-curve chart:style-name="ch11">
              <chart:equation chart:display-equation="true" chart:display-r-square="true"/>
            </chart:regression-curve>
            <chart:error-indicator chart:style-name="ch12" chart:dimension="y"/>
            <chart:data-point chart:repeated="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Insert</text:p>
                <draw:g>
                  <svg:desc>'SkipList.p0.0'.C1:'SkipList.p0.0'.C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SkipList.p0.0</text:p>
                <draw:g>
                  <svg:desc>'SkipList.p0.0'.A2:'SkipList.p0.0'.A28</svg:desc>
                </draw:g>
              </table:table-cell>
              <table:table-cell office:value-type="float" office:value="20">
                <text:p>20</text:p>
                <draw:g>
                  <svg:desc>'SkipList.p0.0'.B2:'SkipList.p0.0'.B28</svg:desc>
                </draw:g>
              </table:table-cell>
              <table:table-cell office:value-type="float" office:value="0">
                <text:p>0</text:p>
                <draw:g>
                  <svg:desc>'SkipList.p0.0'.C2:'SkipList.p0.0'.C28</svg:desc>
                </draw:g>
              </table:table-cell>
              <table:table-cell office:value-type="float" office:value="0">
                <text:p>0</text:p>
                <draw:g>
                  <svg:desc>'SkipList.p0.0'.D2:'SkipList.p0.0'.D28</svg:desc>
                </draw:g>
              </table:table-cell>
              <table:table-cell office:value-type="float" office:value="0">
                <text:p>0</text:p>
                <draw:g>
                  <svg:desc>'SkipList.p0.0'.D2:'SkipList.p0.0'.D28</svg:desc>
                </draw:g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600">
                <text:p>600</text:p>
              </table:table-cell>
              <table:table-cell office:value-type="float" office:value="0.15">
                <text:p>0.15</text:p>
              </table:table-cell>
              <table:table-cell office:value-type="float" office:value="0.653834841531">
                <text:p>0.653834841531</text:p>
              </table:table-cell>
              <table:table-cell office:value-type="float" office:value="0.653834841531">
                <text:p>0.653834841531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800">
                <text:p>800</text:p>
              </table:table-cell>
              <table:table-cell office:value-type="float" office:value="0.25">
                <text:p>0.25</text:p>
              </table:table-cell>
              <table:table-cell office:value-type="float" office:value="0.433012701892">
                <text:p>0.433012701892</text:p>
              </table:table-cell>
              <table:table-cell office:value-type="float" office:value="0.433012701892">
                <text:p>0.433012701892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900">
                <text:p>9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1000">
                <text:p>1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2000">
                <text:p>2000</text:p>
              </table:table-cell>
              <table:table-cell office:value-type="float" office:value="6.4">
                <text:p>6.4</text:p>
              </table:table-cell>
              <table:table-cell office:value-type="float" office:value="0.489897948557">
                <text:p>0.489897948557</text:p>
              </table:table-cell>
              <table:table-cell office:value-type="float" office:value="0.489897948557">
                <text:p>0.489897948557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3000">
                <text:p>3000</text:p>
              </table:table-cell>
              <table:table-cell office:value-type="float" office:value="16.4">
                <text:p>16.4</text:p>
              </table:table-cell>
              <table:table-cell office:value-type="float" office:value="0.734846922835">
                <text:p>0.734846922835</text:p>
              </table:table-cell>
              <table:table-cell office:value-type="float" office:value="0.734846922835">
                <text:p>0.734846922835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4000">
                <text:p>4000</text:p>
              </table:table-cell>
              <table:table-cell office:value-type="float" office:value="29.85">
                <text:p>29.85</text:p>
              </table:table-cell>
              <table:table-cell office:value-type="float" office:value="1.06183802908">
                <text:p>1.06183802908</text:p>
              </table:table-cell>
              <table:table-cell office:value-type="float" office:value="1.06183802908">
                <text:p>1.06183802908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5000">
                <text:p>5000</text:p>
              </table:table-cell>
              <table:table-cell office:value-type="float" office:value="47.25">
                <text:p>47.25</text:p>
              </table:table-cell>
              <table:table-cell office:value-type="float" office:value="1.259960316836">
                <text:p>1.259960316836</text:p>
              </table:table-cell>
              <table:table-cell office:value-type="float" office:value="1.259960316836">
                <text:p>1.259960316836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6000">
                <text:p>6000</text:p>
              </table:table-cell>
              <table:table-cell office:value-type="float" office:value="68.85">
                <text:p>68.85</text:p>
              </table:table-cell>
              <table:table-cell office:value-type="float" office:value="1.558043645089">
                <text:p>1.558043645089</text:p>
              </table:table-cell>
              <table:table-cell office:value-type="float" office:value="1.558043645089">
                <text:p>1.558043645089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7000">
                <text:p>7000</text:p>
              </table:table-cell>
              <table:table-cell office:value-type="float" office:value="94.35">
                <text:p>94.35</text:p>
              </table:table-cell>
              <table:table-cell office:value-type="float" office:value="1.152171862179">
                <text:p>1.152171862179</text:p>
              </table:table-cell>
              <table:table-cell office:value-type="float" office:value="1.152171862179">
                <text:p>1.152171862179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8000">
                <text:p>8000</text:p>
              </table:table-cell>
              <table:table-cell office:value-type="float" office:value="127.05">
                <text:p>127.05</text:p>
              </table:table-cell>
              <table:table-cell office:value-type="float" office:value="1.71682847134">
                <text:p>1.71682847134</text:p>
              </table:table-cell>
              <table:table-cell office:value-type="float" office:value="1.71682847134">
                <text:p>1.71682847134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9000">
                <text:p>9000</text:p>
              </table:table-cell>
              <table:table-cell office:value-type="float" office:value="160.9">
                <text:p>160.9</text:p>
              </table:table-cell>
              <table:table-cell office:value-type="float" office:value="4.158124577258">
                <text:p>4.158124577258</text:p>
              </table:table-cell>
              <table:table-cell office:value-type="float" office:value="4.158124577258">
                <text:p>4.158124577258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10000">
                <text:p>10000</text:p>
              </table:table-cell>
              <table:table-cell office:value-type="float" office:value="206.85">
                <text:p>206.85</text:p>
              </table:table-cell>
              <table:table-cell office:value-type="float" office:value="2.8332843133">
                <text:p>2.8332843133</text:p>
              </table:table-cell>
              <table:table-cell office:value-type="float" office:value="2.8332843133">
                <text:p>2.83328431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SkipList.p0.8'.D2:'SkipList.p0.8'.D46" chart:error-lower-range="'SkipList.p0.8'.D2:'SkipList.p0.8'.D46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SkipList.p0.8'.D2:'SkipList.p0.8'.D46" chart:error-lower-range="'SkipList.p0.8'.D2:'SkipList.p0.8'.D46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chart-properties chart:error-upper-indicator="true" chart:error-lower-indicator="true" chart:error-category="cell-range" chart:error-upper-range="'SkipList.p0.8'.D2:'SkipList.p0.8'.D46" chart:error-lower-range="'SkipList.p0.8'.D2:'SkipList.p0.8'.D46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79cm" svg:y="0.316cm" chart:style-name="ch2">
          <text:p>Wstawianie</text:p>
        </chart:title>
        <chart:legend chart:legend-position="end" svg:x="11.984cm" svg:y="3.952cm" style:legend-expansion="high" chart:style-name="ch3"/>
        <chart:plot-area chart:style-name="ch4" table:cell-range-address="'SkipList.p0.8'.A2:'SkipList.p0.8'.C46 'SkipList.p0.8'.C1:'SkipList.p0.8'.C1" chart:data-source-has-labels="both" svg:x="1.331cm" svg:y="1.275cm" svg:width="10.333cm" svg:height="6.564cm">
          <chart:coordinate-region svg:x="2.138cm" svg:y="1.474cm" svg:width="8.876cm" svg:height="5.718cm"/>
          <chart:axis chart:dimension="x" chart:name="primary-x" chart:style-name="ch5" chartooo:axis-type="auto">
            <chart:title svg:x="6.347cm" svg:y="8.019cm" chart:style-name="ch6">
              <text:p>n</text:p>
            </chart:title>
            <chart:categories table:cell-range-address="'SkipList.p0.8'.A2:'SkipList.p0.8'.A46"/>
          </chart:axis>
          <chart:axis chart:dimension="y" chart:name="primary-y" chart:style-name="ch7">
            <chart:title svg:x="0.451cm" svg:y="4.945cm" chart:style-name="ch8">
              <text:p>t[ms]</text:p>
            </chart:title>
            <chart:grid chart:style-name="ch9" chart:class="major"/>
          </chart:axis>
          <chart:series chart:style-name="ch10" chart:values-cell-range-address="'SkipList.p0.8'.C2:'SkipList.p0.8'.C46" chart:label-cell-address="'SkipList.p0.8'.C1:'SkipList.p0.8'.C1" chart:class="chart:scatter">
            <chart:domain table:cell-range-address="'SkipList.p0.8'.B2:'SkipList.p0.8'.B46"/>
            <chart:regression-curve chart:style-name="ch11">
              <chart:equation chart:display-equation="true" chart:display-r-square="true" svg:x="2.043cm" svg:y="0.958cm"/>
            </chart:regression-curve>
            <chart:error-indicator chart:style-name="ch12" chart:dimension="y"/>
            <chart:data-point chart:repeated="38"/>
            <chart:data-point chart:style-name="ch13"/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Insert</text:p>
                <draw:g>
                  <svg:desc>'SkipList.p0.8'.C1:'SkipList.p0.8'.C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SkipList.p0.8</text:p>
                <draw:g>
                  <svg:desc>'SkipList.p0.8'.A2:'SkipList.p0.8'.A46</svg:desc>
                </draw:g>
              </table:table-cell>
              <table:table-cell office:value-type="float" office:value="20">
                <text:p>20</text:p>
                <draw:g>
                  <svg:desc>'SkipList.p0.8'.B2:'SkipList.p0.8'.B46</svg:desc>
                </draw:g>
              </table:table-cell>
              <table:table-cell office:value-type="float" office:value="0">
                <text:p>0</text:p>
                <draw:g>
                  <svg:desc>'SkipList.p0.8'.C2:'SkipList.p0.8'.C46</svg:desc>
                </draw:g>
              </table:table-cell>
              <table:table-cell office:value-type="float" office:value="0">
                <text:p>0</text:p>
                <draw:g>
                  <svg:desc>'SkipList.p0.8'.D2:'SkipList.p0.8'.D46</svg:desc>
                </draw:g>
              </table:table-cell>
              <table:table-cell office:value-type="float" office:value="0">
                <text:p>0</text:p>
                <draw:g>
                  <svg:desc>'SkipList.p0.8'.D2:'SkipList.p0.8'.D46</svg:desc>
                </draw:g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3000">
                <text:p>300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4000">
                <text:p>4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5000">
                <text:p>5000</text:p>
              </table:table-cell>
              <table:table-cell office:value-type="float" office:value="1.1">
                <text:p>1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6000">
                <text:p>6000</text:p>
              </table:table-cell>
              <table:table-cell office:value-type="float" office:value="1.7">
                <text:p>1.7</text:p>
              </table:table-cell>
              <table:table-cell office:value-type="float" office:value="0.458257569496">
                <text:p>0.458257569496</text:p>
              </table:table-cell>
              <table:table-cell office:value-type="float" office:value="0.458257569496">
                <text:p>0.458257569496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7000">
                <text:p>7000</text:p>
              </table:table-cell>
              <table:table-cell office:value-type="float" office:value="2.05">
                <text:p>2.05</text:p>
              </table:table-cell>
              <table:table-cell office:value-type="float" office:value="0.217944947177">
                <text:p>0.217944947177</text:p>
              </table:table-cell>
              <table:table-cell office:value-type="float" office:value="0.217944947177">
                <text:p>0.217944947177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8000">
                <text:p>8000</text:p>
              </table:table-cell>
              <table:table-cell office:value-type="float" office:value="2.3">
                <text:p>2.3</text:p>
              </table:table-cell>
              <table:table-cell office:value-type="float" office:value="0.458257569496">
                <text:p>0.458257569496</text:p>
              </table:table-cell>
              <table:table-cell office:value-type="float" office:value="0.458257569496">
                <text:p>0.458257569496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9000">
                <text:p>9000</text:p>
              </table:table-cell>
              <table:table-cell office:value-type="float" office:value="2.7">
                <text:p>2.7</text:p>
              </table:table-cell>
              <table:table-cell office:value-type="float" office:value="0.640312423743">
                <text:p>0.640312423743</text:p>
              </table:table-cell>
              <table:table-cell office:value-type="float" office:value="0.640312423743">
                <text:p>0.640312423743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10000">
                <text:p>10000</text:p>
              </table:table-cell>
              <table:table-cell office:value-type="float" office:value="2.9">
                <text:p>2.9</text:p>
              </table:table-cell>
              <table:table-cell office:value-type="float" office:value="0.435889894354">
                <text:p>0.435889894354</text:p>
              </table:table-cell>
              <table:table-cell office:value-type="float" office:value="0.435889894354">
                <text:p>0.435889894354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20000">
                <text:p>20000</text:p>
              </table:table-cell>
              <table:table-cell office:value-type="float" office:value="6.65">
                <text:p>6.65</text:p>
              </table:table-cell>
              <table:table-cell office:value-type="float" office:value="0.572276157113">
                <text:p>0.572276157113</text:p>
              </table:table-cell>
              <table:table-cell office:value-type="float" office:value="0.572276157113">
                <text:p>0.572276157113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30000">
                <text:p>30000</text:p>
              </table:table-cell>
              <table:table-cell office:value-type="float" office:value="11.75">
                <text:p>11.75</text:p>
              </table:table-cell>
              <table:table-cell office:value-type="float" office:value="1.373863166403">
                <text:p>1.373863166403</text:p>
              </table:table-cell>
              <table:table-cell office:value-type="float" office:value="1.373863166403">
                <text:p>1.373863166403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40000">
                <text:p>40000</text:p>
              </table:table-cell>
              <table:table-cell office:value-type="float" office:value="14.7">
                <text:p>14.7</text:p>
              </table:table-cell>
              <table:table-cell office:value-type="float" office:value="0.842614977318">
                <text:p>0.842614977318</text:p>
              </table:table-cell>
              <table:table-cell office:value-type="float" office:value="0.842614977318">
                <text:p>0.842614977318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50000">
                <text:p>50000</text:p>
              </table:table-cell>
              <table:table-cell office:value-type="float" office:value="19.9">
                <text:p>19.9</text:p>
              </table:table-cell>
              <table:table-cell office:value-type="float" office:value="1.868154169227">
                <text:p>1.868154169227</text:p>
              </table:table-cell>
              <table:table-cell office:value-type="float" office:value="1.868154169227">
                <text:p>1.868154169227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60000">
                <text:p>60000</text:p>
              </table:table-cell>
              <table:table-cell office:value-type="float" office:value="24.9">
                <text:p>24.9</text:p>
              </table:table-cell>
              <table:table-cell office:value-type="float" office:value="2.527844931953">
                <text:p>2.527844931953</text:p>
              </table:table-cell>
              <table:table-cell office:value-type="float" office:value="2.527844931953">
                <text:p>2.527844931953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70000">
                <text:p>70000</text:p>
              </table:table-cell>
              <table:table-cell office:value-type="float" office:value="28.9">
                <text:p>28.9</text:p>
              </table:table-cell>
              <table:table-cell office:value-type="float" office:value="2.142428528563">
                <text:p>2.142428528563</text:p>
              </table:table-cell>
              <table:table-cell office:value-type="float" office:value="2.142428528563">
                <text:p>2.142428528563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80000">
                <text:p>80000</text:p>
              </table:table-cell>
              <table:table-cell office:value-type="float" office:value="33.25">
                <text:p>33.25</text:p>
              </table:table-cell>
              <table:table-cell office:value-type="float" office:value="2.605283094023">
                <text:p>2.605283094023</text:p>
              </table:table-cell>
              <table:table-cell office:value-type="float" office:value="2.605283094023">
                <text:p>2.605283094023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90000">
                <text:p>90000</text:p>
              </table:table-cell>
              <table:table-cell office:value-type="float" office:value="37.85">
                <text:p>37.85</text:p>
              </table:table-cell>
              <table:table-cell office:value-type="float" office:value="4.102133591194">
                <text:p>4.102133591194</text:p>
              </table:table-cell>
              <table:table-cell office:value-type="float" office:value="4.102133591194">
                <text:p>4.102133591194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100000">
                <text:p>100000</text:p>
              </table:table-cell>
              <table:table-cell office:value-type="float" office:value="42.75">
                <text:p>42.75</text:p>
              </table:table-cell>
              <table:table-cell office:value-type="float" office:value="3.519588044076">
                <text:p>3.519588044076</text:p>
              </table:table-cell>
              <table:table-cell office:value-type="float" office:value="3.519588044076">
                <text:p>3.519588044076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200000">
                <text:p>200000</text:p>
              </table:table-cell>
              <table:table-cell office:value-type="float" office:value="92.65">
                <text:p>92.65</text:p>
              </table:table-cell>
              <table:table-cell office:value-type="float" office:value="7.240683669379">
                <text:p>7.240683669379</text:p>
              </table:table-cell>
              <table:table-cell office:value-type="float" office:value="7.240683669379">
                <text:p>7.240683669379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300000">
                <text:p>300000</text:p>
              </table:table-cell>
              <table:table-cell office:value-type="float" office:value="151.8">
                <text:p>151.8</text:p>
              </table:table-cell>
              <table:table-cell office:value-type="float" office:value="11.864231959971">
                <text:p>11.864231959971</text:p>
              </table:table-cell>
              <table:table-cell office:value-type="float" office:value="11.864231959971">
                <text:p>11.864231959971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400000">
                <text:p>400000</text:p>
              </table:table-cell>
              <table:table-cell office:value-type="float" office:value="218.95">
                <text:p>218.95</text:p>
              </table:table-cell>
              <table:table-cell office:value-type="float" office:value="28.810544944516">
                <text:p>28.810544944516</text:p>
              </table:table-cell>
              <table:table-cell office:value-type="float" office:value="28.810544944516">
                <text:p>28.810544944516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500000">
                <text:p>500000</text:p>
              </table:table-cell>
              <table:table-cell office:value-type="float" office:value="278.65">
                <text:p>278.65</text:p>
              </table:table-cell>
              <table:table-cell office:value-type="float" office:value="26.987543422846">
                <text:p>26.987543422846</text:p>
              </table:table-cell>
              <table:table-cell office:value-type="float" office:value="26.987543422846">
                <text:p>26.987543422846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600000">
                <text:p>600000</text:p>
              </table:table-cell>
              <table:table-cell office:value-type="float" office:value="345.95">
                <text:p>345.95</text:p>
              </table:table-cell>
              <table:table-cell office:value-type="float" office:value="31.005604332121">
                <text:p>31.005604332121</text:p>
              </table:table-cell>
              <table:table-cell office:value-type="float" office:value="31.005604332121">
                <text:p>31.005604332121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700000">
                <text:p>700000</text:p>
              </table:table-cell>
              <table:table-cell office:value-type="float" office:value="415.3">
                <text:p>415.3</text:p>
              </table:table-cell>
              <table:table-cell office:value-type="float" office:value="32.405400784437">
                <text:p>32.405400784437</text:p>
              </table:table-cell>
              <table:table-cell office:value-type="float" office:value="32.405400784437">
                <text:p>32.405400784437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800000">
                <text:p>800000</text:p>
              </table:table-cell>
              <table:table-cell office:value-type="float" office:value="475.6">
                <text:p>475.6</text:p>
              </table:table-cell>
              <table:table-cell office:value-type="float" office:value="50.380948780268">
                <text:p>50.380948780268</text:p>
              </table:table-cell>
              <table:table-cell office:value-type="float" office:value="50.380948780268">
                <text:p>50.380948780268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900000">
                <text:p>900000</text:p>
              </table:table-cell>
              <table:table-cell office:value-type="float" office:value="567.6">
                <text:p>567.6</text:p>
              </table:table-cell>
              <table:table-cell office:value-type="float" office:value="44.747513897421">
                <text:p>44.747513897421</text:p>
              </table:table-cell>
              <table:table-cell office:value-type="float" office:value="44.747513897421">
                <text:p>44.747513897421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1000000">
                <text:p>1000000</text:p>
              </table:table-cell>
              <table:table-cell office:value-type="float" office:value="624.65">
                <text:p>624.65</text:p>
              </table:table-cell>
              <table:table-cell office:value-type="float" office:value="36.366571188386">
                <text:p>36.366571188386</text:p>
              </table:table-cell>
              <table:table-cell office:value-type="float" office:value="36.366571188386">
                <text:p>36.36657118838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SkipList.p0.8'.F2:'SkipList.p0.8'.F46" chart:error-lower-range="'SkipList.p0.8'.F2:'SkipList.p0.8'.F46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SkipList.p0.8'.F2:'SkipList.p0.8'.F46" chart:error-lower-range="'SkipList.p0.8'.F2:'SkipList.p0.8'.F46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chart-properties chart:error-upper-indicator="true" chart:error-lower-indicator="true" chart:error-category="cell-range" chart:error-upper-range="'SkipList.p0.8'.F2:'SkipList.p0.8'.F46" chart:error-lower-range="'SkipList.p0.8'.F2:'SkipList.p0.8'.F46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56cm" svg:y="0.316cm" chart:style-name="ch2">
          <text:p>Przeszukiwanie</text:p>
        </chart:title>
        <chart:legend chart:legend-position="end" svg:x="11.772cm" svg:y="3.952cm" style:legend-expansion="high" chart:style-name="ch3"/>
        <chart:plot-area chart:style-name="ch4" table:cell-range-address="'SkipList.p0.8'.A2:'SkipList.p0.8'.B46 'SkipList.p0.8'.E1:'SkipList.p0.8'.E46" chart:data-source-has-labels="both" svg:x="1.331cm" svg:y="1.275cm" svg:width="10.121cm" svg:height="6.564cm">
          <chart:coordinate-region svg:x="2.137cm" svg:y="1.474cm" svg:width="8.664cm" svg:height="5.718cm"/>
          <chart:axis chart:dimension="x" chart:name="primary-x" chart:style-name="ch5" chartooo:axis-type="auto">
            <chart:title svg:x="6.241cm" svg:y="8.019cm" chart:style-name="ch6">
              <text:p>n</text:p>
            </chart:title>
            <chart:categories table:cell-range-address="'SkipList.p0.8'.A2:'SkipList.p0.8'.A46"/>
          </chart:axis>
          <chart:axis chart:dimension="y" chart:name="primary-y" chart:style-name="ch7">
            <chart:title svg:x="0.451cm" svg:y="4.945cm" chart:style-name="ch8">
              <text:p>t[ms]</text:p>
            </chart:title>
            <chart:grid chart:style-name="ch9" chart:class="major"/>
          </chart:axis>
          <chart:series chart:style-name="ch10" chart:values-cell-range-address="'SkipList.p0.8'.E2:'SkipList.p0.8'.E46" chart:label-cell-address="'SkipList.p0.8'.E1:'SkipList.p0.8'.E1" chart:class="chart:scatter">
            <chart:domain table:cell-range-address="'SkipList.p0.8'.B2:'SkipList.p0.8'.B46"/>
            <chart:regression-curve chart:style-name="ch11">
              <chart:equation chart:display-equation="true" chart:display-r-square="true"/>
            </chart:regression-curve>
            <chart:error-indicator chart:style-name="ch12" chart:dimension="y"/>
            <chart:data-point chart:repeated="41"/>
            <chart:data-point chart:style-name="ch13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Search</text:p>
                <draw:g>
                  <svg:desc>'SkipList.p0.8'.E1:'SkipList.p0.8'.E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SkipList.p0.8</text:p>
                <draw:g>
                  <svg:desc>'SkipList.p0.8'.A2:'SkipList.p0.8'.A46</svg:desc>
                </draw:g>
              </table:table-cell>
              <table:table-cell office:value-type="float" office:value="20">
                <text:p>20</text:p>
                <draw:g>
                  <svg:desc>'SkipList.p0.8'.B2:'SkipList.p0.8'.B46</svg:desc>
                </draw:g>
              </table:table-cell>
              <table:table-cell office:value-type="float" office:value="0">
                <text:p>0</text:p>
                <draw:g>
                  <svg:desc>'SkipList.p0.8'.E2:'SkipList.p0.8'.E46</svg:desc>
                </draw:g>
              </table:table-cell>
              <table:table-cell office:value-type="float" office:value="0">
                <text:p>0</text:p>
                <draw:g>
                  <svg:desc>'SkipList.p0.8'.F2:'SkipList.p0.8'.F46</svg:desc>
                </draw:g>
              </table:table-cell>
              <table:table-cell office:value-type="float" office:value="0">
                <text:p>0</text:p>
                <draw:g>
                  <svg:desc>'SkipList.p0.8'.F2:'SkipList.p0.8'.F46</svg:desc>
                </draw:g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9000">
                <text:p>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20000">
                <text:p>20000</text:p>
              </table:table-cell>
              <table:table-cell office:value-type="float" office:value="0.95">
                <text:p>0.95</text:p>
              </table:table-cell>
              <table:table-cell office:value-type="float" office:value="0.217944947177">
                <text:p>0.217944947177</text:p>
              </table:table-cell>
              <table:table-cell office:value-type="float" office:value="0.217944947177">
                <text:p>0.217944947177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30000">
                <text:p>30000</text:p>
              </table:table-cell>
              <table:table-cell office:value-type="float" office:value="1.3">
                <text:p>1.3</text:p>
              </table:table-cell>
              <table:table-cell office:value-type="float" office:value="0.458257569496">
                <text:p>0.458257569496</text:p>
              </table:table-cell>
              <table:table-cell office:value-type="float" office:value="0.458257569496">
                <text:p>0.458257569496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40000">
                <text:p>40000</text:p>
              </table:table-cell>
              <table:table-cell office:value-type="float" office:value="2.15">
                <text:p>2.15</text:p>
              </table:table-cell>
              <table:table-cell office:value-type="float" office:value="0.357071421427">
                <text:p>0.357071421427</text:p>
              </table:table-cell>
              <table:table-cell office:value-type="float" office:value="0.357071421427">
                <text:p>0.357071421427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50000">
                <text:p>50000</text:p>
              </table:table-cell>
              <table:table-cell office:value-type="float" office:value="2.85">
                <text:p>2.85</text:p>
              </table:table-cell>
              <table:table-cell office:value-type="float" office:value="0.653834841531">
                <text:p>0.653834841531</text:p>
              </table:table-cell>
              <table:table-cell office:value-type="float" office:value="0.653834841531">
                <text:p>0.653834841531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60000">
                <text:p>60000</text:p>
              </table:table-cell>
              <table:table-cell office:value-type="float" office:value="3.35">
                <text:p>3.35</text:p>
              </table:table-cell>
              <table:table-cell office:value-type="float" office:value="0.726291952317">
                <text:p>0.726291952317</text:p>
              </table:table-cell>
              <table:table-cell office:value-type="float" office:value="0.726291952317">
                <text:p>0.726291952317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70000">
                <text:p>70000</text:p>
              </table:table-cell>
              <table:table-cell office:value-type="float" office:value="3.9">
                <text:p>3.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80000">
                <text:p>80000</text:p>
              </table:table-cell>
              <table:table-cell office:value-type="float" office:value="4.65">
                <text:p>4.65</text:p>
              </table:table-cell>
              <table:table-cell office:value-type="float" office:value="0.726291952317">
                <text:p>0.726291952317</text:p>
              </table:table-cell>
              <table:table-cell office:value-type="float" office:value="0.726291952317">
                <text:p>0.726291952317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90000">
                <text:p>90000</text:p>
              </table:table-cell>
              <table:table-cell office:value-type="float" office:value="5.5">
                <text:p>5.5</text:p>
              </table:table-cell>
              <table:table-cell office:value-type="float" office:value="0.921954445729">
                <text:p>0.921954445729</text:p>
              </table:table-cell>
              <table:table-cell office:value-type="float" office:value="0.921954445729">
                <text:p>0.921954445729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100000">
                <text:p>100000</text:p>
              </table:table-cell>
              <table:table-cell office:value-type="float" office:value="6.3">
                <text:p>6.3</text:p>
              </table:table-cell>
              <table:table-cell office:value-type="float" office:value="1.053565375285">
                <text:p>1.053565375285</text:p>
              </table:table-cell>
              <table:table-cell office:value-type="float" office:value="1.053565375285">
                <text:p>1.053565375285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200000">
                <text:p>200000</text:p>
              </table:table-cell>
              <table:table-cell office:value-type="float" office:value="14">
                <text:p>14</text:p>
              </table:table-cell>
              <table:table-cell office:value-type="float" office:value="1.224744871392">
                <text:p>1.224744871392</text:p>
              </table:table-cell>
              <table:table-cell office:value-type="float" office:value="1.224744871392">
                <text:p>1.224744871392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300000">
                <text:p>300000</text:p>
              </table:table-cell>
              <table:table-cell office:value-type="float" office:value="21.35">
                <text:p>21.35</text:p>
              </table:table-cell>
              <table:table-cell office:value-type="float" office:value="2.797766966708">
                <text:p>2.797766966708</text:p>
              </table:table-cell>
              <table:table-cell office:value-type="float" office:value="2.797766966708">
                <text:p>2.797766966708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400000">
                <text:p>400000</text:p>
              </table:table-cell>
              <table:table-cell office:value-type="float" office:value="28.9">
                <text:p>28.9</text:p>
              </table:table-cell>
              <table:table-cell office:value-type="float" office:value="3.223352292257">
                <text:p>3.223352292257</text:p>
              </table:table-cell>
              <table:table-cell office:value-type="float" office:value="3.223352292257">
                <text:p>3.223352292257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500000">
                <text:p>500000</text:p>
              </table:table-cell>
              <table:table-cell office:value-type="float" office:value="39.7">
                <text:p>39.7</text:p>
              </table:table-cell>
              <table:table-cell office:value-type="float" office:value="6.849087530467">
                <text:p>6.849087530467</text:p>
              </table:table-cell>
              <table:table-cell office:value-type="float" office:value="6.849087530467">
                <text:p>6.849087530467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600000">
                <text:p>600000</text:p>
              </table:table-cell>
              <table:table-cell office:value-type="float" office:value="54.1">
                <text:p>54.1</text:p>
              </table:table-cell>
              <table:table-cell office:value-type="float" office:value="6.905794668248">
                <text:p>6.905794668248</text:p>
              </table:table-cell>
              <table:table-cell office:value-type="float" office:value="6.905794668248">
                <text:p>6.905794668248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700000">
                <text:p>700000</text:p>
              </table:table-cell>
              <table:table-cell office:value-type="float" office:value="68.95">
                <text:p>68.95</text:p>
              </table:table-cell>
              <table:table-cell office:value-type="float" office:value="12.80419853017">
                <text:p>12.80419853017</text:p>
              </table:table-cell>
              <table:table-cell office:value-type="float" office:value="12.80419853017">
                <text:p>12.80419853017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800000">
                <text:p>800000</text:p>
              </table:table-cell>
              <table:table-cell office:value-type="float" office:value="78.9">
                <text:p>78.9</text:p>
              </table:table-cell>
              <table:table-cell office:value-type="float" office:value="16.501212076693">
                <text:p>16.501212076693</text:p>
              </table:table-cell>
              <table:table-cell office:value-type="float" office:value="16.501212076693">
                <text:p>16.501212076693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900000">
                <text:p>900000</text:p>
              </table:table-cell>
              <table:table-cell office:value-type="float" office:value="95.6">
                <text:p>95.6</text:p>
              </table:table-cell>
              <table:table-cell office:value-type="float" office:value="16.746342884343">
                <text:p>16.746342884343</text:p>
              </table:table-cell>
              <table:table-cell office:value-type="float" office:value="16.746342884343">
                <text:p>16.746342884343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1000000">
                <text:p>1000000</text:p>
              </table:table-cell>
              <table:table-cell office:value-type="float" office:value="121.25">
                <text:p>121.25</text:p>
              </table:table-cell>
              <table:table-cell office:value-type="float" office:value="25.061673926536">
                <text:p>25.061673926536</text:p>
              </table:table-cell>
              <table:table-cell office:value-type="float" office:value="25.061673926536">
                <text:p>25.06167392653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SkipList.p0.8'.H2:'SkipList.p0.8'.H46" chart:error-lower-range="'SkipList.p0.8'.H2:'SkipList.p0.8'.H46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SkipList.p0.8'.H2:'SkipList.p0.8'.H46" chart:error-lower-range="'SkipList.p0.8'.H2:'SkipList.p0.8'.H46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chart-properties chart:error-upper-indicator="true" chart:error-lower-indicator="true" chart:error-category="cell-range" chart:error-upper-range="'SkipList.p0.8'.H2:'SkipList.p0.8'.H46" chart:error-lower-range="'SkipList.p0.8'.H2:'SkipList.p0.8'.H46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51cm" svg:y="0.316cm" chart:style-name="ch2">
          <text:p>Usuwanie</text:p>
        </chart:title>
        <chart:legend chart:legend-position="end" svg:x="11.587cm" svg:y="3.952cm" style:legend-expansion="high" chart:style-name="ch3"/>
        <chart:plot-area chart:style-name="ch4" table:cell-range-address="'SkipList.p0.8'.A2:'SkipList.p0.8'.B46 'SkipList.p0.8'.G1:'SkipList.p0.8'.G46" chart:data-source-has-labels="both" svg:x="1.331cm" svg:y="1.275cm" svg:width="9.936cm" svg:height="6.564cm">
          <chart:coordinate-region svg:x="2.138cm" svg:y="1.474cm" svg:width="8.479cm" svg:height="5.718cm"/>
          <chart:axis chart:dimension="x" chart:name="primary-x" chart:style-name="ch5" chartooo:axis-type="auto">
            <chart:title svg:x="6.149cm" svg:y="8.019cm" chart:style-name="ch6">
              <text:p>n</text:p>
            </chart:title>
            <chart:categories table:cell-range-address="'SkipList.p0.8'.A2:'SkipList.p0.8'.A46"/>
          </chart:axis>
          <chart:axis chart:dimension="y" chart:name="primary-y" chart:style-name="ch7">
            <chart:title svg:x="0.451cm" svg:y="4.945cm" chart:style-name="ch8">
              <text:p>t[ms]</text:p>
            </chart:title>
            <chart:grid chart:style-name="ch9" chart:class="major"/>
          </chart:axis>
          <chart:series chart:style-name="ch10" chart:values-cell-range-address="'SkipList.p0.8'.G2:'SkipList.p0.8'.G46" chart:label-cell-address="'SkipList.p0.8'.G1:'SkipList.p0.8'.G1" chart:class="chart:scatter">
            <chart:domain table:cell-range-address="'SkipList.p0.8'.B2:'SkipList.p0.8'.B46"/>
            <chart:regression-curve chart:style-name="ch11">
              <chart:equation chart:display-equation="true" chart:display-r-square="true"/>
            </chart:regression-curve>
            <chart:error-indicator chart:style-name="ch12" chart:dimension="y"/>
            <chart:data-point chart:repeated="4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Remove</text:p>
                <draw:g>
                  <svg:desc>'SkipList.p0.8'.G1:'SkipList.p0.8'.G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SkipList.p0.8</text:p>
                <draw:g>
                  <svg:desc>'SkipList.p0.8'.A2:'SkipList.p0.8'.A46</svg:desc>
                </draw:g>
              </table:table-cell>
              <table:table-cell office:value-type="float" office:value="20">
                <text:p>20</text:p>
                <draw:g>
                  <svg:desc>'SkipList.p0.8'.B2:'SkipList.p0.8'.B46</svg:desc>
                </draw:g>
              </table:table-cell>
              <table:table-cell office:value-type="float" office:value="0">
                <text:p>0</text:p>
                <draw:g>
                  <svg:desc>'SkipList.p0.8'.G2:'SkipList.p0.8'.G46</svg:desc>
                </draw:g>
              </table:table-cell>
              <table:table-cell office:value-type="float" office:value="0">
                <text:p>0</text:p>
                <draw:g>
                  <svg:desc>'SkipList.p0.8'.H2:'SkipList.p0.8'.H46</svg:desc>
                </draw:g>
              </table:table-cell>
              <table:table-cell office:value-type="float" office:value="0">
                <text:p>0</text:p>
                <draw:g>
                  <svg:desc>'SkipList.p0.8'.H2:'SkipList.p0.8'.H46</svg:desc>
                </draw:g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9000">
                <text:p>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20000">
                <text:p>20000</text:p>
              </table:table-cell>
              <table:table-cell office:value-type="float" office:value="0.7">
                <text:p>0.7</text:p>
              </table:table-cell>
              <table:table-cell office:value-type="float" office:value="0.458257569496">
                <text:p>0.458257569496</text:p>
              </table:table-cell>
              <table:table-cell office:value-type="float" office:value="0.458257569496">
                <text:p>0.458257569496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30000">
                <text:p>30000</text:p>
              </table:table-cell>
              <table:table-cell office:value-type="float" office:value="1.1">
                <text:p>1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40000">
                <text:p>40000</text:p>
              </table:table-cell>
              <table:table-cell office:value-type="float" office:value="1.85">
                <text:p>1.85</text:p>
              </table:table-cell>
              <table:table-cell office:value-type="float" office:value="0.357071421427">
                <text:p>0.357071421427</text:p>
              </table:table-cell>
              <table:table-cell office:value-type="float" office:value="0.357071421427">
                <text:p>0.357071421427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50000">
                <text:p>50000</text:p>
              </table:table-cell>
              <table:table-cell office:value-type="float" office:value="2.4">
                <text:p>2.4</text:p>
              </table:table-cell>
              <table:table-cell office:value-type="float" office:value="0.489897948557">
                <text:p>0.489897948557</text:p>
              </table:table-cell>
              <table:table-cell office:value-type="float" office:value="0.489897948557">
                <text:p>0.489897948557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60000">
                <text:p>60000</text:p>
              </table:table-cell>
              <table:table-cell office:value-type="float" office:value="3">
                <text:p>3</text:p>
              </table:table-cell>
              <table:table-cell office:value-type="float" office:value="0.4472135955">
                <text:p>0.4472135955</text:p>
              </table:table-cell>
              <table:table-cell office:value-type="float" office:value="0.4472135955">
                <text:p>0.4472135955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70000">
                <text:p>70000</text:p>
              </table:table-cell>
              <table:table-cell office:value-type="float" office:value="3.45">
                <text:p>3.45</text:p>
              </table:table-cell>
              <table:table-cell office:value-type="float" office:value="0.589491306128">
                <text:p>0.589491306128</text:p>
              </table:table-cell>
              <table:table-cell office:value-type="float" office:value="0.589491306128">
                <text:p>0.589491306128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80000">
                <text:p>80000</text:p>
              </table:table-cell>
              <table:table-cell office:value-type="float" office:value="4.3">
                <text:p>4.3</text:p>
              </table:table-cell>
              <table:table-cell office:value-type="float" office:value="0.458257569496">
                <text:p>0.458257569496</text:p>
              </table:table-cell>
              <table:table-cell office:value-type="float" office:value="0.458257569496">
                <text:p>0.458257569496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90000">
                <text:p>90000</text:p>
              </table:table-cell>
              <table:table-cell office:value-type="float" office:value="5.15">
                <text:p>5.15</text:p>
              </table:table-cell>
              <table:table-cell office:value-type="float" office:value="0.726291952317">
                <text:p>0.726291952317</text:p>
              </table:table-cell>
              <table:table-cell office:value-type="float" office:value="0.726291952317">
                <text:p>0.726291952317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100000">
                <text:p>100000</text:p>
              </table:table-cell>
              <table:table-cell office:value-type="float" office:value="5.55">
                <text:p>5.55</text:p>
              </table:table-cell>
              <table:table-cell office:value-type="float" office:value="0.739932429347">
                <text:p>0.739932429347</text:p>
              </table:table-cell>
              <table:table-cell office:value-type="float" office:value="0.739932429347">
                <text:p>0.739932429347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200000">
                <text:p>200000</text:p>
              </table:table-cell>
              <table:table-cell office:value-type="float" office:value="12.85">
                <text:p>12.85</text:p>
              </table:table-cell>
              <table:table-cell office:value-type="float" office:value="1.558043645088">
                <text:p>1.558043645088</text:p>
              </table:table-cell>
              <table:table-cell office:value-type="float" office:value="1.558043645088">
                <text:p>1.558043645088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300000">
                <text:p>300000</text:p>
              </table:table-cell>
              <table:table-cell office:value-type="float" office:value="18.85">
                <text:p>18.85</text:p>
              </table:table-cell>
              <table:table-cell office:value-type="float" office:value="1.904599695474">
                <text:p>1.904599695474</text:p>
              </table:table-cell>
              <table:table-cell office:value-type="float" office:value="1.904599695474">
                <text:p>1.904599695474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400000">
                <text:p>400000</text:p>
              </table:table-cell>
              <table:table-cell office:value-type="float" office:value="26.05">
                <text:p>26.05</text:p>
              </table:table-cell>
              <table:table-cell office:value-type="float" office:value="3.36860505254">
                <text:p>3.36860505254</text:p>
              </table:table-cell>
              <table:table-cell office:value-type="float" office:value="3.36860505254">
                <text:p>3.36860505254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500000">
                <text:p>500000</text:p>
              </table:table-cell>
              <table:table-cell office:value-type="float" office:value="35.7">
                <text:p>35.7</text:p>
              </table:table-cell>
              <table:table-cell office:value-type="float" office:value="4.680811895387">
                <text:p>4.680811895387</text:p>
              </table:table-cell>
              <table:table-cell office:value-type="float" office:value="4.680811895387">
                <text:p>4.680811895387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600000">
                <text:p>600000</text:p>
              </table:table-cell>
              <table:table-cell office:value-type="float" office:value="52.7">
                <text:p>52.7</text:p>
              </table:table-cell>
              <table:table-cell office:value-type="float" office:value="3.702701716315">
                <text:p>3.702701716315</text:p>
              </table:table-cell>
              <table:table-cell office:value-type="float" office:value="3.702701716315">
                <text:p>3.702701716315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700000">
                <text:p>700000</text:p>
              </table:table-cell>
              <table:table-cell office:value-type="float" office:value="70.95">
                <text:p>70.95</text:p>
              </table:table-cell>
              <table:table-cell office:value-type="float" office:value="9.568045777482">
                <text:p>9.568045777482</text:p>
              </table:table-cell>
              <table:table-cell office:value-type="float" office:value="9.568045777482">
                <text:p>9.568045777482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800000">
                <text:p>800000</text:p>
              </table:table-cell>
              <table:table-cell office:value-type="float" office:value="84.05">
                <text:p>84.05</text:p>
              </table:table-cell>
              <table:table-cell office:value-type="float" office:value="8.046583125774">
                <text:p>8.046583125774</text:p>
              </table:table-cell>
              <table:table-cell office:value-type="float" office:value="8.046583125774">
                <text:p>8.046583125774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900000">
                <text:p>900000</text:p>
              </table:table-cell>
              <table:table-cell office:value-type="float" office:value="102.35">
                <text:p>102.35</text:p>
              </table:table-cell>
              <table:table-cell office:value-type="float" office:value="8.045340266266">
                <text:p>8.045340266266</text:p>
              </table:table-cell>
              <table:table-cell office:value-type="float" office:value="8.045340266266">
                <text:p>8.045340266266</text:p>
              </table:table-cell>
            </table:table-row>
            <table:table-row>
              <table:table-cell office:value-type="string">
                <text:p>SkipList.p0.8</text:p>
              </table:table-cell>
              <table:table-cell office:value-type="float" office:value="1000000">
                <text:p>1000000</text:p>
              </table:table-cell>
              <table:table-cell office:value-type="float" office:value="120.8">
                <text:p>120.8</text:p>
              </table:table-cell>
              <table:table-cell office:value-type="float" office:value="8.640601830891">
                <text:p>8.640601830891</text:p>
              </table:table-cell>
              <table:table-cell office:value-type="float" office:value="8.640601830891">
                <text:p>8.64060183089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BSTSet.D2:BSTSet.D46" chart:error-lower-range="BSTSet.D2:BSTSet.D46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BSTSet.D2:BSTSet.D46" chart:error-lower-range="BSTSet.D2:BSTSet.D46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chart-properties chart:error-upper-indicator="true" chart:error-lower-indicator="true" chart:error-category="cell-range" chart:error-upper-range="BSTSet.D2:BSTSet.D46" chart:error-lower-range="BSTSet.D2:BSTSet.D46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79cm" svg:y="0.316cm" chart:style-name="ch2">
          <text:p>Wstawianie</text:p>
        </chart:title>
        <chart:legend chart:legend-position="end" svg:x="11.984cm" svg:y="3.952cm" style:legend-expansion="high" chart:style-name="ch3"/>
        <chart:plot-area chart:style-name="ch4" table:cell-range-address="BSTSet.A2:BSTSet.C46 BSTSet.C1:BSTSet.C1" chart:data-source-has-labels="both" svg:x="1.331cm" svg:y="1.275cm" svg:width="10.333cm" svg:height="6.564cm">
          <chart:coordinate-region svg:x="2.138cm" svg:y="1.474cm" svg:width="8.876cm" svg:height="5.718cm"/>
          <chart:axis chart:dimension="x" chart:name="primary-x" chart:style-name="ch5" chartooo:axis-type="auto">
            <chart:title svg:x="6.347cm" svg:y="8.019cm" chart:style-name="ch6">
              <text:p>n</text:p>
            </chart:title>
            <chart:categories table:cell-range-address="BSTSet.A2:BSTSet.A46"/>
          </chart:axis>
          <chart:axis chart:dimension="y" chart:name="primary-y" chart:style-name="ch7">
            <chart:title svg:x="0.451cm" svg:y="4.945cm" chart:style-name="ch8">
              <text:p>t[ms]</text:p>
            </chart:title>
            <chart:grid chart:style-name="ch9" chart:class="major"/>
          </chart:axis>
          <chart:series chart:style-name="ch10" chart:values-cell-range-address="BSTSet.C2:BSTSet.C46" chart:label-cell-address="BSTSet.C1:BSTSet.C1" chart:class="chart:scatter">
            <chart:domain table:cell-range-address="BSTSet.B2:BSTSet.B46"/>
            <chart:regression-curve chart:style-name="ch11">
              <chart:equation chart:display-equation="true" chart:display-r-square="true" svg:x="2.043cm" svg:y="0.958cm"/>
            </chart:regression-curve>
            <chart:error-indicator chart:style-name="ch12" chart:dimension="y"/>
            <chart:data-point chart:repeated="38"/>
            <chart:data-point chart:style-name="ch13"/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Insert</text:p>
                <draw:g>
                  <svg:desc>BSTSet.C1:BSTSet.C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BSTSet</text:p>
                <draw:g>
                  <svg:desc>BSTSet.A2:BSTSet.A46</svg:desc>
                </draw:g>
              </table:table-cell>
              <table:table-cell office:value-type="float" office:value="20">
                <text:p>20</text:p>
                <draw:g>
                  <svg:desc>BSTSet.B2:BSTSet.B46</svg:desc>
                </draw:g>
              </table:table-cell>
              <table:table-cell office:value-type="float" office:value="0">
                <text:p>0</text:p>
                <draw:g>
                  <svg:desc>BSTSet.C2:BSTSet.C46</svg:desc>
                </draw:g>
              </table:table-cell>
              <table:table-cell office:value-type="float" office:value="0">
                <text:p>0</text:p>
                <draw:g>
                  <svg:desc>BSTSet.D2:BSTSet.D46</svg:desc>
                </draw:g>
              </table:table-cell>
              <table:table-cell office:value-type="float" office:value="0">
                <text:p>0</text:p>
                <draw:g>
                  <svg:desc>BSTSet.D2:BSTSet.D46</svg:desc>
                </draw:g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700">
                <text:p>700</text:p>
              </table:table-cell>
              <table:table-cell office:value-type="float" office:value="0.1">
                <text:p>0.1</text:p>
              </table:table-cell>
              <table:table-cell office:value-type="float" office:value="0.435889894354">
                <text:p>0.435889894354</text:p>
              </table:table-cell>
              <table:table-cell office:value-type="float" office:value="0.435889894354">
                <text:p>0.435889894354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7000">
                <text:p>7000</text:p>
              </table:table-cell>
              <table:table-cell office:value-type="float" office:value="0.05">
                <text:p>0.05</text:p>
              </table:table-cell>
              <table:table-cell office:value-type="float" office:value="0.217944947177">
                <text:p>0.217944947177</text:p>
              </table:table-cell>
              <table:table-cell office:value-type="float" office:value="0.217944947177">
                <text:p>0.217944947177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8000">
                <text:p>8000</text:p>
              </table:table-cell>
              <table:table-cell office:value-type="float" office:value="0.3">
                <text:p>0.3</text:p>
              </table:table-cell>
              <table:table-cell office:value-type="float" office:value="0.556776436283">
                <text:p>0.556776436283</text:p>
              </table:table-cell>
              <table:table-cell office:value-type="float" office:value="0.556776436283">
                <text:p>0.556776436283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9000">
                <text:p>900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20000">
                <text:p>200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30000">
                <text:p>300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40000">
                <text:p>40000</text:p>
              </table:table-cell>
              <table:table-cell office:value-type="float" office:value="6.1">
                <text:p>6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50000">
                <text:p>50000</text:p>
              </table:table-cell>
              <table:table-cell office:value-type="float" office:value="8.45">
                <text:p>8.45</text:p>
              </table:table-cell>
              <table:table-cell office:value-type="float" office:value="0.804673846972">
                <text:p>0.804673846972</text:p>
              </table:table-cell>
              <table:table-cell office:value-type="float" office:value="0.804673846972">
                <text:p>0.804673846972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60000">
                <text:p>60000</text:p>
              </table:table-cell>
              <table:table-cell office:value-type="float" office:value="10.55">
                <text:p>10.55</text:p>
              </table:table-cell>
              <table:table-cell office:value-type="float" office:value="0.497493718553">
                <text:p>0.497493718553</text:p>
              </table:table-cell>
              <table:table-cell office:value-type="float" office:value="0.497493718553">
                <text:p>0.497493718553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70000">
                <text:p>70000</text:p>
              </table:table-cell>
              <table:table-cell office:value-type="float" office:value="12.9">
                <text:p>12.9</text:p>
              </table:table-cell>
              <table:table-cell office:value-type="float" office:value="0.768114574787">
                <text:p>0.768114574787</text:p>
              </table:table-cell>
              <table:table-cell office:value-type="float" office:value="0.768114574787">
                <text:p>0.768114574787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80000">
                <text:p>80000</text:p>
              </table:table-cell>
              <table:table-cell office:value-type="float" office:value="15.15">
                <text:p>15.15</text:p>
              </table:table-cell>
              <table:table-cell office:value-type="float" office:value="0.476969600709">
                <text:p>0.476969600709</text:p>
              </table:table-cell>
              <table:table-cell office:value-type="float" office:value="0.476969600709">
                <text:p>0.476969600709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90000">
                <text:p>90000</text:p>
              </table:table-cell>
              <table:table-cell office:value-type="float" office:value="17.75">
                <text:p>17.75</text:p>
              </table:table-cell>
              <table:table-cell office:value-type="float" office:value="0.622494979899">
                <text:p>0.622494979899</text:p>
              </table:table-cell>
              <table:table-cell office:value-type="float" office:value="0.622494979899">
                <text:p>0.622494979899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100000">
                <text:p>100000</text:p>
              </table:table-cell>
              <table:table-cell office:value-type="float" office:value="20.1">
                <text:p>20.1</text:p>
              </table:table-cell>
              <table:table-cell office:value-type="float" office:value="0.435889894354">
                <text:p>0.435889894354</text:p>
              </table:table-cell>
              <table:table-cell office:value-type="float" office:value="0.435889894354">
                <text:p>0.435889894354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200000">
                <text:p>200000</text:p>
              </table:table-cell>
              <table:table-cell office:value-type="float" office:value="50.1">
                <text:p>50.1</text:p>
              </table:table-cell>
              <table:table-cell office:value-type="float" office:value="3.047950130826">
                <text:p>3.047950130826</text:p>
              </table:table-cell>
              <table:table-cell office:value-type="float" office:value="3.047950130826">
                <text:p>3.047950130826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300000">
                <text:p>300000</text:p>
              </table:table-cell>
              <table:table-cell office:value-type="float" office:value="101.2">
                <text:p>101.2</text:p>
              </table:table-cell>
              <table:table-cell office:value-type="float" office:value="13.42981757136">
                <text:p>13.42981757136</text:p>
              </table:table-cell>
              <table:table-cell office:value-type="float" office:value="13.42981757136">
                <text:p>13.42981757136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400000">
                <text:p>400000</text:p>
              </table:table-cell>
              <table:table-cell office:value-type="float" office:value="173.55">
                <text:p>173.55</text:p>
              </table:table-cell>
              <table:table-cell office:value-type="float" office:value="8.464484626958">
                <text:p>8.464484626958</text:p>
              </table:table-cell>
              <table:table-cell office:value-type="float" office:value="8.464484626958">
                <text:p>8.464484626958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500000">
                <text:p>500000</text:p>
              </table:table-cell>
              <table:table-cell office:value-type="float" office:value="256.55">
                <text:p>256.55</text:p>
              </table:table-cell>
              <table:table-cell office:value-type="float" office:value="16.653753330705">
                <text:p>16.653753330705</text:p>
              </table:table-cell>
              <table:table-cell office:value-type="float" office:value="16.653753330705">
                <text:p>16.653753330705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600000">
                <text:p>600000</text:p>
              </table:table-cell>
              <table:table-cell office:value-type="float" office:value="358.25">
                <text:p>358.25</text:p>
              </table:table-cell>
              <table:table-cell office:value-type="float" office:value="14.972892172189">
                <text:p>14.972892172189</text:p>
              </table:table-cell>
              <table:table-cell office:value-type="float" office:value="14.972892172189">
                <text:p>14.972892172189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700000">
                <text:p>700000</text:p>
              </table:table-cell>
              <table:table-cell office:value-type="float" office:value="466.35">
                <text:p>466.35</text:p>
              </table:table-cell>
              <table:table-cell office:value-type="float" office:value="14.32925329527">
                <text:p>14.32925329527</text:p>
              </table:table-cell>
              <table:table-cell office:value-type="float" office:value="14.32925329527">
                <text:p>14.32925329527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800000">
                <text:p>800000</text:p>
              </table:table-cell>
              <table:table-cell office:value-type="float" office:value="566.3">
                <text:p>566.3</text:p>
              </table:table-cell>
              <table:table-cell office:value-type="float" office:value="20.209156340629">
                <text:p>20.209156340629</text:p>
              </table:table-cell>
              <table:table-cell office:value-type="float" office:value="20.209156340629">
                <text:p>20.209156340629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900000">
                <text:p>900000</text:p>
              </table:table-cell>
              <table:table-cell office:value-type="float" office:value="687.35">
                <text:p>687.35</text:p>
              </table:table-cell>
              <table:table-cell office:value-type="float" office:value="59.815779690648">
                <text:p>59.815779690648</text:p>
              </table:table-cell>
              <table:table-cell office:value-type="float" office:value="59.815779690648">
                <text:p>59.815779690648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1000000">
                <text:p>1000000</text:p>
              </table:table-cell>
              <table:table-cell office:value-type="float" office:value="811.85">
                <text:p>811.85</text:p>
              </table:table-cell>
              <table:table-cell office:value-type="float" office:value="58.574119711695">
                <text:p>58.574119711695</text:p>
              </table:table-cell>
              <table:table-cell office:value-type="float" office:value="58.574119711695">
                <text:p>58.57411971169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BSTSet.F2:BSTSet.F46" chart:error-lower-range="BSTSet.F2:BSTSet.F46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BSTSet.F2:BSTSet.F46" chart:error-lower-range="BSTSet.F2:BSTSet.F46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chart-properties chart:error-upper-indicator="true" chart:error-lower-indicator="true" chart:error-category="cell-range" chart:error-upper-range="BSTSet.F2:BSTSet.F46" chart:error-lower-range="BSTSet.F2:BSTSet.F46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56cm" svg:y="0.316cm" chart:style-name="ch2">
          <text:p>Przeszukiwanie</text:p>
        </chart:title>
        <chart:legend chart:legend-position="end" svg:x="11.772cm" svg:y="3.952cm" style:legend-expansion="high" chart:style-name="ch3"/>
        <chart:plot-area chart:style-name="ch4" table:cell-range-address="BSTSet.A2:BSTSet.B46 BSTSet.E1:BSTSet.E46" chart:data-source-has-labels="both" svg:x="1.331cm" svg:y="1.275cm" svg:width="10.121cm" svg:height="6.564cm">
          <chart:coordinate-region svg:x="2.138cm" svg:y="1.474cm" svg:width="8.664cm" svg:height="5.718cm"/>
          <chart:axis chart:dimension="x" chart:name="primary-x" chart:style-name="ch5" chartooo:axis-type="auto">
            <chart:title svg:x="6.241cm" svg:y="8.019cm" chart:style-name="ch6">
              <text:p>n</text:p>
            </chart:title>
            <chart:categories table:cell-range-address="BSTSet.A2:BSTSet.A46"/>
          </chart:axis>
          <chart:axis chart:dimension="y" chart:name="primary-y" chart:style-name="ch7">
            <chart:title svg:x="0.451cm" svg:y="4.945cm" chart:style-name="ch8">
              <text:p>t[ms]</text:p>
            </chart:title>
            <chart:grid chart:style-name="ch9" chart:class="major"/>
          </chart:axis>
          <chart:series chart:style-name="ch10" chart:values-cell-range-address="BSTSet.E2:BSTSet.E46" chart:label-cell-address="BSTSet.E1:BSTSet.E1" chart:class="chart:scatter">
            <chart:domain table:cell-range-address="BSTSet.B2:BSTSet.B46"/>
            <chart:regression-curve chart:style-name="ch11">
              <chart:equation chart:display-equation="true" chart:display-r-square="true"/>
            </chart:regression-curve>
            <chart:error-indicator chart:style-name="ch12" chart:dimension="y"/>
            <chart:data-point chart:repeated="41"/>
            <chart:data-point chart:style-name="ch13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Search</text:p>
                <draw:g>
                  <svg:desc>BSTSet.E1:BSTSet.E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BSTSet</text:p>
                <draw:g>
                  <svg:desc>BSTSet.A2:BSTSet.A46</svg:desc>
                </draw:g>
              </table:table-cell>
              <table:table-cell office:value-type="float" office:value="20">
                <text:p>20</text:p>
                <draw:g>
                  <svg:desc>BSTSet.B2:BSTSet.B46</svg:desc>
                </draw:g>
              </table:table-cell>
              <table:table-cell office:value-type="float" office:value="0">
                <text:p>0</text:p>
                <draw:g>
                  <svg:desc>BSTSet.E2:BSTSet.E46</svg:desc>
                </draw:g>
              </table:table-cell>
              <table:table-cell office:value-type="float" office:value="0">
                <text:p>0</text:p>
                <draw:g>
                  <svg:desc>BSTSet.F2:BSTSet.F46</svg:desc>
                </draw:g>
              </table:table-cell>
              <table:table-cell office:value-type="float" office:value="0">
                <text:p>0</text:p>
                <draw:g>
                  <svg:desc>BSTSet.F2:BSTSet.F46</svg:desc>
                </draw:g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7000">
                <text:p>7000</text:p>
              </table:table-cell>
              <table:table-cell office:value-type="float" office:value="0.3">
                <text:p>0.3</text:p>
              </table:table-cell>
              <table:table-cell office:value-type="float" office:value="0.458257569496">
                <text:p>0.458257569496</text:p>
              </table:table-cell>
              <table:table-cell office:value-type="float" office:value="0.458257569496">
                <text:p>0.458257569496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8000">
                <text:p>8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9000">
                <text:p>9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20000">
                <text:p>200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30000">
                <text:p>300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40000">
                <text:p>40000</text:p>
              </table:table-cell>
              <table:table-cell office:value-type="float" office:value="7.3">
                <text:p>7.3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50000">
                <text:p>50000</text:p>
              </table:table-cell>
              <table:table-cell office:value-type="float" office:value="9.6">
                <text:p>9.6</text:p>
              </table:table-cell>
              <table:table-cell office:value-type="float" office:value="0.663324958071">
                <text:p>0.663324958071</text:p>
              </table:table-cell>
              <table:table-cell office:value-type="float" office:value="0.663324958071">
                <text:p>0.663324958071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60000">
                <text:p>60000</text:p>
              </table:table-cell>
              <table:table-cell office:value-type="float" office:value="12.25">
                <text:p>12.25</text:p>
              </table:table-cell>
              <table:table-cell office:value-type="float" office:value="0.433012701892">
                <text:p>0.433012701892</text:p>
              </table:table-cell>
              <table:table-cell office:value-type="float" office:value="0.433012701892">
                <text:p>0.433012701892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70000">
                <text:p>70000</text:p>
              </table:table-cell>
              <table:table-cell office:value-type="float" office:value="14.85">
                <text:p>14.85</text:p>
              </table:table-cell>
              <table:table-cell office:value-type="float" office:value="0.572276157113">
                <text:p>0.572276157113</text:p>
              </table:table-cell>
              <table:table-cell office:value-type="float" office:value="0.572276157113">
                <text:p>0.572276157113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80000">
                <text:p>80000</text:p>
              </table:table-cell>
              <table:table-cell office:value-type="float" office:value="17.55">
                <text:p>17.55</text:p>
              </table:table-cell>
              <table:table-cell office:value-type="float" office:value="0.739932429347">
                <text:p>0.739932429347</text:p>
              </table:table-cell>
              <table:table-cell office:value-type="float" office:value="0.739932429347">
                <text:p>0.739932429347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90000">
                <text:p>90000</text:p>
              </table:table-cell>
              <table:table-cell office:value-type="float" office:value="20.4">
                <text:p>20.4</text:p>
              </table:table-cell>
              <table:table-cell office:value-type="float" office:value="0.734846922835">
                <text:p>0.734846922835</text:p>
              </table:table-cell>
              <table:table-cell office:value-type="float" office:value="0.734846922835">
                <text:p>0.734846922835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100000">
                <text:p>100000</text:p>
              </table:table-cell>
              <table:table-cell office:value-type="float" office:value="23">
                <text:p>23</text:p>
              </table:table-cell>
              <table:table-cell office:value-type="float" office:value="0.547722557505">
                <text:p>0.547722557505</text:p>
              </table:table-cell>
              <table:table-cell office:value-type="float" office:value="0.547722557505">
                <text:p>0.547722557505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200000">
                <text:p>200000</text:p>
              </table:table-cell>
              <table:table-cell office:value-type="float" office:value="56">
                <text:p>56</text:p>
              </table:table-cell>
              <table:table-cell office:value-type="float" office:value="4.098780306384">
                <text:p>4.098780306384</text:p>
              </table:table-cell>
              <table:table-cell office:value-type="float" office:value="4.098780306384">
                <text:p>4.098780306384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300000">
                <text:p>300000</text:p>
              </table:table-cell>
              <table:table-cell office:value-type="float" office:value="111">
                <text:p>111</text:p>
              </table:table-cell>
              <table:table-cell office:value-type="float" office:value="5.205766033929">
                <text:p>5.205766033929</text:p>
              </table:table-cell>
              <table:table-cell office:value-type="float" office:value="5.205766033929">
                <text:p>5.205766033929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400000">
                <text:p>400000</text:p>
              </table:table-cell>
              <table:table-cell office:value-type="float" office:value="185.95">
                <text:p>185.95</text:p>
              </table:table-cell>
              <table:table-cell office:value-type="float" office:value="10.077077949485">
                <text:p>10.077077949485</text:p>
              </table:table-cell>
              <table:table-cell office:value-type="float" office:value="10.077077949485">
                <text:p>10.077077949485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500000">
                <text:p>500000</text:p>
              </table:table-cell>
              <table:table-cell office:value-type="float" office:value="267.7">
                <text:p>267.7</text:p>
              </table:table-cell>
              <table:table-cell office:value-type="float" office:value="35.020137064266">
                <text:p>35.020137064266</text:p>
              </table:table-cell>
              <table:table-cell office:value-type="float" office:value="35.020137064266">
                <text:p>35.020137064266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600000">
                <text:p>600000</text:p>
              </table:table-cell>
              <table:table-cell office:value-type="float" office:value="344.7">
                <text:p>344.7</text:p>
              </table:table-cell>
              <table:table-cell office:value-type="float" office:value="30.240866389705">
                <text:p>30.240866389705</text:p>
              </table:table-cell>
              <table:table-cell office:value-type="float" office:value="30.240866389705">
                <text:p>30.240866389705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700000">
                <text:p>700000</text:p>
              </table:table-cell>
              <table:table-cell office:value-type="float" office:value="456.05">
                <text:p>456.05</text:p>
              </table:table-cell>
              <table:table-cell office:value-type="float" office:value="39.468310072766">
                <text:p>39.468310072766</text:p>
              </table:table-cell>
              <table:table-cell office:value-type="float" office:value="39.468310072766">
                <text:p>39.468310072766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800000">
                <text:p>800000</text:p>
              </table:table-cell>
              <table:table-cell office:value-type="float" office:value="560.35">
                <text:p>560.35</text:p>
              </table:table-cell>
              <table:table-cell office:value-type="float" office:value="38.576255650335">
                <text:p>38.576255650335</text:p>
              </table:table-cell>
              <table:table-cell office:value-type="float" office:value="38.576255650335">
                <text:p>38.576255650335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900000">
                <text:p>900000</text:p>
              </table:table-cell>
              <table:table-cell office:value-type="float" office:value="660.9">
                <text:p>660.9</text:p>
              </table:table-cell>
              <table:table-cell office:value-type="float" office:value="69.281960133934">
                <text:p>69.281960133934</text:p>
              </table:table-cell>
              <table:table-cell office:value-type="float" office:value="69.281960133934">
                <text:p>69.281960133934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1000000">
                <text:p>1000000</text:p>
              </table:table-cell>
              <table:table-cell office:value-type="float" office:value="780.4">
                <text:p>780.4</text:p>
              </table:table-cell>
              <table:table-cell office:value-type="float" office:value="81.705201792785">
                <text:p>81.705201792785</text:p>
              </table:table-cell>
              <table:table-cell office:value-type="float" office:value="81.705201792785">
                <text:p>81.70520179278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BSTSet.H2:BSTSet.H46" chart:error-lower-range="BSTSet.H2:BSTSet.H46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BSTSet.H2:BSTSet.H46" chart:error-lower-range="BSTSet.H2:BSTSet.H46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chart-properties chart:error-upper-indicator="true" chart:error-lower-indicator="true" chart:error-category="cell-range" chart:error-upper-range="BSTSet.H2:BSTSet.H46" chart:error-lower-range="BSTSet.H2:BSTSet.H46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51cm" svg:y="0.316cm" chart:style-name="ch2">
          <text:p>Usuwanie</text:p>
        </chart:title>
        <chart:legend chart:legend-position="end" svg:x="11.587cm" svg:y="3.952cm" style:legend-expansion="high" chart:style-name="ch3"/>
        <chart:plot-area chart:style-name="ch4" table:cell-range-address="BSTSet.A2:BSTSet.B46 BSTSet.G1:BSTSet.G46" chart:data-source-has-labels="both" svg:x="1.331cm" svg:y="1.275cm" svg:width="9.936cm" svg:height="6.564cm">
          <chart:coordinate-region svg:x="2.138cm" svg:y="1.474cm" svg:width="8.479cm" svg:height="5.718cm"/>
          <chart:axis chart:dimension="x" chart:name="primary-x" chart:style-name="ch5" chartooo:axis-type="auto">
            <chart:title svg:x="6.149cm" svg:y="8.019cm" chart:style-name="ch6">
              <text:p>n</text:p>
            </chart:title>
            <chart:categories table:cell-range-address="BSTSet.A2:BSTSet.A46"/>
          </chart:axis>
          <chart:axis chart:dimension="y" chart:name="primary-y" chart:style-name="ch7">
            <chart:title svg:x="0.451cm" svg:y="4.945cm" chart:style-name="ch8">
              <text:p>t[ms]</text:p>
            </chart:title>
            <chart:grid chart:style-name="ch9" chart:class="major"/>
          </chart:axis>
          <chart:series chart:style-name="ch10" chart:values-cell-range-address="BSTSet.G2:BSTSet.G46" chart:label-cell-address="BSTSet.G1:BSTSet.G1" chart:class="chart:scatter">
            <chart:domain table:cell-range-address="BSTSet.B2:BSTSet.B46"/>
            <chart:regression-curve chart:style-name="ch11">
              <chart:equation chart:display-equation="true" chart:display-r-square="true"/>
            </chart:regression-curve>
            <chart:error-indicator chart:style-name="ch12" chart:dimension="y"/>
            <chart:data-point chart:repeated="4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Remove</text:p>
                <draw:g>
                  <svg:desc>BSTSet.G1:BSTSet.G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BSTSet</text:p>
                <draw:g>
                  <svg:desc>BSTSet.A2:BSTSet.A46</svg:desc>
                </draw:g>
              </table:table-cell>
              <table:table-cell office:value-type="float" office:value="20">
                <text:p>20</text:p>
                <draw:g>
                  <svg:desc>BSTSet.B2:BSTSet.B46</svg:desc>
                </draw:g>
              </table:table-cell>
              <table:table-cell office:value-type="float" office:value="0">
                <text:p>0</text:p>
                <draw:g>
                  <svg:desc>BSTSet.G2:BSTSet.G46</svg:desc>
                </draw:g>
              </table:table-cell>
              <table:table-cell office:value-type="float" office:value="0">
                <text:p>0</text:p>
                <draw:g>
                  <svg:desc>BSTSet.H2:BSTSet.H46</svg:desc>
                </draw:g>
              </table:table-cell>
              <table:table-cell office:value-type="float" office:value="0">
                <text:p>0</text:p>
                <draw:g>
                  <svg:desc>BSTSet.H2:BSTSet.H46</svg:desc>
                </draw:g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7000">
                <text:p>7000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8000">
                <text:p>8000</text:p>
              </table:table-cell>
              <table:table-cell office:value-type="float" office:value="0.45">
                <text:p>0.45</text:p>
              </table:table-cell>
              <table:table-cell office:value-type="float" office:value="0.497493718553">
                <text:p>0.497493718553</text:p>
              </table:table-cell>
              <table:table-cell office:value-type="float" office:value="0.497493718553">
                <text:p>0.497493718553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9000">
                <text:p>9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20000">
                <text:p>20000</text:p>
              </table:table-cell>
              <table:table-cell office:value-type="float" office:value="2.15">
                <text:p>2.15</text:p>
              </table:table-cell>
              <table:table-cell office:value-type="float" office:value="0.357071421427">
                <text:p>0.357071421427</text:p>
              </table:table-cell>
              <table:table-cell office:value-type="float" office:value="0.357071421427">
                <text:p>0.357071421427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30000">
                <text:p>30000</text:p>
              </table:table-cell>
              <table:table-cell office:value-type="float" office:value="4.65">
                <text:p>4.65</text:p>
              </table:table-cell>
              <table:table-cell office:value-type="float" office:value="0.476969600708">
                <text:p>0.476969600708</text:p>
              </table:table-cell>
              <table:table-cell office:value-type="float" office:value="0.476969600708">
                <text:p>0.476969600708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40000">
                <text:p>40000</text:p>
              </table:table-cell>
              <table:table-cell office:value-type="float" office:value="6.85">
                <text:p>6.85</text:p>
              </table:table-cell>
              <table:table-cell office:value-type="float" office:value="0.476969600708">
                <text:p>0.476969600708</text:p>
              </table:table-cell>
              <table:table-cell office:value-type="float" office:value="0.476969600708">
                <text:p>0.476969600708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50000">
                <text:p>50000</text:p>
              </table:table-cell>
              <table:table-cell office:value-type="float" office:value="8.95">
                <text:p>8.95</text:p>
              </table:table-cell>
              <table:table-cell office:value-type="float" office:value="0.384057287393">
                <text:p>0.384057287393</text:p>
              </table:table-cell>
              <table:table-cell office:value-type="float" office:value="0.384057287393">
                <text:p>0.384057287393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60000">
                <text:p>60000</text:p>
              </table:table-cell>
              <table:table-cell office:value-type="float" office:value="11.35">
                <text:p>11.35</text:p>
              </table:table-cell>
              <table:table-cell office:value-type="float" office:value="0.476969600708">
                <text:p>0.476969600708</text:p>
              </table:table-cell>
              <table:table-cell office:value-type="float" office:value="0.476969600708">
                <text:p>0.476969600708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70000">
                <text:p>70000</text:p>
              </table:table-cell>
              <table:table-cell office:value-type="float" office:value="13.6">
                <text:p>13.6</text:p>
              </table:table-cell>
              <table:table-cell office:value-type="float" office:value="0.489897948557">
                <text:p>0.489897948557</text:p>
              </table:table-cell>
              <table:table-cell office:value-type="float" office:value="0.489897948557">
                <text:p>0.489897948557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80000">
                <text:p>80000</text:p>
              </table:table-cell>
              <table:table-cell office:value-type="float" office:value="16.45">
                <text:p>16.45</text:p>
              </table:table-cell>
              <table:table-cell office:value-type="float" office:value="0.973396116697">
                <text:p>0.973396116697</text:p>
              </table:table-cell>
              <table:table-cell office:value-type="float" office:value="0.973396116697">
                <text:p>0.973396116697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90000">
                <text:p>90000</text:p>
              </table:table-cell>
              <table:table-cell office:value-type="float" office:value="18.8">
                <text:p>18.8</text:p>
              </table:table-cell>
              <table:table-cell office:value-type="float" office:value="1.077032961427">
                <text:p>1.077032961427</text:p>
              </table:table-cell>
              <table:table-cell office:value-type="float" office:value="1.077032961427">
                <text:p>1.077032961427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100000">
                <text:p>100000</text:p>
              </table:table-cell>
              <table:table-cell office:value-type="float" office:value="21.95">
                <text:p>21.95</text:p>
              </table:table-cell>
              <table:table-cell office:value-type="float" office:value="1.359227721907">
                <text:p>1.359227721907</text:p>
              </table:table-cell>
              <table:table-cell office:value-type="float" office:value="1.359227721907">
                <text:p>1.359227721907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200000">
                <text:p>200000</text:p>
              </table:table-cell>
              <table:table-cell office:value-type="float" office:value="54.1">
                <text:p>54.1</text:p>
              </table:table-cell>
              <table:table-cell office:value-type="float" office:value="3.096772513441">
                <text:p>3.096772513441</text:p>
              </table:table-cell>
              <table:table-cell office:value-type="float" office:value="3.096772513441">
                <text:p>3.096772513441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300000">
                <text:p>300000</text:p>
              </table:table-cell>
              <table:table-cell office:value-type="float" office:value="114.6">
                <text:p>114.6</text:p>
              </table:table-cell>
              <table:table-cell office:value-type="float" office:value="4.115823125451">
                <text:p>4.115823125451</text:p>
              </table:table-cell>
              <table:table-cell office:value-type="float" office:value="4.115823125451">
                <text:p>4.115823125451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400000">
                <text:p>400000</text:p>
              </table:table-cell>
              <table:table-cell office:value-type="float" office:value="186.2">
                <text:p>186.2</text:p>
              </table:table-cell>
              <table:table-cell office:value-type="float" office:value="5.644466316669">
                <text:p>5.644466316669</text:p>
              </table:table-cell>
              <table:table-cell office:value-type="float" office:value="5.644466316669">
                <text:p>5.644466316669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500000">
                <text:p>500000</text:p>
              </table:table-cell>
              <table:table-cell office:value-type="float" office:value="261">
                <text:p>261</text:p>
              </table:table-cell>
              <table:table-cell office:value-type="float" office:value="8.654478609369">
                <text:p>8.654478609369</text:p>
              </table:table-cell>
              <table:table-cell office:value-type="float" office:value="8.654478609369">
                <text:p>8.654478609369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600000">
                <text:p>600000</text:p>
              </table:table-cell>
              <table:table-cell office:value-type="float" office:value="339.85">
                <text:p>339.85</text:p>
              </table:table-cell>
              <table:table-cell office:value-type="float" office:value="21.29148890989">
                <text:p>21.29148890989</text:p>
              </table:table-cell>
              <table:table-cell office:value-type="float" office:value="21.29148890989">
                <text:p>21.29148890989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700000">
                <text:p>700000</text:p>
              </table:table-cell>
              <table:table-cell office:value-type="float" office:value="443.95">
                <text:p>443.95</text:p>
              </table:table-cell>
              <table:table-cell office:value-type="float" office:value="23.273321636587">
                <text:p>23.273321636587</text:p>
              </table:table-cell>
              <table:table-cell office:value-type="float" office:value="23.273321636587">
                <text:p>23.273321636587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800000">
                <text:p>800000</text:p>
              </table:table-cell>
              <table:table-cell office:value-type="float" office:value="543.3">
                <text:p>543.3</text:p>
              </table:table-cell>
              <table:table-cell office:value-type="float" office:value="21.785545666796">
                <text:p>21.785545666796</text:p>
              </table:table-cell>
              <table:table-cell office:value-type="float" office:value="21.785545666796">
                <text:p>21.785545666796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900000">
                <text:p>900000</text:p>
              </table:table-cell>
              <table:table-cell office:value-type="float" office:value="645.2">
                <text:p>645.2</text:p>
              </table:table-cell>
              <table:table-cell office:value-type="float" office:value="51.932263574776">
                <text:p>51.932263574776</text:p>
              </table:table-cell>
              <table:table-cell office:value-type="float" office:value="51.932263574776">
                <text:p>51.932263574776</text:p>
              </table:table-cell>
            </table:table-row>
            <table:table-row>
              <table:table-cell office:value-type="string">
                <text:p>BSTSet</text:p>
              </table:table-cell>
              <table:table-cell office:value-type="float" office:value="1000000">
                <text:p>1000000</text:p>
              </table:table-cell>
              <table:table-cell office:value-type="float" office:value="758.4">
                <text:p>758.4</text:p>
              </table:table-cell>
              <table:table-cell office:value-type="float" office:value="44.741926646044">
                <text:p>44.741926646044</text:p>
              </table:table-cell>
              <table:table-cell office:value-type="float" office:value="44.741926646044">
                <text:p>44.74192664604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RBSet.D2:RBSet.D46" chart:error-lower-range="RBSet.D2:RBSet.D46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RBSet.D2:RBSet.D46" chart:error-lower-range="RBSet.D2:RBSet.D46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chart-properties chart:error-upper-indicator="true" chart:error-lower-indicator="true" chart:error-category="cell-range" chart:error-upper-range="RBSet.D2:RBSet.D46" chart:error-lower-range="RBSet.D2:RBSet.D46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79cm" svg:y="0.316cm" chart:style-name="ch2">
          <text:p>Wstawianie</text:p>
        </chart:title>
        <chart:legend chart:legend-position="end" svg:x="11.984cm" svg:y="3.952cm" style:legend-expansion="high" chart:style-name="ch3"/>
        <chart:plot-area chart:style-name="ch4" table:cell-range-address="RBSet.A2:RBSet.C46 RBSet.C1:RBSet.C1" chart:data-source-has-labels="both" svg:x="1.331cm" svg:y="1.275cm" svg:width="10.333cm" svg:height="6.564cm">
          <chart:coordinate-region svg:x="2.323cm" svg:y="1.474cm" svg:width="8.691cm" svg:height="5.718cm"/>
          <chart:axis chart:dimension="x" chart:name="primary-x" chart:style-name="ch5" chartooo:axis-type="auto">
            <chart:title svg:x="6.347cm" svg:y="8.019cm" chart:style-name="ch6">
              <text:p>n</text:p>
            </chart:title>
            <chart:categories table:cell-range-address="RBSet.A2:RBSet.A46"/>
          </chart:axis>
          <chart:axis chart:dimension="y" chart:name="primary-y" chart:style-name="ch7">
            <chart:title svg:x="0.451cm" svg:y="4.945cm" chart:style-name="ch8">
              <text:p>t[ms]</text:p>
            </chart:title>
            <chart:grid chart:style-name="ch9" chart:class="major"/>
          </chart:axis>
          <chart:series chart:style-name="ch10" chart:values-cell-range-address="RBSet.C2:RBSet.C46" chart:label-cell-address="RBSet.C1:RBSet.C1" chart:class="chart:scatter">
            <chart:domain table:cell-range-address="RBSet.B2:RBSet.B46"/>
            <chart:regression-curve chart:style-name="ch11">
              <chart:equation chart:display-equation="true" chart:display-r-square="true" svg:x="2.043cm" svg:y="0.958cm"/>
            </chart:regression-curve>
            <chart:error-indicator chart:style-name="ch12" chart:dimension="y"/>
            <chart:data-point chart:repeated="38"/>
            <chart:data-point chart:style-name="ch13"/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Insert</text:p>
                <draw:g>
                  <svg:desc>RBSet.C1:RBSet.C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RBSet</text:p>
                <draw:g>
                  <svg:desc>RBSet.A2:RBSet.A46</svg:desc>
                </draw:g>
              </table:table-cell>
              <table:table-cell office:value-type="float" office:value="20">
                <text:p>20</text:p>
                <draw:g>
                  <svg:desc>RBSet.B2:RBSet.B46</svg:desc>
                </draw:g>
              </table:table-cell>
              <table:table-cell office:value-type="float" office:value="0">
                <text:p>0</text:p>
                <draw:g>
                  <svg:desc>RBSet.C2:RBSet.C46</svg:desc>
                </draw:g>
              </table:table-cell>
              <table:table-cell office:value-type="float" office:value="0">
                <text:p>0</text:p>
                <draw:g>
                  <svg:desc>RBSet.D2:RBSet.D46</svg:desc>
                </draw:g>
              </table:table-cell>
              <table:table-cell office:value-type="float" office:value="0">
                <text:p>0</text:p>
                <draw:g>
                  <svg:desc>RBSet.D2:RBSet.D46</svg:desc>
                </draw:g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7000">
                <text:p>7000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8000">
                <text:p>8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9000">
                <text:p>9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20000">
                <text:p>20000</text:p>
              </table:table-cell>
              <table:table-cell office:value-type="float" office:value="2.95">
                <text:p>2.95</text:p>
              </table:table-cell>
              <table:table-cell office:value-type="float" office:value="0.217944947177">
                <text:p>0.217944947177</text:p>
              </table:table-cell>
              <table:table-cell office:value-type="float" office:value="0.217944947177">
                <text:p>0.217944947177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30000">
                <text:p>300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40000">
                <text:p>40000</text:p>
              </table:table-cell>
              <table:table-cell office:value-type="float" office:value="7.2">
                <text:p>7.2</text:p>
              </table:table-cell>
              <table:table-cell office:value-type="float" office:value="0.509901951359">
                <text:p>0.509901951359</text:p>
              </table:table-cell>
              <table:table-cell office:value-type="float" office:value="0.509901951359">
                <text:p>0.509901951359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50000">
                <text:p>50000</text:p>
              </table:table-cell>
              <table:table-cell office:value-type="float" office:value="9.2">
                <text:p>9.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60000">
                <text:p>60000</text:p>
              </table:table-cell>
              <table:table-cell office:value-type="float" office:value="11.85">
                <text:p>11.85</text:p>
              </table:table-cell>
              <table:table-cell office:value-type="float" office:value="0.572276157113">
                <text:p>0.572276157113</text:p>
              </table:table-cell>
              <table:table-cell office:value-type="float" office:value="0.572276157113">
                <text:p>0.572276157113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70000">
                <text:p>70000</text:p>
              </table:table-cell>
              <table:table-cell office:value-type="float" office:value="14.1">
                <text:p>14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80000">
                <text:p>80000</text:p>
              </table:table-cell>
              <table:table-cell office:value-type="float" office:value="16.65">
                <text:p>16.65</text:p>
              </table:table-cell>
              <table:table-cell office:value-type="float" office:value="0.653834841531">
                <text:p>0.653834841531</text:p>
              </table:table-cell>
              <table:table-cell office:value-type="float" office:value="0.653834841531">
                <text:p>0.653834841531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90000">
                <text:p>90000</text:p>
              </table:table-cell>
              <table:table-cell office:value-type="float" office:value="19.45">
                <text:p>19.45</text:p>
              </table:table-cell>
              <table:table-cell office:value-type="float" office:value="0.973396116697">
                <text:p>0.973396116697</text:p>
              </table:table-cell>
              <table:table-cell office:value-type="float" office:value="0.973396116697">
                <text:p>0.973396116697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100000">
                <text:p>100000</text:p>
              </table:table-cell>
              <table:table-cell office:value-type="float" office:value="21.8">
                <text:p>21.8</text:p>
              </table:table-cell>
              <table:table-cell office:value-type="float" office:value="0.678232998313">
                <text:p>0.678232998313</text:p>
              </table:table-cell>
              <table:table-cell office:value-type="float" office:value="0.678232998313">
                <text:p>0.678232998313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200000">
                <text:p>200000</text:p>
              </table:table-cell>
              <table:table-cell office:value-type="float" office:value="57.6">
                <text:p>57.6</text:p>
              </table:table-cell>
              <table:table-cell office:value-type="float" office:value="1.562049935181">
                <text:p>1.562049935181</text:p>
              </table:table-cell>
              <table:table-cell office:value-type="float" office:value="1.562049935181">
                <text:p>1.562049935181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300000">
                <text:p>300000</text:p>
              </table:table-cell>
              <table:table-cell office:value-type="float" office:value="132.95">
                <text:p>132.95</text:p>
              </table:table-cell>
              <table:table-cell office:value-type="float" office:value="9.805483159947">
                <text:p>9.805483159947</text:p>
              </table:table-cell>
              <table:table-cell office:value-type="float" office:value="9.805483159947">
                <text:p>9.805483159947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400000">
                <text:p>400000</text:p>
              </table:table-cell>
              <table:table-cell office:value-type="float" office:value="218.65">
                <text:p>218.65</text:p>
              </table:table-cell>
              <table:table-cell office:value-type="float" office:value="14.146642711258">
                <text:p>14.146642711258</text:p>
              </table:table-cell>
              <table:table-cell office:value-type="float" office:value="14.146642711258">
                <text:p>14.146642711258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500000">
                <text:p>500000</text:p>
              </table:table-cell>
              <table:table-cell office:value-type="float" office:value="315.2">
                <text:p>315.2</text:p>
              </table:table-cell>
              <table:table-cell office:value-type="float" office:value="7.433707016018">
                <text:p>7.433707016018</text:p>
              </table:table-cell>
              <table:table-cell office:value-type="float" office:value="7.433707016018">
                <text:p>7.433707016018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600000">
                <text:p>600000</text:p>
              </table:table-cell>
              <table:table-cell office:value-type="float" office:value="420.75">
                <text:p>420.75</text:p>
              </table:table-cell>
              <table:table-cell office:value-type="float" office:value="16.250769212565">
                <text:p>16.250769212565</text:p>
              </table:table-cell>
              <table:table-cell office:value-type="float" office:value="16.250769212565">
                <text:p>16.250769212565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700000">
                <text:p>700000</text:p>
              </table:table-cell>
              <table:table-cell office:value-type="float" office:value="528.15">
                <text:p>528.15</text:p>
              </table:table-cell>
              <table:table-cell office:value-type="float" office:value="30.650081565958">
                <text:p>30.650081565958</text:p>
              </table:table-cell>
              <table:table-cell office:value-type="float" office:value="30.650081565958">
                <text:p>30.650081565958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800000">
                <text:p>800000</text:p>
              </table:table-cell>
              <table:table-cell office:value-type="float" office:value="634.1">
                <text:p>634.1</text:p>
              </table:table-cell>
              <table:table-cell office:value-type="float" office:value="41.619586735093">
                <text:p>41.619586735093</text:p>
              </table:table-cell>
              <table:table-cell office:value-type="float" office:value="41.619586735093">
                <text:p>41.619586735093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900000">
                <text:p>900000</text:p>
              </table:table-cell>
              <table:table-cell office:value-type="float" office:value="765.75">
                <text:p>765.75</text:p>
              </table:table-cell>
              <table:table-cell office:value-type="float" office:value="44.739104818938">
                <text:p>44.739104818938</text:p>
              </table:table-cell>
              <table:table-cell office:value-type="float" office:value="44.739104818938">
                <text:p>44.739104818938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1000000">
                <text:p>1000000</text:p>
              </table:table-cell>
              <table:table-cell office:value-type="float" office:value="895.7">
                <text:p>895.7</text:p>
              </table:table-cell>
              <table:table-cell office:value-type="float" office:value="49.451086944577">
                <text:p>49.451086944577</text:p>
              </table:table-cell>
              <table:table-cell office:value-type="float" office:value="49.451086944577">
                <text:p>49.45108694457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RBSet.F2:RBSet.F46" chart:error-lower-range="RBSet.F2:RBSet.F46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RBSet.F2:RBSet.F46" chart:error-lower-range="RBSet.F2:RBSet.F46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chart-properties chart:error-upper-indicator="true" chart:error-lower-indicator="true" chart:error-category="cell-range" chart:error-upper-range="RBSet.F2:RBSet.F46" chart:error-lower-range="RBSet.F2:RBSet.F46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56cm" svg:y="0.316cm" chart:style-name="ch2">
          <text:p>Przeszukiwanie</text:p>
        </chart:title>
        <chart:legend chart:legend-position="end" svg:x="11.772cm" svg:y="3.952cm" style:legend-expansion="high" chart:style-name="ch3"/>
        <chart:plot-area chart:style-name="ch4" table:cell-range-address="RBSet.A2:RBSet.B46 RBSet.E1:RBSet.E46" chart:data-source-has-labels="both" svg:x="1.331cm" svg:y="1.275cm" svg:width="10.121cm" svg:height="6.564cm">
          <chart:coordinate-region svg:x="2.138cm" svg:y="1.474cm" svg:width="8.664cm" svg:height="5.718cm"/>
          <chart:axis chart:dimension="x" chart:name="primary-x" chart:style-name="ch5" chartooo:axis-type="auto">
            <chart:title svg:x="6.241cm" svg:y="8.019cm" chart:style-name="ch6">
              <text:p>n</text:p>
            </chart:title>
            <chart:categories table:cell-range-address="RBSet.A2:RBSet.A46"/>
          </chart:axis>
          <chart:axis chart:dimension="y" chart:name="primary-y" chart:style-name="ch7">
            <chart:title svg:x="0.451cm" svg:y="4.945cm" chart:style-name="ch8">
              <text:p>t[ms]</text:p>
            </chart:title>
            <chart:grid chart:style-name="ch9" chart:class="major"/>
          </chart:axis>
          <chart:series chart:style-name="ch10" chart:values-cell-range-address="RBSet.E2:RBSet.E46" chart:label-cell-address="RBSet.E1:RBSet.E1" chart:class="chart:scatter">
            <chart:domain table:cell-range-address="RBSet.B2:RBSet.B46"/>
            <chart:regression-curve chart:style-name="ch11">
              <chart:equation chart:display-equation="true" chart:display-r-square="true"/>
            </chart:regression-curve>
            <chart:error-indicator chart:style-name="ch12" chart:dimension="y"/>
            <chart:data-point chart:repeated="41"/>
            <chart:data-point chart:style-name="ch13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Search</text:p>
                <draw:g>
                  <svg:desc>RBSet.E1:RBSet.E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RBSet</text:p>
                <draw:g>
                  <svg:desc>RBSet.A2:RBSet.A46</svg:desc>
                </draw:g>
              </table:table-cell>
              <table:table-cell office:value-type="float" office:value="20">
                <text:p>20</text:p>
                <draw:g>
                  <svg:desc>RBSet.B2:RBSet.B46</svg:desc>
                </draw:g>
              </table:table-cell>
              <table:table-cell office:value-type="float" office:value="0">
                <text:p>0</text:p>
                <draw:g>
                  <svg:desc>RBSet.E2:RBSet.E46</svg:desc>
                </draw:g>
              </table:table-cell>
              <table:table-cell office:value-type="float" office:value="0">
                <text:p>0</text:p>
                <draw:g>
                  <svg:desc>RBSet.F2:RBSet.F46</svg:desc>
                </draw:g>
              </table:table-cell>
              <table:table-cell office:value-type="float" office:value="0">
                <text:p>0</text:p>
                <draw:g>
                  <svg:desc>RBSet.F2:RBSet.F46</svg:desc>
                </draw:g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9000">
                <text:p>9000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20000">
                <text:p>200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30000">
                <text:p>300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40000">
                <text:p>40000</text:p>
              </table:table-cell>
              <table:table-cell office:value-type="float" office:value="5.35">
                <text:p>5.35</text:p>
              </table:table-cell>
              <table:table-cell office:value-type="float" office:value="0.476969600708">
                <text:p>0.476969600708</text:p>
              </table:table-cell>
              <table:table-cell office:value-type="float" office:value="0.476969600708">
                <text:p>0.476969600708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50000">
                <text:p>50000</text:p>
              </table:table-cell>
              <table:table-cell office:value-type="float" office:value="7.3">
                <text:p>7.3</text:p>
              </table:table-cell>
              <table:table-cell office:value-type="float" office:value="0.714142842854">
                <text:p>0.714142842854</text:p>
              </table:table-cell>
              <table:table-cell office:value-type="float" office:value="0.714142842854">
                <text:p>0.714142842854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60000">
                <text:p>60000</text:p>
              </table:table-cell>
              <table:table-cell office:value-type="float" office:value="9.3">
                <text:p>9.3</text:p>
              </table:table-cell>
              <table:table-cell office:value-type="float" office:value="0.458257569496">
                <text:p>0.458257569496</text:p>
              </table:table-cell>
              <table:table-cell office:value-type="float" office:value="0.458257569496">
                <text:p>0.458257569496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70000">
                <text:p>70000</text:p>
              </table:table-cell>
              <table:table-cell office:value-type="float" office:value="11.15">
                <text:p>11.15</text:p>
              </table:table-cell>
              <table:table-cell office:value-type="float" office:value="0.476969600709">
                <text:p>0.476969600709</text:p>
              </table:table-cell>
              <table:table-cell office:value-type="float" office:value="0.476969600709">
                <text:p>0.476969600709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80000">
                <text:p>80000</text:p>
              </table:table-cell>
              <table:table-cell office:value-type="float" office:value="13.6">
                <text:p>13.6</text:p>
              </table:table-cell>
              <table:table-cell office:value-type="float" office:value="1.428285685709">
                <text:p>1.428285685709</text:p>
              </table:table-cell>
              <table:table-cell office:value-type="float" office:value="1.428285685709">
                <text:p>1.428285685709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90000">
                <text:p>90000</text:p>
              </table:table-cell>
              <table:table-cell office:value-type="float" office:value="15.6">
                <text:p>15.6</text:p>
              </table:table-cell>
              <table:table-cell office:value-type="float" office:value="0.916515138991">
                <text:p>0.916515138991</text:p>
              </table:table-cell>
              <table:table-cell office:value-type="float" office:value="0.916515138991">
                <text:p>0.916515138991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100000">
                <text:p>100000</text:p>
              </table:table-cell>
              <table:table-cell office:value-type="float" office:value="17.6">
                <text:p>17.6</text:p>
              </table:table-cell>
              <table:table-cell office:value-type="float" office:value="0.969535971483">
                <text:p>0.969535971483</text:p>
              </table:table-cell>
              <table:table-cell office:value-type="float" office:value="0.969535971483">
                <text:p>0.969535971483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200000">
                <text:p>200000</text:p>
              </table:table-cell>
              <table:table-cell office:value-type="float" office:value="51.9">
                <text:p>51.9</text:p>
              </table:table-cell>
              <table:table-cell office:value-type="float" office:value="3.713488925526">
                <text:p>3.713488925526</text:p>
              </table:table-cell>
              <table:table-cell office:value-type="float" office:value="3.713488925526">
                <text:p>3.713488925526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300000">
                <text:p>300000</text:p>
              </table:table-cell>
              <table:table-cell office:value-type="float" office:value="104.1">
                <text:p>104.1</text:p>
              </table:table-cell>
              <table:table-cell office:value-type="float" office:value="8.04922356504">
                <text:p>8.04922356504</text:p>
              </table:table-cell>
              <table:table-cell office:value-type="float" office:value="8.04922356504">
                <text:p>8.04922356504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400000">
                <text:p>400000</text:p>
              </table:table-cell>
              <table:table-cell office:value-type="float" office:value="182.6">
                <text:p>182.6</text:p>
              </table:table-cell>
              <table:table-cell office:value-type="float" office:value="14.921125962876">
                <text:p>14.921125962876</text:p>
              </table:table-cell>
              <table:table-cell office:value-type="float" office:value="14.921125962876">
                <text:p>14.921125962876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500000">
                <text:p>500000</text:p>
              </table:table-cell>
              <table:table-cell office:value-type="float" office:value="268.75">
                <text:p>268.75</text:p>
              </table:table-cell>
              <table:table-cell office:value-type="float" office:value="21.156263847853">
                <text:p>21.156263847853</text:p>
              </table:table-cell>
              <table:table-cell office:value-type="float" office:value="21.156263847853">
                <text:p>21.156263847853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600000">
                <text:p>600000</text:p>
              </table:table-cell>
              <table:table-cell office:value-type="float" office:value="349.35">
                <text:p>349.35</text:p>
              </table:table-cell>
              <table:table-cell office:value-type="float" office:value="35.980932450396">
                <text:p>35.980932450396</text:p>
              </table:table-cell>
              <table:table-cell office:value-type="float" office:value="35.980932450396">
                <text:p>35.980932450396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700000">
                <text:p>700000</text:p>
              </table:table-cell>
              <table:table-cell office:value-type="float" office:value="435.3">
                <text:p>435.3</text:p>
              </table:table-cell>
              <table:table-cell office:value-type="float" office:value="43.733396849547">
                <text:p>43.733396849547</text:p>
              </table:table-cell>
              <table:table-cell office:value-type="float" office:value="43.733396849547">
                <text:p>43.733396849547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800000">
                <text:p>800000</text:p>
              </table:table-cell>
              <table:table-cell office:value-type="float" office:value="503.95">
                <text:p>503.95</text:p>
              </table:table-cell>
              <table:table-cell office:value-type="float" office:value="61.043816230639">
                <text:p>61.043816230639</text:p>
              </table:table-cell>
              <table:table-cell office:value-type="float" office:value="61.043816230639">
                <text:p>61.043816230639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900000">
                <text:p>900000</text:p>
              </table:table-cell>
              <table:table-cell office:value-type="float" office:value="621.75">
                <text:p>621.75</text:p>
              </table:table-cell>
              <table:table-cell office:value-type="float" office:value="75.855701829197">
                <text:p>75.855701829197</text:p>
              </table:table-cell>
              <table:table-cell office:value-type="float" office:value="75.855701829197">
                <text:p>75.855701829197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1000000">
                <text:p>1000000</text:p>
              </table:table-cell>
              <table:table-cell office:value-type="float" office:value="736.6">
                <text:p>736.6</text:p>
              </table:table-cell>
              <table:table-cell office:value-type="float" office:value="84.940214268627">
                <text:p>84.940214268627</text:p>
              </table:table-cell>
              <table:table-cell office:value-type="float" office:value="84.940214268627">
                <text:p>84.94021426862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1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RBSet.H2:RBSet.H46" chart:error-lower-range="RBSet.H2:RBSet.H46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RBSet.H2:RBSet.H46" chart:error-lower-range="RBSet.H2:RBSet.H46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chart-properties chart:error-upper-indicator="true" chart:error-lower-indicator="true" chart:error-category="cell-range" chart:error-upper-range="RBSet.H2:RBSet.H46" chart:error-lower-range="RBSet.H2:RBSet.H46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51cm" svg:y="0.316cm" chart:style-name="ch2">
          <text:p>Usuwanie</text:p>
        </chart:title>
        <chart:legend chart:legend-position="end" svg:x="11.587cm" svg:y="3.952cm" style:legend-expansion="high" chart:style-name="ch3"/>
        <chart:plot-area chart:style-name="ch4" table:cell-range-address="RBSet.A2:RBSet.B46 RBSet.G1:RBSet.G46" chart:data-source-has-labels="both" svg:x="1.331cm" svg:y="1.275cm" svg:width="9.936cm" svg:height="6.564cm">
          <chart:coordinate-region svg:x="2.323cm" svg:y="1.474cm" svg:width="8.294cm" svg:height="5.718cm"/>
          <chart:axis chart:dimension="x" chart:name="primary-x" chart:style-name="ch5" chartooo:axis-type="auto">
            <chart:title svg:x="6.149cm" svg:y="8.019cm" chart:style-name="ch6">
              <text:p>n</text:p>
            </chart:title>
            <chart:categories table:cell-range-address="RBSet.A2:RBSet.A46"/>
          </chart:axis>
          <chart:axis chart:dimension="y" chart:name="primary-y" chart:style-name="ch7">
            <chart:title svg:x="0.451cm" svg:y="4.945cm" chart:style-name="ch8">
              <text:p>t[ms]</text:p>
            </chart:title>
            <chart:grid chart:style-name="ch9" chart:class="major"/>
          </chart:axis>
          <chart:series chart:style-name="ch10" chart:values-cell-range-address="RBSet.G2:RBSet.G46" chart:label-cell-address="RBSet.G1:RBSet.G1" chart:class="chart:scatter">
            <chart:domain table:cell-range-address="RBSet.B2:RBSet.B46"/>
            <chart:regression-curve chart:style-name="ch11">
              <chart:equation chart:display-equation="true" chart:display-r-square="true"/>
            </chart:regression-curve>
            <chart:error-indicator chart:style-name="ch12" chart:dimension="y"/>
            <chart:data-point chart:repeated="4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Remove</text:p>
                <draw:g>
                  <svg:desc>RBSet.G1:RBSet.G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RBSet</text:p>
                <draw:g>
                  <svg:desc>RBSet.A2:RBSet.A46</svg:desc>
                </draw:g>
              </table:table-cell>
              <table:table-cell office:value-type="float" office:value="20">
                <text:p>20</text:p>
                <draw:g>
                  <svg:desc>RBSet.B2:RBSet.B46</svg:desc>
                </draw:g>
              </table:table-cell>
              <table:table-cell office:value-type="float" office:value="0">
                <text:p>0</text:p>
                <draw:g>
                  <svg:desc>RBSet.G2:RBSet.G46</svg:desc>
                </draw:g>
              </table:table-cell>
              <table:table-cell office:value-type="float" office:value="0">
                <text:p>0</text:p>
                <draw:g>
                  <svg:desc>RBSet.H2:RBSet.H46</svg:desc>
                </draw:g>
              </table:table-cell>
              <table:table-cell office:value-type="float" office:value="0">
                <text:p>0</text:p>
                <draw:g>
                  <svg:desc>RBSet.H2:RBSet.H46</svg:desc>
                </draw:g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8000">
                <text:p>8000</text:p>
              </table:table-cell>
              <table:table-cell office:value-type="float" office:value="0.05">
                <text:p>0.05</text:p>
              </table:table-cell>
              <table:table-cell office:value-type="float" office:value="0.217944947177">
                <text:p>0.217944947177</text:p>
              </table:table-cell>
              <table:table-cell office:value-type="float" office:value="0.217944947177">
                <text:p>0.217944947177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9000">
                <text:p>9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20000">
                <text:p>20000</text:p>
              </table:table-cell>
              <table:table-cell office:value-type="float" office:value="2.3">
                <text:p>2.3</text:p>
              </table:table-cell>
              <table:table-cell office:value-type="float" office:value="0.458257569496">
                <text:p>0.458257569496</text:p>
              </table:table-cell>
              <table:table-cell office:value-type="float" office:value="0.458257569496">
                <text:p>0.458257569496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30000">
                <text:p>30000</text:p>
              </table:table-cell>
              <table:table-cell office:value-type="float" office:value="4.3">
                <text:p>4.3</text:p>
              </table:table-cell>
              <table:table-cell office:value-type="float" office:value="0.458257569496">
                <text:p>0.458257569496</text:p>
              </table:table-cell>
              <table:table-cell office:value-type="float" office:value="0.458257569496">
                <text:p>0.458257569496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40000">
                <text:p>40000</text:p>
              </table:table-cell>
              <table:table-cell office:value-type="float" office:value="6.45">
                <text:p>6.45</text:p>
              </table:table-cell>
              <table:table-cell office:value-type="float" office:value="0.497493718553">
                <text:p>0.497493718553</text:p>
              </table:table-cell>
              <table:table-cell office:value-type="float" office:value="0.497493718553">
                <text:p>0.497493718553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50000">
                <text:p>50000</text:p>
              </table:table-cell>
              <table:table-cell office:value-type="float" office:value="9">
                <text:p>9</text:p>
              </table:table-cell>
              <table:table-cell office:value-type="float" office:value="0.316227766017">
                <text:p>0.316227766017</text:p>
              </table:table-cell>
              <table:table-cell office:value-type="float" office:value="0.316227766017">
                <text:p>0.316227766017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60000">
                <text:p>60000</text:p>
              </table:table-cell>
              <table:table-cell office:value-type="float" office:value="11.25">
                <text:p>11.25</text:p>
              </table:table-cell>
              <table:table-cell office:value-type="float" office:value="0.698212002188">
                <text:p>0.698212002188</text:p>
              </table:table-cell>
              <table:table-cell office:value-type="float" office:value="0.698212002188">
                <text:p>0.698212002188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70000">
                <text:p>70000</text:p>
              </table:table-cell>
              <table:table-cell office:value-type="float" office:value="13.35">
                <text:p>13.35</text:p>
              </table:table-cell>
              <table:table-cell office:value-type="float" office:value="1.15217186218">
                <text:p>1.15217186218</text:p>
              </table:table-cell>
              <table:table-cell office:value-type="float" office:value="1.15217186218">
                <text:p>1.15217186218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80000">
                <text:p>80000</text:p>
              </table:table-cell>
              <table:table-cell office:value-type="float" office:value="15.6">
                <text:p>15.6</text:p>
              </table:table-cell>
              <table:table-cell office:value-type="float" office:value="0.583095189485">
                <text:p>0.583095189485</text:p>
              </table:table-cell>
              <table:table-cell office:value-type="float" office:value="0.583095189485">
                <text:p>0.583095189485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90000">
                <text:p>90000</text:p>
              </table:table-cell>
              <table:table-cell office:value-type="float" office:value="18.3">
                <text:p>18.3</text:p>
              </table:table-cell>
              <table:table-cell office:value-type="float" office:value="1.053565375285">
                <text:p>1.053565375285</text:p>
              </table:table-cell>
              <table:table-cell office:value-type="float" office:value="1.053565375285">
                <text:p>1.053565375285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100000">
                <text:p>100000</text:p>
              </table:table-cell>
              <table:table-cell office:value-type="float" office:value="20.8">
                <text:p>20.8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200000">
                <text:p>200000</text:p>
              </table:table-cell>
              <table:table-cell office:value-type="float" office:value="68.55">
                <text:p>68.55</text:p>
              </table:table-cell>
              <table:table-cell office:value-type="float" office:value="3.36860505254">
                <text:p>3.36860505254</text:p>
              </table:table-cell>
              <table:table-cell office:value-type="float" office:value="3.36860505254">
                <text:p>3.36860505254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300000">
                <text:p>300000</text:p>
              </table:table-cell>
              <table:table-cell office:value-type="float" office:value="133.65">
                <text:p>133.65</text:p>
              </table:table-cell>
              <table:table-cell office:value-type="float" office:value="15.418414315356">
                <text:p>15.418414315356</text:p>
              </table:table-cell>
              <table:table-cell office:value-type="float" office:value="15.418414315356">
                <text:p>15.418414315356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400000">
                <text:p>400000</text:p>
              </table:table-cell>
              <table:table-cell office:value-type="float" office:value="230.7">
                <text:p>230.7</text:p>
              </table:table-cell>
              <table:table-cell office:value-type="float" office:value="16.48362824138">
                <text:p>16.48362824138</text:p>
              </table:table-cell>
              <table:table-cell office:value-type="float" office:value="16.48362824138">
                <text:p>16.48362824138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500000">
                <text:p>500000</text:p>
              </table:table-cell>
              <table:table-cell office:value-type="float" office:value="324.3">
                <text:p>324.3</text:p>
              </table:table-cell>
              <table:table-cell office:value-type="float" office:value="27.232517327637">
                <text:p>27.232517327637</text:p>
              </table:table-cell>
              <table:table-cell office:value-type="float" office:value="27.232517327637">
                <text:p>27.232517327637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600000">
                <text:p>600000</text:p>
              </table:table-cell>
              <table:table-cell office:value-type="float" office:value="419.15">
                <text:p>419.15</text:p>
              </table:table-cell>
              <table:table-cell office:value-type="float" office:value="41.665663321252">
                <text:p>41.665663321252</text:p>
              </table:table-cell>
              <table:table-cell office:value-type="float" office:value="41.665663321252">
                <text:p>41.665663321252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700000">
                <text:p>700000</text:p>
              </table:table-cell>
              <table:table-cell office:value-type="float" office:value="527.45">
                <text:p>527.45</text:p>
              </table:table-cell>
              <table:table-cell office:value-type="float" office:value="44.532544279438">
                <text:p>44.532544279438</text:p>
              </table:table-cell>
              <table:table-cell office:value-type="float" office:value="44.532544279438">
                <text:p>44.532544279438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800000">
                <text:p>800000</text:p>
              </table:table-cell>
              <table:table-cell office:value-type="float" office:value="600.1">
                <text:p>600.1</text:p>
              </table:table-cell>
              <table:table-cell office:value-type="float" office:value="74.308747802666">
                <text:p>74.308747802666</text:p>
              </table:table-cell>
              <table:table-cell office:value-type="float" office:value="74.308747802666">
                <text:p>74.308747802666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900000">
                <text:p>900000</text:p>
              </table:table-cell>
              <table:table-cell office:value-type="float" office:value="728.2">
                <text:p>728.2</text:p>
              </table:table-cell>
              <table:table-cell office:value-type="float" office:value="86.045104451097">
                <text:p>86.045104451097</text:p>
              </table:table-cell>
              <table:table-cell office:value-type="float" office:value="86.045104451097">
                <text:p>86.045104451097</text:p>
              </table:table-cell>
            </table:table-row>
            <table:table-row>
              <table:table-cell office:value-type="string">
                <text:p>RBSet</text:p>
              </table:table-cell>
              <table:table-cell office:value-type="float" office:value="1000000">
                <text:p>1000000</text:p>
              </table:table-cell>
              <table:table-cell office:value-type="float" office:value="857.65">
                <text:p>857.65</text:p>
              </table:table-cell>
              <table:table-cell office:value-type="float" office:value="96.418501855193">
                <text:p>96.418501855193</text:p>
              </table:table-cell>
              <table:table-cell office:value-type="float" office:value="96.418501855193">
                <text:p>96.41850185519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1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SkipList.p0.0'.F2:'SkipList.p0.0'.F28" chart:error-lower-range="'SkipList.p0.0'.F2:'SkipList.p0.0'.F28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SkipList.p0.0'.F2:'SkipList.p0.0'.F28" chart:error-lower-range="'SkipList.p0.0'.F2:'SkipList.p0.0'.F28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2" style:family="chart">
      <style:chart-properties chart:error-upper-indicator="true" chart:error-lower-indicator="true" chart:error-category="cell-range" chart:error-upper-range="'SkipList.p0.0'.F2:'SkipList.p0.0'.F28" chart:error-lower-range="'SkipList.p0.0'.F2:'SkipList.p0.0'.F28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56cm" svg:y="0.316cm" chart:style-name="ch2">
          <text:p>Przeszukiwanie</text:p>
        </chart:title>
        <chart:legend chart:legend-position="end" svg:x="11.005cm" svg:y="3.952cm" style:legend-expansion="high" chart:style-name="ch3"/>
        <chart:plot-area chart:style-name="ch4" table:cell-range-address="'SkipList.p0.0'.A1:'SkipList.p0.0'.A28 'SkipList.p0.0'.B2:'SkipList.p0.0'.B28 'SkipList.p0.0'.E1:'SkipList.p0.0'.E28" chart:data-source-has-labels="both" svg:x="1.331cm" svg:y="1.275cm" svg:width="9.354cm" svg:height="6.564cm">
          <chart:coordinate-region svg:x="2.138cm" svg:y="1.474cm" svg:width="8.082cm" svg:height="5.718cm"/>
          <chart:axis chart:dimension="x" chart:name="primary-x" chart:style-name="ch5" chartooo:axis-type="auto">
            <chart:title svg:x="5.858cm" svg:y="8.019cm" chart:style-name="ch6">
              <text:p>n</text:p>
            </chart:title>
            <chart:categories table:cell-range-address="'SkipList.p0.0'.A2:'SkipList.p0.0'.A28"/>
          </chart:axis>
          <chart:axis chart:dimension="y" chart:name="primary-y" chart:style-name="ch7">
            <chart:title svg:x="0.451cm" svg:y="4.945cm" chart:style-name="ch8">
              <text:p>t[ms]</text:p>
            </chart:title>
            <chart:grid chart:style-name="ch9" chart:class="major"/>
          </chart:axis>
          <chart:series chart:style-name="ch10" chart:values-cell-range-address="'SkipList.p0.0'.E2:'SkipList.p0.0'.E28" chart:label-cell-address="'SkipList.p0.0'.E1:'SkipList.p0.0'.E1" chart:class="chart:scatter">
            <chart:domain table:cell-range-address="'SkipList.p0.0'.B2:'SkipList.p0.0'.B28"/>
            <chart:regression-curve chart:style-name="ch11">
              <chart:equation chart:display-equation="true" chart:display-r-square="true"/>
            </chart:regression-curve>
            <chart:error-indicator chart:style-name="ch12" chart:dimension="y"/>
            <chart:data-point chart:repeated="20"/>
            <chart:data-point chart:style-name="ch13"/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Search</text:p>
                <draw:g>
                  <svg:desc>'SkipList.p0.0'.E1:'SkipList.p0.0'.E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SkipList.p0.0</text:p>
                <draw:g>
                  <svg:desc>'SkipList.p0.0'.A2:'SkipList.p0.0'.A28</svg:desc>
                </draw:g>
              </table:table-cell>
              <table:table-cell office:value-type="float" office:value="20">
                <text:p>20</text:p>
                <draw:g>
                  <svg:desc>'SkipList.p0.0'.B2:'SkipList.p0.0'.B28</svg:desc>
                </draw:g>
              </table:table-cell>
              <table:table-cell office:value-type="float" office:value="0">
                <text:p>0</text:p>
                <draw:g>
                  <svg:desc>'SkipList.p0.0'.E2:'SkipList.p0.0'.E28</svg:desc>
                </draw:g>
              </table:table-cell>
              <table:table-cell office:value-type="float" office:value="0">
                <text:p>0</text:p>
                <draw:g>
                  <svg:desc>'SkipList.p0.0'.F2:'SkipList.p0.0'.F28</svg:desc>
                </draw:g>
              </table:table-cell>
              <table:table-cell office:value-type="float" office:value="0">
                <text:p>0</text:p>
                <draw:g>
                  <svg:desc>'SkipList.p0.0'.F2:'SkipList.p0.0'.F28</svg:desc>
                </draw:g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700">
                <text:p>7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800">
                <text:p>800</text:p>
              </table:table-cell>
              <table:table-cell office:value-type="float" office:value="1.1">
                <text:p>1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900">
                <text:p>9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1000">
                <text:p>1000</text:p>
              </table:table-cell>
              <table:table-cell office:value-type="float" office:value="2.25">
                <text:p>2.25</text:p>
              </table:table-cell>
              <table:table-cell office:value-type="float" office:value="0.433012701892">
                <text:p>0.433012701892</text:p>
              </table:table-cell>
              <table:table-cell office:value-type="float" office:value="0.433012701892">
                <text:p>0.433012701892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2000">
                <text:p>2000</text:p>
              </table:table-cell>
              <table:table-cell office:value-type="float" office:value="13.25">
                <text:p>13.25</text:p>
              </table:table-cell>
              <table:table-cell office:value-type="float" office:value="0.433012701892">
                <text:p>0.433012701892</text:p>
              </table:table-cell>
              <table:table-cell office:value-type="float" office:value="0.433012701892">
                <text:p>0.433012701892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3000">
                <text:p>3000</text:p>
              </table:table-cell>
              <table:table-cell office:value-type="float" office:value="31.9">
                <text:p>31.9</text:p>
              </table:table-cell>
              <table:table-cell office:value-type="float" office:value="0.768114574787">
                <text:p>0.768114574787</text:p>
              </table:table-cell>
              <table:table-cell office:value-type="float" office:value="0.768114574787">
                <text:p>0.768114574787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4000">
                <text:p>4000</text:p>
              </table:table-cell>
              <table:table-cell office:value-type="float" office:value="58.35">
                <text:p>58.35</text:p>
              </table:table-cell>
              <table:table-cell office:value-type="float" office:value="1.68151717208">
                <text:p>1.68151717208</text:p>
              </table:table-cell>
              <table:table-cell office:value-type="float" office:value="1.68151717208">
                <text:p>1.68151717208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5000">
                <text:p>5000</text:p>
              </table:table-cell>
              <table:table-cell office:value-type="float" office:value="92.2">
                <text:p>92.2</text:p>
              </table:table-cell>
              <table:table-cell office:value-type="float" office:value="1.777638883463">
                <text:p>1.777638883463</text:p>
              </table:table-cell>
              <table:table-cell office:value-type="float" office:value="1.777638883463">
                <text:p>1.777638883463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6000">
                <text:p>6000</text:p>
              </table:table-cell>
              <table:table-cell office:value-type="float" office:value="133.45">
                <text:p>133.45</text:p>
              </table:table-cell>
              <table:table-cell office:value-type="float" office:value="1.243985530461">
                <text:p>1.243985530461</text:p>
              </table:table-cell>
              <table:table-cell office:value-type="float" office:value="1.243985530461">
                <text:p>1.243985530461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7000">
                <text:p>7000</text:p>
              </table:table-cell>
              <table:table-cell office:value-type="float" office:value="183">
                <text:p>183</text:p>
              </table:table-cell>
              <table:table-cell office:value-type="float" office:value="2.345207879912">
                <text:p>2.345207879912</text:p>
              </table:table-cell>
              <table:table-cell office:value-type="float" office:value="2.345207879912">
                <text:p>2.345207879912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8000">
                <text:p>8000</text:p>
              </table:table-cell>
              <table:table-cell office:value-type="float" office:value="245.25">
                <text:p>245.25</text:p>
              </table:table-cell>
              <table:table-cell office:value-type="float" office:value="2.507488783622">
                <text:p>2.507488783622</text:p>
              </table:table-cell>
              <table:table-cell office:value-type="float" office:value="2.507488783622">
                <text:p>2.507488783622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9000">
                <text:p>9000</text:p>
              </table:table-cell>
              <table:table-cell office:value-type="float" office:value="327.35">
                <text:p>327.35</text:p>
              </table:table-cell>
              <table:table-cell office:value-type="float" office:value="5.150485414015">
                <text:p>5.150485414015</text:p>
              </table:table-cell>
              <table:table-cell office:value-type="float" office:value="5.150485414015">
                <text:p>5.150485414015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10000">
                <text:p>10000</text:p>
              </table:table-cell>
              <table:table-cell office:value-type="float" office:value="434.6">
                <text:p>434.6</text:p>
              </table:table-cell>
              <table:table-cell office:value-type="float" office:value="4.705316142403">
                <text:p>4.705316142403</text:p>
              </table:table-cell>
              <table:table-cell office:value-type="float" office:value="4.705316142403">
                <text:p>4.7053161424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SkipList.p0.0'.H2:'SkipList.p0.0'.H28" chart:error-lower-range="'SkipList.p0.0'.H2:'SkipList.p0.0'.H28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SkipList.p0.0'.H2:'SkipList.p0.0'.H28" chart:error-lower-range="'SkipList.p0.0'.H2:'SkipList.p0.0'.H28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>
      <style:chart-properties chart:error-upper-indicator="true" chart:error-lower-indicator="true" chart:error-category="cell-range" chart:error-upper-range="'SkipList.p0.0'.H2:'SkipList.p0.0'.H28" chart:error-lower-range="'SkipList.p0.0'.H2:'SkipList.p0.0'.H28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51cm" svg:y="0.316cm" chart:style-name="ch2">
          <text:p>Usuwanie</text:p>
        </chart:title>
        <chart:legend chart:legend-position="end" svg:x="10.82cm" svg:y="3.952cm" style:legend-expansion="high" chart:style-name="ch3"/>
        <chart:plot-area chart:style-name="ch4" table:cell-range-address="'SkipList.p0.0'.A1:'SkipList.p0.0'.A28 'SkipList.p0.0'.B2:'SkipList.p0.0'.B28 'SkipList.p0.0'.G1:'SkipList.p0.0'.G28" chart:data-source-has-labels="both" svg:x="1.331cm" svg:y="1.275cm" svg:width="9.169cm" svg:height="6.564cm">
          <chart:coordinate-region svg:x="2.138cm" svg:y="1.474cm" svg:width="7.897cm" svg:height="5.718cm"/>
          <chart:axis chart:dimension="x" chart:name="primary-x" chart:style-name="ch5" chartooo:axis-type="auto">
            <chart:title svg:x="5.765cm" svg:y="8.019cm" chart:style-name="ch6">
              <text:p>n</text:p>
            </chart:title>
            <chart:categories table:cell-range-address="'SkipList.p0.0'.A2:'SkipList.p0.0'.A28"/>
          </chart:axis>
          <chart:axis chart:dimension="y" chart:name="primary-y" chart:style-name="ch5">
            <chart:title svg:x="0.451cm" svg:y="4.945cm" chart:style-name="ch7">
              <text:p>t[ms]</text:p>
            </chart:title>
            <chart:grid chart:style-name="ch8" chart:class="major"/>
          </chart:axis>
          <chart:series chart:style-name="ch9" chart:values-cell-range-address="'SkipList.p0.0'.G2:'SkipList.p0.0'.G28" chart:label-cell-address="'SkipList.p0.0'.G1:'SkipList.p0.0'.G1" chart:class="chart:scatter">
            <chart:domain table:cell-range-address="'SkipList.p0.0'.B2:'SkipList.p0.0'.B28"/>
            <chart:regression-curve chart:style-name="ch10">
              <chart:equation chart:display-equation="true" chart:display-r-square="true"/>
            </chart:regression-curve>
            <chart:error-indicator chart:style-name="ch11" chart:dimension="y"/>
            <chart:data-point chart:repeated="19"/>
            <chart:data-point chart:style-name="ch12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Remove</text:p>
                <draw:g>
                  <svg:desc>'SkipList.p0.0'.G1:'SkipList.p0.0'.G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SkipList.p0.0</text:p>
                <draw:g>
                  <svg:desc>'SkipList.p0.0'.A2:'SkipList.p0.0'.A28</svg:desc>
                </draw:g>
              </table:table-cell>
              <table:table-cell office:value-type="float" office:value="20">
                <text:p>20</text:p>
                <draw:g>
                  <svg:desc>'SkipList.p0.0'.B2:'SkipList.p0.0'.B28</svg:desc>
                </draw:g>
              </table:table-cell>
              <table:table-cell office:value-type="float" office:value="0">
                <text:p>0</text:p>
                <draw:g>
                  <svg:desc>'SkipList.p0.0'.G2:'SkipList.p0.0'.G28</svg:desc>
                </draw:g>
              </table:table-cell>
              <table:table-cell office:value-type="float" office:value="0">
                <text:p>0</text:p>
                <draw:g>
                  <svg:desc>'SkipList.p0.0'.H2:'SkipList.p0.0'.H28</svg:desc>
                </draw:g>
              </table:table-cell>
              <table:table-cell office:value-type="float" office:value="0">
                <text:p>0</text:p>
                <draw:g>
                  <svg:desc>'SkipList.p0.0'.H2:'SkipList.p0.0'.H28</svg:desc>
                </draw:g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800">
                <text:p>800</text:p>
              </table:table-cell>
              <table:table-cell office:value-type="float" office:value="0.35">
                <text:p>0.35</text:p>
              </table:table-cell>
              <table:table-cell office:value-type="float" office:value="0.476969600708">
                <text:p>0.476969600708</text:p>
              </table:table-cell>
              <table:table-cell office:value-type="float" office:value="0.476969600708">
                <text:p>0.476969600708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900">
                <text:p>9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1000">
                <text:p>1000</text:p>
              </table:table-cell>
              <table:table-cell office:value-type="float" office:value="1.05">
                <text:p>1.05</text:p>
              </table:table-cell>
              <table:table-cell office:value-type="float" office:value="0.217944947177">
                <text:p>0.217944947177</text:p>
              </table:table-cell>
              <table:table-cell office:value-type="float" office:value="0.217944947177">
                <text:p>0.217944947177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2000">
                <text:p>2000</text:p>
              </table:table-cell>
              <table:table-cell office:value-type="float" office:value="6.65">
                <text:p>6.65</text:p>
              </table:table-cell>
              <table:table-cell office:value-type="float" office:value="0.572276157113">
                <text:p>0.572276157113</text:p>
              </table:table-cell>
              <table:table-cell office:value-type="float" office:value="0.572276157113">
                <text:p>0.572276157113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3000">
                <text:p>3000</text:p>
              </table:table-cell>
              <table:table-cell office:value-type="float" office:value="16.55">
                <text:p>16.55</text:p>
              </table:table-cell>
              <table:table-cell office:value-type="float" office:value="0.864580823289">
                <text:p>0.864580823289</text:p>
              </table:table-cell>
              <table:table-cell office:value-type="float" office:value="0.864580823289">
                <text:p>0.864580823289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4000">
                <text:p>4000</text:p>
              </table:table-cell>
              <table:table-cell office:value-type="float" office:value="30.7">
                <text:p>30.7</text:p>
              </table:table-cell>
              <table:table-cell office:value-type="float" office:value="1.228820572744">
                <text:p>1.228820572744</text:p>
              </table:table-cell>
              <table:table-cell office:value-type="float" office:value="1.228820572744">
                <text:p>1.228820572744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5000">
                <text:p>5000</text:p>
              </table:table-cell>
              <table:table-cell office:value-type="float" office:value="49.05">
                <text:p>49.05</text:p>
              </table:table-cell>
              <table:table-cell office:value-type="float" office:value="2.060946384553">
                <text:p>2.060946384553</text:p>
              </table:table-cell>
              <table:table-cell office:value-type="float" office:value="2.060946384553">
                <text:p>2.060946384553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6000">
                <text:p>6000</text:p>
              </table:table-cell>
              <table:table-cell office:value-type="float" office:value="71.9">
                <text:p>71.9</text:p>
              </table:table-cell>
              <table:table-cell office:value-type="float" office:value="1.997498435543">
                <text:p>1.997498435543</text:p>
              </table:table-cell>
              <table:table-cell office:value-type="float" office:value="1.997498435543">
                <text:p>1.997498435543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7000">
                <text:p>7000</text:p>
              </table:table-cell>
              <table:table-cell office:value-type="float" office:value="98.5">
                <text:p>98.5</text:p>
              </table:table-cell>
              <table:table-cell office:value-type="float" office:value="3.309078421555">
                <text:p>3.309078421555</text:p>
              </table:table-cell>
              <table:table-cell office:value-type="float" office:value="3.309078421555">
                <text:p>3.309078421555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8000">
                <text:p>8000</text:p>
              </table:table-cell>
              <table:table-cell office:value-type="float" office:value="130.55">
                <text:p>130.55</text:p>
              </table:table-cell>
              <table:table-cell office:value-type="float" office:value="3.470950878361">
                <text:p>3.470950878361</text:p>
              </table:table-cell>
              <table:table-cell office:value-type="float" office:value="3.470950878361">
                <text:p>3.470950878361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9000">
                <text:p>9000</text:p>
              </table:table-cell>
              <table:table-cell office:value-type="float" office:value="174.1">
                <text:p>174.1</text:p>
              </table:table-cell>
              <table:table-cell office:value-type="float" office:value="4.448595283907">
                <text:p>4.448595283907</text:p>
              </table:table-cell>
              <table:table-cell office:value-type="float" office:value="4.448595283907">
                <text:p>4.448595283907</text:p>
              </table:table-cell>
            </table:table-row>
            <table:table-row>
              <table:table-cell office:value-type="string">
                <text:p>SkipList.p0.0</text:p>
              </table:table-cell>
              <table:table-cell office:value-type="float" office:value="10000">
                <text:p>10000</text:p>
              </table:table-cell>
              <table:table-cell office:value-type="float" office:value="230">
                <text:p>230</text:p>
              </table:table-cell>
              <table:table-cell office:value-type="float" office:value="5.603570290448">
                <text:p>5.603570290448</text:p>
              </table:table-cell>
              <table:table-cell office:value-type="float" office:value="5.603570290448">
                <text:p>5.6035702904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SkipList.p0.25'.D2:'SkipList.p0.25'.D46" chart:error-lower-range="'SkipList.p0.25'.D2:'SkipList.p0.25'.D46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SkipList.p0.25'.D2:'SkipList.p0.25'.D46" chart:error-lower-range="'SkipList.p0.25'.D2:'SkipList.p0.25'.D46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chart-properties chart:error-upper-indicator="true" chart:error-lower-indicator="true" chart:error-category="cell-range" chart:error-upper-range="'SkipList.p0.25'.D2:'SkipList.p0.25'.D46" chart:error-lower-range="'SkipList.p0.25'.D2:'SkipList.p0.25'.D46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79cm" svg:y="0.316cm" chart:style-name="ch2">
          <text:p>Wstawianie</text:p>
        </chart:title>
        <chart:legend chart:legend-position="end" svg:x="11.984cm" svg:y="3.952cm" style:legend-expansion="high" chart:style-name="ch3"/>
        <chart:plot-area chart:style-name="ch4" table:cell-range-address="'SkipList.p0.25'.A1:'SkipList.p0.25'.A46 'SkipList.p0.25'.B2:'SkipList.p0.25'.C46 'SkipList.p0.25'.C1:'SkipList.p0.25'.C1" chart:data-source-has-labels="both" svg:x="1.331cm" svg:y="1.275cm" svg:width="10.333cm" svg:height="6.564cm">
          <chart:coordinate-region svg:x="2.138cm" svg:y="1.474cm" svg:width="8.876cm" svg:height="5.718cm"/>
          <chart:axis chart:dimension="x" chart:name="primary-x" chart:style-name="ch5" chartooo:axis-type="auto">
            <chart:title svg:x="6.347cm" svg:y="8.019cm" chart:style-name="ch6">
              <text:p>n</text:p>
            </chart:title>
            <chart:categories table:cell-range-address="'SkipList.p0.25'.A2:'SkipList.p0.25'.A46"/>
          </chart:axis>
          <chart:axis chart:dimension="y" chart:name="primary-y" chart:style-name="ch7">
            <chart:title svg:x="0.451cm" svg:y="4.945cm" chart:style-name="ch8">
              <text:p>t[ms]</text:p>
            </chart:title>
            <chart:grid chart:style-name="ch9" chart:class="major"/>
          </chart:axis>
          <chart:series chart:style-name="ch10" chart:values-cell-range-address="'SkipList.p0.25'.C2:'SkipList.p0.25'.C46" chart:label-cell-address="'SkipList.p0.25'.C1:'SkipList.p0.25'.C1" chart:class="chart:scatter">
            <chart:domain table:cell-range-address="'SkipList.p0.25'.B2:'SkipList.p0.25'.B46"/>
            <chart:regression-curve chart:style-name="ch11">
              <chart:equation chart:display-equation="true" chart:display-r-square="true" svg:x="2.043cm" svg:y="0.958cm"/>
            </chart:regression-curve>
            <chart:error-indicator chart:style-name="ch12" chart:dimension="y"/>
            <chart:data-point chart:repeated="38"/>
            <chart:data-point chart:style-name="ch13"/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Insert</text:p>
                <draw:g>
                  <svg:desc>'SkipList.p0.25'.C1:'SkipList.p0.25'.C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SkipList.p0.25</text:p>
                <draw:g>
                  <svg:desc>'SkipList.p0.25'.A2:'SkipList.p0.25'.A46</svg:desc>
                </draw:g>
              </table:table-cell>
              <table:table-cell office:value-type="float" office:value="20">
                <text:p>20</text:p>
                <draw:g>
                  <svg:desc>'SkipList.p0.25'.B2:'SkipList.p0.25'.B46</svg:desc>
                </draw:g>
              </table:table-cell>
              <table:table-cell office:value-type="float" office:value="0">
                <text:p>0</text:p>
                <draw:g>
                  <svg:desc>'SkipList.p0.25'.C2:'SkipList.p0.25'.C46</svg:desc>
                </draw:g>
              </table:table-cell>
              <table:table-cell office:value-type="float" office:value="0">
                <text:p>0</text:p>
                <draw:g>
                  <svg:desc>'SkipList.p0.25'.D2:'SkipList.p0.25'.D46</svg:desc>
                </draw:g>
              </table:table-cell>
              <table:table-cell office:value-type="float" office:value="0">
                <text:p>0</text:p>
                <draw:g>
                  <svg:desc>'SkipList.p0.25'.D2:'SkipList.p0.25'.D46</svg:desc>
                </draw:g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9000">
                <text:p>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10000">
                <text:p>10000</text:p>
              </table:table-cell>
              <table:table-cell office:value-type="float" office:value="0.35">
                <text:p>0.35</text:p>
              </table:table-cell>
              <table:table-cell office:value-type="float" office:value="0.476969600708">
                <text:p>0.476969600708</text:p>
              </table:table-cell>
              <table:table-cell office:value-type="float" office:value="0.476969600708">
                <text:p>0.476969600708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20000">
                <text:p>20000</text:p>
              </table:table-cell>
              <table:table-cell office:value-type="float" office:value="1.15">
                <text:p>1.15</text:p>
              </table:table-cell>
              <table:table-cell office:value-type="float" office:value="0.357071421427">
                <text:p>0.357071421427</text:p>
              </table:table-cell>
              <table:table-cell office:value-type="float" office:value="0.357071421427">
                <text:p>0.357071421427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30000">
                <text:p>30000</text:p>
              </table:table-cell>
              <table:table-cell office:value-type="float" office:value="2.6">
                <text:p>2.6</text:p>
              </table:table-cell>
              <table:table-cell office:value-type="float" office:value="0.583095189485">
                <text:p>0.583095189485</text:p>
              </table:table-cell>
              <table:table-cell office:value-type="float" office:value="0.583095189485">
                <text:p>0.583095189485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40000">
                <text:p>40000</text:p>
              </table:table-cell>
              <table:table-cell office:value-type="float" office:value="3.75">
                <text:p>3.75</text:p>
              </table:table-cell>
              <table:table-cell office:value-type="float" office:value="0.433012701892">
                <text:p>0.433012701892</text:p>
              </table:table-cell>
              <table:table-cell office:value-type="float" office:value="0.433012701892">
                <text:p>0.433012701892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50000">
                <text:p>50000</text:p>
              </table:table-cell>
              <table:table-cell office:value-type="float" office:value="4.55">
                <text:p>4.55</text:p>
              </table:table-cell>
              <table:table-cell office:value-type="float" office:value="0.589491306128">
                <text:p>0.589491306128</text:p>
              </table:table-cell>
              <table:table-cell office:value-type="float" office:value="0.589491306128">
                <text:p>0.589491306128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60000">
                <text:p>60000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70000">
                <text:p>70000</text:p>
              </table:table-cell>
              <table:table-cell office:value-type="float" office:value="7.05">
                <text:p>7.05</text:p>
              </table:table-cell>
              <table:table-cell office:value-type="float" office:value="0.589491306128">
                <text:p>0.589491306128</text:p>
              </table:table-cell>
              <table:table-cell office:value-type="float" office:value="0.589491306128">
                <text:p>0.589491306128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80000">
                <text:p>80000</text:p>
              </table:table-cell>
              <table:table-cell office:value-type="float" office:value="7.85">
                <text:p>7.85</text:p>
              </table:table-cell>
              <table:table-cell office:value-type="float" office:value="0.476969600708">
                <text:p>0.476969600708</text:p>
              </table:table-cell>
              <table:table-cell office:value-type="float" office:value="0.476969600708">
                <text:p>0.476969600708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90000">
                <text:p>90000</text:p>
              </table:table-cell>
              <table:table-cell office:value-type="float" office:value="8.9">
                <text:p>8.9</text:p>
              </table:table-cell>
              <table:table-cell office:value-type="float" office:value="0.435889894354">
                <text:p>0.435889894354</text:p>
              </table:table-cell>
              <table:table-cell office:value-type="float" office:value="0.435889894354">
                <text:p>0.435889894354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100000">
                <text:p>100000</text:p>
              </table:table-cell>
              <table:table-cell office:value-type="float" office:value="10.3">
                <text:p>10.3</text:p>
              </table:table-cell>
              <table:table-cell office:value-type="float" office:value="0.714142842854">
                <text:p>0.714142842854</text:p>
              </table:table-cell>
              <table:table-cell office:value-type="float" office:value="0.714142842854">
                <text:p>0.714142842854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200000">
                <text:p>200000</text:p>
              </table:table-cell>
              <table:table-cell office:value-type="float" office:value="21.45">
                <text:p>21.45</text:p>
              </table:table-cell>
              <table:table-cell office:value-type="float" office:value="2.246664193866">
                <text:p>2.246664193866</text:p>
              </table:table-cell>
              <table:table-cell office:value-type="float" office:value="2.246664193866">
                <text:p>2.246664193866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300000">
                <text:p>300000</text:p>
              </table:table-cell>
              <table:table-cell office:value-type="float" office:value="41.6">
                <text:p>41.6</text:p>
              </table:table-cell>
              <table:table-cell office:value-type="float" office:value="15.317963311093">
                <text:p>15.317963311093</text:p>
              </table:table-cell>
              <table:table-cell office:value-type="float" office:value="15.317963311093">
                <text:p>15.317963311093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400000">
                <text:p>400000</text:p>
              </table:table-cell>
              <table:table-cell office:value-type="float" office:value="59.9">
                <text:p>59.9</text:p>
              </table:table-cell>
              <table:table-cell office:value-type="float" office:value="20.530221625691">
                <text:p>20.530221625691</text:p>
              </table:table-cell>
              <table:table-cell office:value-type="float" office:value="20.530221625691">
                <text:p>20.530221625691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500000">
                <text:p>500000</text:p>
              </table:table-cell>
              <table:table-cell office:value-type="float" office:value="74.3">
                <text:p>74.3</text:p>
              </table:table-cell>
              <table:table-cell office:value-type="float" office:value="15.659182609574">
                <text:p>15.659182609574</text:p>
              </table:table-cell>
              <table:table-cell office:value-type="float" office:value="15.659182609574">
                <text:p>15.659182609574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600000">
                <text:p>600000</text:p>
              </table:table-cell>
              <table:table-cell office:value-type="float" office:value="102.35">
                <text:p>102.35</text:p>
              </table:table-cell>
              <table:table-cell office:value-type="float" office:value="23.921277139818">
                <text:p>23.921277139818</text:p>
              </table:table-cell>
              <table:table-cell office:value-type="float" office:value="23.921277139818">
                <text:p>23.921277139818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700000">
                <text:p>700000</text:p>
              </table:table-cell>
              <table:table-cell office:value-type="float" office:value="121.5">
                <text:p>121.5</text:p>
              </table:table-cell>
              <table:table-cell office:value-type="float" office:value="19.908540880738">
                <text:p>19.908540880738</text:p>
              </table:table-cell>
              <table:table-cell office:value-type="float" office:value="19.908540880738">
                <text:p>19.908540880738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800000">
                <text:p>800000</text:p>
              </table:table-cell>
              <table:table-cell office:value-type="float" office:value="140.75">
                <text:p>140.75</text:p>
              </table:table-cell>
              <table:table-cell office:value-type="float" office:value="22.420693566435">
                <text:p>22.420693566435</text:p>
              </table:table-cell>
              <table:table-cell office:value-type="float" office:value="22.420693566435">
                <text:p>22.420693566435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900000">
                <text:p>900000</text:p>
              </table:table-cell>
              <table:table-cell office:value-type="float" office:value="169.4">
                <text:p>169.4</text:p>
              </table:table-cell>
              <table:table-cell office:value-type="float" office:value="24.77781265568">
                <text:p>24.77781265568</text:p>
              </table:table-cell>
              <table:table-cell office:value-type="float" office:value="24.77781265568">
                <text:p>24.77781265568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1000000">
                <text:p>1000000</text:p>
              </table:table-cell>
              <table:table-cell office:value-type="float" office:value="180.25">
                <text:p>180.25</text:p>
              </table:table-cell>
              <table:table-cell office:value-type="float" office:value="21.238820588724">
                <text:p>21.238820588724</text:p>
              </table:table-cell>
              <table:table-cell office:value-type="float" office:value="21.238820588724">
                <text:p>21.2388205887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SkipList.p0.25'.F2:'SkipList.p0.25'.F46" chart:error-lower-range="'SkipList.p0.25'.F2:'SkipList.p0.25'.F46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SkipList.p0.25'.F2:'SkipList.p0.25'.F46" chart:error-lower-range="'SkipList.p0.25'.F2:'SkipList.p0.25'.F46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chart-properties chart:error-upper-indicator="true" chart:error-lower-indicator="true" chart:error-category="cell-range" chart:error-upper-range="'SkipList.p0.25'.F2:'SkipList.p0.25'.F46" chart:error-lower-range="'SkipList.p0.25'.F2:'SkipList.p0.25'.F46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56cm" svg:y="0.316cm" chart:style-name="ch2">
          <text:p>Przeszukiwanie</text:p>
        </chart:title>
        <chart:legend chart:legend-position="end" svg:x="11.772cm" svg:y="3.952cm" style:legend-expansion="high" chart:style-name="ch3"/>
        <chart:plot-area chart:style-name="ch4" table:cell-range-address="'SkipList.p0.25'.A1:'SkipList.p0.25'.A46 'SkipList.p0.25'.B2:'SkipList.p0.25'.B46 'SkipList.p0.25'.E1:'SkipList.p0.25'.E46" chart:data-source-has-labels="both" svg:x="1.331cm" svg:y="1.275cm" svg:width="10.121cm" svg:height="6.564cm">
          <chart:coordinate-region svg:x="1.952cm" svg:y="1.474cm" svg:width="8.85cm" svg:height="5.718cm"/>
          <chart:axis chart:dimension="x" chart:name="primary-x" chart:style-name="ch5" chartooo:axis-type="auto">
            <chart:title svg:x="6.241cm" svg:y="8.019cm" chart:style-name="ch6">
              <text:p>n</text:p>
            </chart:title>
            <chart:categories table:cell-range-address="'SkipList.p0.25'.A2:'SkipList.p0.25'.A46"/>
          </chart:axis>
          <chart:axis chart:dimension="y" chart:name="primary-y" chart:style-name="ch7">
            <chart:title svg:x="0.451cm" svg:y="4.945cm" chart:style-name="ch8">
              <text:p>t[ms]</text:p>
            </chart:title>
            <chart:grid chart:style-name="ch9" chart:class="major"/>
          </chart:axis>
          <chart:series chart:style-name="ch10" chart:values-cell-range-address="'SkipList.p0.25'.E2:'SkipList.p0.25'.E46" chart:label-cell-address="'SkipList.p0.25'.E1:'SkipList.p0.25'.E1" chart:class="chart:scatter">
            <chart:domain table:cell-range-address="'SkipList.p0.25'.B2:'SkipList.p0.25'.B46"/>
            <chart:regression-curve chart:style-name="ch11">
              <chart:equation chart:display-equation="true" chart:display-r-square="true"/>
            </chart:regression-curve>
            <chart:error-indicator chart:style-name="ch12" chart:dimension="y"/>
            <chart:data-point chart:repeated="41"/>
            <chart:data-point chart:style-name="ch13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Search</text:p>
                <draw:g>
                  <svg:desc>'SkipList.p0.25'.E1:'SkipList.p0.25'.E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SkipList.p0.25</text:p>
                <draw:g>
                  <svg:desc>'SkipList.p0.25'.A2:'SkipList.p0.25'.A46</svg:desc>
                </draw:g>
              </table:table-cell>
              <table:table-cell office:value-type="float" office:value="20">
                <text:p>20</text:p>
                <draw:g>
                  <svg:desc>'SkipList.p0.25'.B2:'SkipList.p0.25'.B46</svg:desc>
                </draw:g>
              </table:table-cell>
              <table:table-cell office:value-type="float" office:value="0">
                <text:p>0</text:p>
                <draw:g>
                  <svg:desc>'SkipList.p0.25'.E2:'SkipList.p0.25'.E46</svg:desc>
                </draw:g>
              </table:table-cell>
              <table:table-cell office:value-type="float" office:value="0">
                <text:p>0</text:p>
                <draw:g>
                  <svg:desc>'SkipList.p0.25'.F2:'SkipList.p0.25'.F46</svg:desc>
                </draw:g>
              </table:table-cell>
              <table:table-cell office:value-type="float" office:value="0">
                <text:p>0</text:p>
                <draw:g>
                  <svg:desc>'SkipList.p0.25'.F2:'SkipList.p0.25'.F46</svg:desc>
                </draw:g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9000">
                <text:p>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20000">
                <text:p>20000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30000">
                <text:p>30000</text:p>
              </table:table-cell>
              <table:table-cell office:value-type="float" office:value="0.55">
                <text:p>0.55</text:p>
              </table:table-cell>
              <table:table-cell office:value-type="float" office:value="0.589491306128">
                <text:p>0.589491306128</text:p>
              </table:table-cell>
              <table:table-cell office:value-type="float" office:value="0.589491306128">
                <text:p>0.589491306128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40000">
                <text:p>40000</text:p>
              </table:table-cell>
              <table:table-cell office:value-type="float" office:value="1.15">
                <text:p>1.15</text:p>
              </table:table-cell>
              <table:table-cell office:value-type="float" office:value="0.653834841531">
                <text:p>0.653834841531</text:p>
              </table:table-cell>
              <table:table-cell office:value-type="float" office:value="0.653834841531">
                <text:p>0.653834841531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50000">
                <text:p>50000</text:p>
              </table:table-cell>
              <table:table-cell office:value-type="float" office:value="1.55">
                <text:p>1.55</text:p>
              </table:table-cell>
              <table:table-cell office:value-type="float" office:value="0.739932429347">
                <text:p>0.739932429347</text:p>
              </table:table-cell>
              <table:table-cell office:value-type="float" office:value="0.739932429347">
                <text:p>0.739932429347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60000">
                <text:p>60000</text:p>
              </table:table-cell>
              <table:table-cell office:value-type="float" office:value="1.9">
                <text:p>1.9</text:p>
              </table:table-cell>
              <table:table-cell office:value-type="float" office:value="0.994987437107">
                <text:p>0.994987437107</text:p>
              </table:table-cell>
              <table:table-cell office:value-type="float" office:value="0.994987437107">
                <text:p>0.994987437107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70000">
                <text:p>70000</text:p>
              </table:table-cell>
              <table:table-cell office:value-type="float" office:value="2.6">
                <text:p>2.6</text:p>
              </table:table-cell>
              <table:table-cell office:value-type="float" office:value="0.969535971483">
                <text:p>0.969535971483</text:p>
              </table:table-cell>
              <table:table-cell office:value-type="float" office:value="0.969535971483">
                <text:p>0.969535971483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80000">
                <text:p>80000</text:p>
              </table:table-cell>
              <table:table-cell office:value-type="float" office:value="2.35">
                <text:p>2.35</text:p>
              </table:table-cell>
              <table:table-cell office:value-type="float" office:value="1.388344337691">
                <text:p>1.388344337691</text:p>
              </table:table-cell>
              <table:table-cell office:value-type="float" office:value="1.388344337691">
                <text:p>1.388344337691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90000">
                <text:p>90000</text:p>
              </table:table-cell>
              <table:table-cell office:value-type="float" office:value="2.9">
                <text:p>2.9</text:p>
              </table:table-cell>
              <table:table-cell office:value-type="float" office:value="0.994987437107">
                <text:p>0.994987437107</text:p>
              </table:table-cell>
              <table:table-cell office:value-type="float" office:value="0.994987437107">
                <text:p>0.994987437107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100000">
                <text:p>100000</text:p>
              </table:table-cell>
              <table:table-cell office:value-type="float" office:value="3.45">
                <text:p>3.45</text:p>
              </table:table-cell>
              <table:table-cell office:value-type="float" office:value="1.395528573695">
                <text:p>1.395528573695</text:p>
              </table:table-cell>
              <table:table-cell office:value-type="float" office:value="1.395528573695">
                <text:p>1.395528573695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200000">
                <text:p>200000</text:p>
              </table:table-cell>
              <table:table-cell office:value-type="float" office:value="7.9">
                <text:p>7.9</text:p>
              </table:table-cell>
              <table:table-cell office:value-type="float" office:value="3.176476034854">
                <text:p>3.176476034854</text:p>
              </table:table-cell>
              <table:table-cell office:value-type="float" office:value="3.176476034854">
                <text:p>3.176476034854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300000">
                <text:p>300000</text:p>
              </table:table-cell>
              <table:table-cell office:value-type="float" office:value="12.2">
                <text:p>12.2</text:p>
              </table:table-cell>
              <table:table-cell office:value-type="float" office:value="5.714892824892">
                <text:p>5.714892824892</text:p>
              </table:table-cell>
              <table:table-cell office:value-type="float" office:value="5.714892824892">
                <text:p>5.714892824892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400000">
                <text:p>400000</text:p>
              </table:table-cell>
              <table:table-cell office:value-type="float" office:value="20.35">
                <text:p>20.35</text:p>
              </table:table-cell>
              <table:table-cell office:value-type="float" office:value="8.912210724618">
                <text:p>8.912210724618</text:p>
              </table:table-cell>
              <table:table-cell office:value-type="float" office:value="8.912210724618">
                <text:p>8.912210724618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500000">
                <text:p>500000</text:p>
              </table:table-cell>
              <table:table-cell office:value-type="float" office:value="24.9">
                <text:p>24.9</text:p>
              </table:table-cell>
              <table:table-cell office:value-type="float" office:value="8.785783971849">
                <text:p>8.785783971849</text:p>
              </table:table-cell>
              <table:table-cell office:value-type="float" office:value="8.785783971849">
                <text:p>8.785783971849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600000">
                <text:p>600000</text:p>
              </table:table-cell>
              <table:table-cell office:value-type="float" office:value="38.4">
                <text:p>38.4</text:p>
              </table:table-cell>
              <table:table-cell office:value-type="float" office:value="12.080562900792">
                <text:p>12.080562900792</text:p>
              </table:table-cell>
              <table:table-cell office:value-type="float" office:value="12.080562900792">
                <text:p>12.080562900792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700000">
                <text:p>700000</text:p>
              </table:table-cell>
              <table:table-cell office:value-type="float" office:value="35">
                <text:p>35</text:p>
              </table:table-cell>
              <table:table-cell office:value-type="float" office:value="13.412680567284">
                <text:p>13.412680567284</text:p>
              </table:table-cell>
              <table:table-cell office:value-type="float" office:value="13.412680567284">
                <text:p>13.412680567284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800000">
                <text:p>800000</text:p>
              </table:table-cell>
              <table:table-cell office:value-type="float" office:value="48.55">
                <text:p>48.55</text:p>
              </table:table-cell>
              <table:table-cell office:value-type="float" office:value="15.044849617062">
                <text:p>15.044849617062</text:p>
              </table:table-cell>
              <table:table-cell office:value-type="float" office:value="15.044849617062">
                <text:p>15.044849617062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900000">
                <text:p>900000</text:p>
              </table:table-cell>
              <table:table-cell office:value-type="float" office:value="60.8">
                <text:p>60.8</text:p>
              </table:table-cell>
              <table:table-cell office:value-type="float" office:value="23.852882425401">
                <text:p>23.852882425401</text:p>
              </table:table-cell>
              <table:table-cell office:value-type="float" office:value="23.852882425401">
                <text:p>23.852882425401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1000000">
                <text:p>1000000</text:p>
              </table:table-cell>
              <table:table-cell office:value-type="float" office:value="64.5">
                <text:p>64.5</text:p>
              </table:table-cell>
              <table:table-cell office:value-type="float" office:value="19.260062305195">
                <text:p>19.260062305195</text:p>
              </table:table-cell>
              <table:table-cell office:value-type="float" office:value="19.260062305195">
                <text:p>19.2600623051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SkipList.p0.25'.H2:'SkipList.p0.25'.H46" chart:error-lower-range="'SkipList.p0.25'.H2:'SkipList.p0.25'.H46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SkipList.p0.25'.H2:'SkipList.p0.25'.H46" chart:error-lower-range="'SkipList.p0.25'.H2:'SkipList.p0.25'.H46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chart-properties chart:error-upper-indicator="true" chart:error-lower-indicator="true" chart:error-category="cell-range" chart:error-upper-range="'SkipList.p0.25'.H2:'SkipList.p0.25'.H46" chart:error-lower-range="'SkipList.p0.25'.H2:'SkipList.p0.25'.H46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51cm" svg:y="0.316cm" chart:style-name="ch2">
          <text:p>Usuwanie</text:p>
        </chart:title>
        <chart:legend chart:legend-position="end" svg:x="11.587cm" svg:y="3.952cm" style:legend-expansion="high" chart:style-name="ch3"/>
        <chart:plot-area chart:style-name="ch4" table:cell-range-address="'SkipList.p0.25'.A1:'SkipList.p0.25'.A46 'SkipList.p0.25'.B2:'SkipList.p0.25'.B46 'SkipList.p0.25'.G1:'SkipList.p0.25'.G46" chart:data-source-has-labels="both" svg:x="1.331cm" svg:y="1.275cm" svg:width="9.936cm" svg:height="6.564cm">
          <chart:coordinate-region svg:x="1.952cm" svg:y="1.474cm" svg:width="8.665cm" svg:height="5.718cm"/>
          <chart:axis chart:dimension="x" chart:name="primary-x" chart:style-name="ch5" chartooo:axis-type="auto">
            <chart:title svg:x="6.149cm" svg:y="8.019cm" chart:style-name="ch6">
              <text:p>n</text:p>
            </chart:title>
            <chart:categories table:cell-range-address="'SkipList.p0.25'.A2:'SkipList.p0.25'.A46"/>
          </chart:axis>
          <chart:axis chart:dimension="y" chart:name="primary-y" chart:style-name="ch7">
            <chart:title svg:x="0.451cm" svg:y="4.945cm" chart:style-name="ch8">
              <text:p>t[ms]</text:p>
            </chart:title>
            <chart:grid chart:style-name="ch9" chart:class="major"/>
          </chart:axis>
          <chart:series chart:style-name="ch10" chart:values-cell-range-address="'SkipList.p0.25'.G2:'SkipList.p0.25'.G46" chart:label-cell-address="'SkipList.p0.25'.G1:'SkipList.p0.25'.G1" chart:class="chart:scatter">
            <chart:domain table:cell-range-address="'SkipList.p0.25'.B2:'SkipList.p0.25'.B46"/>
            <chart:regression-curve chart:style-name="ch11">
              <chart:equation chart:display-equation="true" chart:display-r-square="true"/>
            </chart:regression-curve>
            <chart:error-indicator chart:style-name="ch12" chart:dimension="y"/>
            <chart:data-point chart:repeated="4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Remove</text:p>
                <draw:g>
                  <svg:desc>'SkipList.p0.25'.G1:'SkipList.p0.25'.G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SkipList.p0.25</text:p>
                <draw:g>
                  <svg:desc>'SkipList.p0.25'.A2:'SkipList.p0.25'.A46</svg:desc>
                </draw:g>
              </table:table-cell>
              <table:table-cell office:value-type="float" office:value="20">
                <text:p>20</text:p>
                <draw:g>
                  <svg:desc>'SkipList.p0.25'.B2:'SkipList.p0.25'.B46</svg:desc>
                </draw:g>
              </table:table-cell>
              <table:table-cell office:value-type="float" office:value="0">
                <text:p>0</text:p>
                <draw:g>
                  <svg:desc>'SkipList.p0.25'.G2:'SkipList.p0.25'.G46</svg:desc>
                </draw:g>
              </table:table-cell>
              <table:table-cell office:value-type="float" office:value="0">
                <text:p>0</text:p>
                <draw:g>
                  <svg:desc>'SkipList.p0.25'.H2:'SkipList.p0.25'.H46</svg:desc>
                </draw:g>
              </table:table-cell>
              <table:table-cell office:value-type="float" office:value="0">
                <text:p>0</text:p>
                <draw:g>
                  <svg:desc>'SkipList.p0.25'.H2:'SkipList.p0.25'.H46</svg:desc>
                </draw:g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9000">
                <text:p>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30000">
                <text:p>30000</text:p>
              </table:table-cell>
              <table:table-cell office:value-type="float" office:value="0.25">
                <text:p>0.25</text:p>
              </table:table-cell>
              <table:table-cell office:value-type="float" office:value="0.433012701892">
                <text:p>0.433012701892</text:p>
              </table:table-cell>
              <table:table-cell office:value-type="float" office:value="0.433012701892">
                <text:p>0.433012701892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40000">
                <text:p>40000</text:p>
              </table:table-cell>
              <table:table-cell office:value-type="float" office:value="0.4">
                <text:p>0.4</text:p>
              </table:table-cell>
              <table:table-cell office:value-type="float" office:value="0.489897948557">
                <text:p>0.489897948557</text:p>
              </table:table-cell>
              <table:table-cell office:value-type="float" office:value="0.489897948557">
                <text:p>0.489897948557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50000">
                <text:p>50000</text:p>
              </table:table-cell>
              <table:table-cell office:value-type="float" office:value="1.05">
                <text:p>1.05</text:p>
              </table:table-cell>
              <table:table-cell office:value-type="float" office:value="0.497493718553">
                <text:p>0.497493718553</text:p>
              </table:table-cell>
              <table:table-cell office:value-type="float" office:value="0.497493718553">
                <text:p>0.497493718553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60000">
                <text:p>60000</text:p>
              </table:table-cell>
              <table:table-cell office:value-type="float" office:value="1.15">
                <text:p>1.15</text:p>
              </table:table-cell>
              <table:table-cell office:value-type="float" office:value="0.572276157113">
                <text:p>0.572276157113</text:p>
              </table:table-cell>
              <table:table-cell office:value-type="float" office:value="0.572276157113">
                <text:p>0.572276157113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70000">
                <text:p>70000</text:p>
              </table:table-cell>
              <table:table-cell office:value-type="float" office:value="1.5">
                <text:p>1.5</text:p>
              </table:table-cell>
              <table:table-cell office:value-type="float" office:value="0.67082039325">
                <text:p>0.67082039325</text:p>
              </table:table-cell>
              <table:table-cell office:value-type="float" office:value="0.67082039325">
                <text:p>0.67082039325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80000">
                <text:p>80000</text:p>
              </table:table-cell>
              <table:table-cell office:value-type="float" office:value="1.5">
                <text:p>1.5</text:p>
              </table:table-cell>
              <table:table-cell office:value-type="float" office:value="0.74161984871">
                <text:p>0.74161984871</text:p>
              </table:table-cell>
              <table:table-cell office:value-type="float" office:value="0.74161984871">
                <text:p>0.74161984871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90000">
                <text:p>90000</text:p>
              </table:table-cell>
              <table:table-cell office:value-type="float" office:value="1.75">
                <text:p>1.75</text:p>
              </table:table-cell>
              <table:table-cell office:value-type="float" office:value="0.766485485838">
                <text:p>0.766485485838</text:p>
              </table:table-cell>
              <table:table-cell office:value-type="float" office:value="0.766485485838">
                <text:p>0.766485485838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100000">
                <text:p>100000</text:p>
              </table:table-cell>
              <table:table-cell office:value-type="float" office:value="2.2">
                <text:p>2.2</text:p>
              </table:table-cell>
              <table:table-cell office:value-type="float" office:value="0.92736184955">
                <text:p>0.92736184955</text:p>
              </table:table-cell>
              <table:table-cell office:value-type="float" office:value="0.92736184955">
                <text:p>0.92736184955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200000">
                <text:p>200000</text:p>
              </table:table-cell>
              <table:table-cell office:value-type="float" office:value="5.2">
                <text:p>5.2</text:p>
              </table:table-cell>
              <table:table-cell office:value-type="float" office:value="1.720465053409">
                <text:p>1.720465053409</text:p>
              </table:table-cell>
              <table:table-cell office:value-type="float" office:value="1.720465053409">
                <text:p>1.720465053409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300000">
                <text:p>300000</text:p>
              </table:table-cell>
              <table:table-cell office:value-type="float" office:value="8.1">
                <text:p>8.1</text:p>
              </table:table-cell>
              <table:table-cell office:value-type="float" office:value="2.718455443814">
                <text:p>2.718455443814</text:p>
              </table:table-cell>
              <table:table-cell office:value-type="float" office:value="2.718455443814">
                <text:p>2.718455443814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400000">
                <text:p>400000</text:p>
              </table:table-cell>
              <table:table-cell office:value-type="float" office:value="13.5">
                <text:p>13.5</text:p>
              </table:table-cell>
              <table:table-cell office:value-type="float" office:value="4.566180022732">
                <text:p>4.566180022732</text:p>
              </table:table-cell>
              <table:table-cell office:value-type="float" office:value="4.566180022732">
                <text:p>4.566180022732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500000">
                <text:p>500000</text:p>
              </table:table-cell>
              <table:table-cell office:value-type="float" office:value="18.15">
                <text:p>18.15</text:p>
              </table:table-cell>
              <table:table-cell office:value-type="float" office:value="5.198797937985">
                <text:p>5.198797937985</text:p>
              </table:table-cell>
              <table:table-cell office:value-type="float" office:value="5.198797937985">
                <text:p>5.198797937985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600000">
                <text:p>600000</text:p>
              </table:table-cell>
              <table:table-cell office:value-type="float" office:value="31.05">
                <text:p>31.05</text:p>
              </table:table-cell>
              <table:table-cell office:value-type="float" office:value="5.463286556643">
                <text:p>5.463286556643</text:p>
              </table:table-cell>
              <table:table-cell office:value-type="float" office:value="5.463286556643">
                <text:p>5.463286556643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700000">
                <text:p>700000</text:p>
              </table:table-cell>
              <table:table-cell office:value-type="float" office:value="35.25">
                <text:p>35.25</text:p>
              </table:table-cell>
              <table:table-cell office:value-type="float" office:value="5.673402858955">
                <text:p>5.673402858955</text:p>
              </table:table-cell>
              <table:table-cell office:value-type="float" office:value="5.673402858955">
                <text:p>5.673402858955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800000">
                <text:p>800000</text:p>
              </table:table-cell>
              <table:table-cell office:value-type="float" office:value="46.5">
                <text:p>46.5</text:p>
              </table:table-cell>
              <table:table-cell office:value-type="float" office:value="7.807048097713">
                <text:p>7.807048097713</text:p>
              </table:table-cell>
              <table:table-cell office:value-type="float" office:value="7.807048097713">
                <text:p>7.807048097713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900000">
                <text:p>900000</text:p>
              </table:table-cell>
              <table:table-cell office:value-type="float" office:value="58.75">
                <text:p>58.75</text:p>
              </table:table-cell>
              <table:table-cell office:value-type="float" office:value="9.082262933873">
                <text:p>9.082262933873</text:p>
              </table:table-cell>
              <table:table-cell office:value-type="float" office:value="9.082262933873">
                <text:p>9.082262933873</text:p>
              </table:table-cell>
            </table:table-row>
            <table:table-row>
              <table:table-cell office:value-type="string">
                <text:p>SkipList.p0.25</text:p>
              </table:table-cell>
              <table:table-cell office:value-type="float" office:value="1000000">
                <text:p>1000000</text:p>
              </table:table-cell>
              <table:table-cell office:value-type="float" office:value="66.05">
                <text:p>66.05</text:p>
              </table:table-cell>
              <table:table-cell office:value-type="float" office:value="10.384965093827">
                <text:p>10.384965093827</text:p>
              </table:table-cell>
              <table:table-cell office:value-type="float" office:value="10.384965093827">
                <text:p>10.3849650938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SkipList.p0.5'.D2:'SkipList.p0.5'.D46" chart:error-lower-range="'SkipList.p0.5'.D2:'SkipList.p0.5'.D46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SkipList.p0.5'.D2:'SkipList.p0.5'.D46" chart:error-lower-range="'SkipList.p0.5'.D2:'SkipList.p0.5'.D46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chart-properties chart:error-upper-indicator="true" chart:error-lower-indicator="true" chart:error-category="cell-range" chart:error-upper-range="'SkipList.p0.5'.D2:'SkipList.p0.5'.D46" chart:error-lower-range="'SkipList.p0.5'.D2:'SkipList.p0.5'.D46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79cm" svg:y="0.316cm" chart:style-name="ch2">
          <text:p>Wstawianie</text:p>
        </chart:title>
        <chart:legend chart:legend-position="end" svg:x="11.984cm" svg:y="3.952cm" style:legend-expansion="high" chart:style-name="ch3"/>
        <chart:plot-area chart:style-name="ch4" table:cell-range-address="'SkipList.p0.5'.A2:'SkipList.p0.5'.C46 'SkipList.p0.5'.C1:'SkipList.p0.5'.C1" chart:data-source-has-labels="both" svg:x="1.331cm" svg:y="1.275cm" svg:width="10.333cm" svg:height="6.564cm">
          <chart:coordinate-region svg:x="2.138cm" svg:y="1.475cm" svg:width="8.876cm" svg:height="5.717cm"/>
          <chart:axis chart:dimension="x" chart:name="primary-x" chart:style-name="ch5" chartooo:axis-type="auto">
            <chart:title svg:x="6.347cm" svg:y="8.019cm" chart:style-name="ch6">
              <text:p>n</text:p>
            </chart:title>
            <chart:categories table:cell-range-address="'SkipList.p0.5'.A2:'SkipList.p0.5'.A46"/>
          </chart:axis>
          <chart:axis chart:dimension="y" chart:name="primary-y" chart:style-name="ch7">
            <chart:title svg:x="0.451cm" svg:y="4.945cm" chart:style-name="ch8">
              <text:p>t[ms]</text:p>
            </chart:title>
            <chart:grid chart:style-name="ch9" chart:class="major"/>
          </chart:axis>
          <chart:series chart:style-name="ch10" chart:values-cell-range-address="'SkipList.p0.5'.C2:'SkipList.p0.5'.C46" chart:label-cell-address="'SkipList.p0.5'.C1:'SkipList.p0.5'.C1" chart:class="chart:scatter">
            <chart:domain table:cell-range-address="'SkipList.p0.5'.B2:'SkipList.p0.5'.B46"/>
            <chart:regression-curve chart:style-name="ch11">
              <chart:equation chart:display-equation="true" chart:display-r-square="true" svg:x="2.043cm" svg:y="0.958cm"/>
            </chart:regression-curve>
            <chart:error-indicator chart:style-name="ch12" chart:dimension="y"/>
            <chart:data-point chart:repeated="38"/>
            <chart:data-point chart:style-name="ch13"/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Insert</text:p>
                <draw:g>
                  <svg:desc>'SkipList.p0.5'.C1:'SkipList.p0.5'.C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SkipList.p0.5</text:p>
                <draw:g>
                  <svg:desc>'SkipList.p0.5'.A2:'SkipList.p0.5'.A46</svg:desc>
                </draw:g>
              </table:table-cell>
              <table:table-cell office:value-type="float" office:value="20">
                <text:p>20</text:p>
                <draw:g>
                  <svg:desc>'SkipList.p0.5'.B2:'SkipList.p0.5'.B46</svg:desc>
                </draw:g>
              </table:table-cell>
              <table:table-cell office:value-type="float" office:value="0">
                <text:p>0</text:p>
                <draw:g>
                  <svg:desc>'SkipList.p0.5'.C2:'SkipList.p0.5'.C46</svg:desc>
                </draw:g>
              </table:table-cell>
              <table:table-cell office:value-type="float" office:value="0">
                <text:p>0</text:p>
                <draw:g>
                  <svg:desc>'SkipList.p0.5'.D2:'SkipList.p0.5'.D46</svg:desc>
                </draw:g>
              </table:table-cell>
              <table:table-cell office:value-type="float" office:value="0">
                <text:p>0</text:p>
                <draw:g>
                  <svg:desc>'SkipList.p0.5'.D2:'SkipList.p0.5'.D46</svg:desc>
                </draw:g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4000">
                <text:p>4000</text:p>
              </table:table-cell>
              <table:table-cell office:value-type="float" office:value="0.1">
                <text:p>0.1</text:p>
              </table:table-cell>
              <table:table-cell office:value-type="float" office:value="0.435889894354">
                <text:p>0.435889894354</text:p>
              </table:table-cell>
              <table:table-cell office:value-type="float" office:value="0.435889894354">
                <text:p>0.435889894354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7000">
                <text:p>7000</text:p>
              </table:table-cell>
              <table:table-cell office:value-type="float" office:value="0.35">
                <text:p>0.35</text:p>
              </table:table-cell>
              <table:table-cell office:value-type="float" office:value="0.476969600708">
                <text:p>0.476969600708</text:p>
              </table:table-cell>
              <table:table-cell office:value-type="float" office:value="0.476969600708">
                <text:p>0.476969600708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8000">
                <text:p>8000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9000">
                <text:p>9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20000">
                <text:p>20000</text:p>
              </table:table-cell>
              <table:table-cell office:value-type="float" office:value="2.15">
                <text:p>2.15</text:p>
              </table:table-cell>
              <table:table-cell office:value-type="float" office:value="0.357071421427">
                <text:p>0.357071421427</text:p>
              </table:table-cell>
              <table:table-cell office:value-type="float" office:value="0.357071421427">
                <text:p>0.357071421427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30000">
                <text:p>30000</text:p>
              </table:table-cell>
              <table:table-cell office:value-type="float" office:value="3.85">
                <text:p>3.85</text:p>
              </table:table-cell>
              <table:table-cell office:value-type="float" office:value="0.357071421427">
                <text:p>0.357071421427</text:p>
              </table:table-cell>
              <table:table-cell office:value-type="float" office:value="0.357071421427">
                <text:p>0.357071421427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40000">
                <text:p>40000</text:p>
              </table:table-cell>
              <table:table-cell office:value-type="float" office:value="5.45">
                <text:p>5.45</text:p>
              </table:table-cell>
              <table:table-cell office:value-type="float" office:value="0.589491306128">
                <text:p>0.589491306128</text:p>
              </table:table-cell>
              <table:table-cell office:value-type="float" office:value="0.589491306128">
                <text:p>0.589491306128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50000">
                <text:p>50000</text:p>
              </table:table-cell>
              <table:table-cell office:value-type="float" office:value="6.55">
                <text:p>6.55</text:p>
              </table:table-cell>
              <table:table-cell office:value-type="float" office:value="0.589491306128">
                <text:p>0.589491306128</text:p>
              </table:table-cell>
              <table:table-cell office:value-type="float" office:value="0.589491306128">
                <text:p>0.589491306128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60000">
                <text:p>60000</text:p>
              </table:table-cell>
              <table:table-cell office:value-type="float" office:value="8.15">
                <text:p>8.15</text:p>
              </table:table-cell>
              <table:table-cell office:value-type="float" office:value="0.653834841531">
                <text:p>0.653834841531</text:p>
              </table:table-cell>
              <table:table-cell office:value-type="float" office:value="0.653834841531">
                <text:p>0.653834841531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70000">
                <text:p>70000</text:p>
              </table:table-cell>
              <table:table-cell office:value-type="float" office:value="9.7">
                <text:p>9.7</text:p>
              </table:table-cell>
              <table:table-cell office:value-type="float" office:value="0.458257569496">
                <text:p>0.458257569496</text:p>
              </table:table-cell>
              <table:table-cell office:value-type="float" office:value="0.458257569496">
                <text:p>0.458257569496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80000">
                <text:p>80000</text:p>
              </table:table-cell>
              <table:table-cell office:value-type="float" office:value="11.85">
                <text:p>11.85</text:p>
              </table:table-cell>
              <table:table-cell office:value-type="float" office:value="1.15217186218">
                <text:p>1.15217186218</text:p>
              </table:table-cell>
              <table:table-cell office:value-type="float" office:value="1.15217186218">
                <text:p>1.15217186218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90000">
                <text:p>90000</text:p>
              </table:table-cell>
              <table:table-cell office:value-type="float" office:value="13.25">
                <text:p>13.25</text:p>
              </table:table-cell>
              <table:table-cell office:value-type="float" office:value="0.887411967465">
                <text:p>0.887411967465</text:p>
              </table:table-cell>
              <table:table-cell office:value-type="float" office:value="0.887411967465">
                <text:p>0.887411967465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100000">
                <text:p>100000</text:p>
              </table:table-cell>
              <table:table-cell office:value-type="float" office:value="14.7">
                <text:p>14.7</text:p>
              </table:table-cell>
              <table:table-cell office:value-type="float" office:value="0.714142842854">
                <text:p>0.714142842854</text:p>
              </table:table-cell>
              <table:table-cell office:value-type="float" office:value="0.714142842854">
                <text:p>0.714142842854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200000">
                <text:p>200000</text:p>
              </table:table-cell>
              <table:table-cell office:value-type="float" office:value="30.9">
                <text:p>30.9</text:p>
              </table:table-cell>
              <table:table-cell office:value-type="float" office:value="2.118962010042">
                <text:p>2.118962010042</text:p>
              </table:table-cell>
              <table:table-cell office:value-type="float" office:value="2.118962010042">
                <text:p>2.118962010042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300000">
                <text:p>300000</text:p>
              </table:table-cell>
              <table:table-cell office:value-type="float" office:value="54.75">
                <text:p>54.75</text:p>
              </table:table-cell>
              <table:table-cell office:value-type="float" office:value="11.366067921669">
                <text:p>11.366067921669</text:p>
              </table:table-cell>
              <table:table-cell office:value-type="float" office:value="11.366067921669">
                <text:p>11.366067921669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400000">
                <text:p>400000</text:p>
              </table:table-cell>
              <table:table-cell office:value-type="float" office:value="78.75">
                <text:p>78.75</text:p>
              </table:table-cell>
              <table:table-cell office:value-type="float" office:value="17.08471539125">
                <text:p>17.08471539125</text:p>
              </table:table-cell>
              <table:table-cell office:value-type="float" office:value="17.08471539125">
                <text:p>17.08471539125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500000">
                <text:p>500000</text:p>
              </table:table-cell>
              <table:table-cell office:value-type="float" office:value="102.9">
                <text:p>102.9</text:p>
              </table:table-cell>
              <table:table-cell office:value-type="float" office:value="10.806942213226">
                <text:p>10.806942213226</text:p>
              </table:table-cell>
              <table:table-cell office:value-type="float" office:value="10.806942213226">
                <text:p>10.806942213226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600000">
                <text:p>600000</text:p>
              </table:table-cell>
              <table:table-cell office:value-type="float" office:value="132.95">
                <text:p>132.95</text:p>
              </table:table-cell>
              <table:table-cell office:value-type="float" office:value="20.473092096701">
                <text:p>20.473092096701</text:p>
              </table:table-cell>
              <table:table-cell office:value-type="float" office:value="20.473092096701">
                <text:p>20.473092096701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700000">
                <text:p>700000</text:p>
              </table:table-cell>
              <table:table-cell office:value-type="float" office:value="166.65">
                <text:p>166.65</text:p>
              </table:table-cell>
              <table:table-cell office:value-type="float" office:value="20.621045075359">
                <text:p>20.621045075359</text:p>
              </table:table-cell>
              <table:table-cell office:value-type="float" office:value="20.621045075359">
                <text:p>20.621045075359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800000">
                <text:p>800000</text:p>
              </table:table-cell>
              <table:table-cell office:value-type="float" office:value="183">
                <text:p>183</text:p>
              </table:table-cell>
              <table:table-cell office:value-type="float" office:value="15.456390264224">
                <text:p>15.456390264224</text:p>
              </table:table-cell>
              <table:table-cell office:value-type="float" office:value="15.456390264224">
                <text:p>15.456390264224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900000">
                <text:p>900000</text:p>
              </table:table-cell>
              <table:table-cell office:value-type="float" office:value="213.45">
                <text:p>213.45</text:p>
              </table:table-cell>
              <table:table-cell office:value-type="float" office:value="23.739155418843">
                <text:p>23.739155418843</text:p>
              </table:table-cell>
              <table:table-cell office:value-type="float" office:value="23.739155418843">
                <text:p>23.739155418843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1000000">
                <text:p>1000000</text:p>
              </table:table-cell>
              <table:table-cell office:value-type="float" office:value="240">
                <text:p>240</text:p>
              </table:table-cell>
              <table:table-cell office:value-type="float" office:value="16.864163187066">
                <text:p>16.864163187066</text:p>
              </table:table-cell>
              <table:table-cell office:value-type="float" office:value="16.864163187066">
                <text:p>16.86416318706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SkipList.p0.5'.F2:'SkipList.p0.5'.F46" chart:error-lower-range="'SkipList.p0.5'.F2:'SkipList.p0.5'.F46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SkipList.p0.5'.F2:'SkipList.p0.5'.F46" chart:error-lower-range="'SkipList.p0.5'.F2:'SkipList.p0.5'.F46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chart-properties chart:error-upper-indicator="true" chart:error-lower-indicator="true" chart:error-category="cell-range" chart:error-upper-range="'SkipList.p0.5'.F2:'SkipList.p0.5'.F46" chart:error-lower-range="'SkipList.p0.5'.F2:'SkipList.p0.5'.F46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56cm" svg:y="0.316cm" chart:style-name="ch2">
          <text:p>Przeszukiwanie</text:p>
        </chart:title>
        <chart:legend chart:legend-position="end" svg:x="11.772cm" svg:y="3.952cm" style:legend-expansion="high" chart:style-name="ch3"/>
        <chart:plot-area chart:style-name="ch4" table:cell-range-address="'SkipList.p0.5'.A2:'SkipList.p0.5'.B46 'SkipList.p0.5'.E1:'SkipList.p0.5'.E46" chart:data-source-has-labels="both" svg:x="1.331cm" svg:y="1.275cm" svg:width="10.121cm" svg:height="6.564cm">
          <chart:coordinate-region svg:x="1.952cm" svg:y="1.474cm" svg:width="8.85cm" svg:height="5.718cm"/>
          <chart:axis chart:dimension="x" chart:name="primary-x" chart:style-name="ch5" chartooo:axis-type="auto">
            <chart:title svg:x="6.241cm" svg:y="8.019cm" chart:style-name="ch6">
              <text:p>n</text:p>
            </chart:title>
            <chart:categories table:cell-range-address="'SkipList.p0.5'.A2:'SkipList.p0.5'.A46"/>
          </chart:axis>
          <chart:axis chart:dimension="y" chart:name="primary-y" chart:style-name="ch7">
            <chart:title svg:x="0.451cm" svg:y="4.945cm" chart:style-name="ch8">
              <text:p>t[ms]</text:p>
            </chart:title>
            <chart:grid chart:style-name="ch9" chart:class="major"/>
          </chart:axis>
          <chart:series chart:style-name="ch10" chart:values-cell-range-address="'SkipList.p0.5'.E2:'SkipList.p0.5'.E46" chart:label-cell-address="'SkipList.p0.5'.E1:'SkipList.p0.5'.E1" chart:class="chart:scatter">
            <chart:domain table:cell-range-address="'SkipList.p0.5'.B2:'SkipList.p0.5'.B46"/>
            <chart:regression-curve chart:style-name="ch11">
              <chart:equation chart:display-equation="true" chart:display-r-square="true"/>
            </chart:regression-curve>
            <chart:error-indicator chart:style-name="ch12" chart:dimension="y"/>
            <chart:data-point chart:repeated="41"/>
            <chart:data-point chart:style-name="ch13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Search</text:p>
                <draw:g>
                  <svg:desc>'SkipList.p0.5'.E1:'SkipList.p0.5'.E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SkipList.p0.5</text:p>
                <draw:g>
                  <svg:desc>'SkipList.p0.5'.A2:'SkipList.p0.5'.A46</svg:desc>
                </draw:g>
              </table:table-cell>
              <table:table-cell office:value-type="float" office:value="20">
                <text:p>20</text:p>
                <draw:g>
                  <svg:desc>'SkipList.p0.5'.B2:'SkipList.p0.5'.B46</svg:desc>
                </draw:g>
              </table:table-cell>
              <table:table-cell office:value-type="float" office:value="0">
                <text:p>0</text:p>
                <draw:g>
                  <svg:desc>'SkipList.p0.5'.E2:'SkipList.p0.5'.E46</svg:desc>
                </draw:g>
              </table:table-cell>
              <table:table-cell office:value-type="float" office:value="0">
                <text:p>0</text:p>
                <draw:g>
                  <svg:desc>'SkipList.p0.5'.F2:'SkipList.p0.5'.F46</svg:desc>
                </draw:g>
              </table:table-cell>
              <table:table-cell office:value-type="float" office:value="0">
                <text:p>0</text:p>
                <draw:g>
                  <svg:desc>'SkipList.p0.5'.F2:'SkipList.p0.5'.F46</svg:desc>
                </draw:g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9000">
                <text:p>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30000">
                <text:p>3000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40000">
                <text:p>40000</text:p>
              </table:table-cell>
              <table:table-cell office:value-type="float" office:value="0.95">
                <text:p>0.95</text:p>
              </table:table-cell>
              <table:table-cell office:value-type="float" office:value="0.497493718553">
                <text:p>0.497493718553</text:p>
              </table:table-cell>
              <table:table-cell office:value-type="float" office:value="0.497493718553">
                <text:p>0.497493718553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50000">
                <text:p>50000</text:p>
              </table:table-cell>
              <table:table-cell office:value-type="float" office:value="1.2">
                <text:p>1.2</text:p>
              </table:table-cell>
              <table:table-cell office:value-type="float" office:value="0.509901951359">
                <text:p>0.509901951359</text:p>
              </table:table-cell>
              <table:table-cell office:value-type="float" office:value="0.509901951359">
                <text:p>0.509901951359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60000">
                <text:p>60000</text:p>
              </table:table-cell>
              <table:table-cell office:value-type="float" office:value="2.1">
                <text:p>2.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70000">
                <text:p>70000</text:p>
              </table:table-cell>
              <table:table-cell office:value-type="float" office:value="1.95">
                <text:p>1.95</text:p>
              </table:table-cell>
              <table:table-cell office:value-type="float" office:value="0.589491306128">
                <text:p>0.589491306128</text:p>
              </table:table-cell>
              <table:table-cell office:value-type="float" office:value="0.589491306128">
                <text:p>0.589491306128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80000">
                <text:p>80000</text:p>
              </table:table-cell>
              <table:table-cell office:value-type="float" office:value="2.55">
                <text:p>2.55</text:p>
              </table:table-cell>
              <table:table-cell office:value-type="float" office:value="0.86458082329">
                <text:p>0.86458082329</text:p>
              </table:table-cell>
              <table:table-cell office:value-type="float" office:value="0.86458082329">
                <text:p>0.86458082329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90000">
                <text:p>90000</text:p>
              </table:table-cell>
              <table:table-cell office:value-type="float" office:value="2.9">
                <text:p>2.9</text:p>
              </table:table-cell>
              <table:table-cell office:value-type="float" office:value="0.888819441732">
                <text:p>0.888819441732</text:p>
              </table:table-cell>
              <table:table-cell office:value-type="float" office:value="0.888819441732">
                <text:p>0.888819441732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100000">
                <text:p>100000</text:p>
              </table:table-cell>
              <table:table-cell office:value-type="float" office:value="3.45">
                <text:p>3.45</text:p>
              </table:table-cell>
              <table:table-cell office:value-type="float" office:value="0.804673846972">
                <text:p>0.804673846972</text:p>
              </table:table-cell>
              <table:table-cell office:value-type="float" office:value="0.804673846972">
                <text:p>0.804673846972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200000">
                <text:p>200000</text:p>
              </table:table-cell>
              <table:table-cell office:value-type="float" office:value="6.85">
                <text:p>6.85</text:p>
              </table:table-cell>
              <table:table-cell office:value-type="float" office:value="1.35185058346">
                <text:p>1.35185058346</text:p>
              </table:table-cell>
              <table:table-cell office:value-type="float" office:value="1.35185058346">
                <text:p>1.35185058346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300000">
                <text:p>300000</text:p>
              </table:table-cell>
              <table:table-cell office:value-type="float" office:value="11.5">
                <text:p>11.5</text:p>
              </table:table-cell>
              <table:table-cell office:value-type="float" office:value="2.837252191822">
                <text:p>2.837252191822</text:p>
              </table:table-cell>
              <table:table-cell office:value-type="float" office:value="2.837252191822">
                <text:p>2.837252191822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400000">
                <text:p>400000</text:p>
              </table:table-cell>
              <table:table-cell office:value-type="float" office:value="16.75">
                <text:p>16.75</text:p>
              </table:table-cell>
              <table:table-cell office:value-type="float" office:value="5.584576975922">
                <text:p>5.584576975922</text:p>
              </table:table-cell>
              <table:table-cell office:value-type="float" office:value="5.584576975922">
                <text:p>5.584576975922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500000">
                <text:p>500000</text:p>
              </table:table-cell>
              <table:table-cell office:value-type="float" office:value="24.3">
                <text:p>24.3</text:p>
              </table:table-cell>
              <table:table-cell office:value-type="float" office:value="5.754128952326">
                <text:p>5.754128952326</text:p>
              </table:table-cell>
              <table:table-cell office:value-type="float" office:value="5.754128952326">
                <text:p>5.754128952326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600000">
                <text:p>600000</text:p>
              </table:table-cell>
              <table:table-cell office:value-type="float" office:value="30.4">
                <text:p>30.4</text:p>
              </table:table-cell>
              <table:table-cell office:value-type="float" office:value="6.437390775772">
                <text:p>6.437390775772</text:p>
              </table:table-cell>
              <table:table-cell office:value-type="float" office:value="6.437390775772">
                <text:p>6.437390775772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700000">
                <text:p>700000</text:p>
              </table:table-cell>
              <table:table-cell office:value-type="float" office:value="37.1">
                <text:p>37.1</text:p>
              </table:table-cell>
              <table:table-cell office:value-type="float" office:value="9.470480452437">
                <text:p>9.470480452437</text:p>
              </table:table-cell>
              <table:table-cell office:value-type="float" office:value="9.470480452437">
                <text:p>9.470480452437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800000">
                <text:p>800000</text:p>
              </table:table-cell>
              <table:table-cell office:value-type="float" office:value="57.65">
                <text:p>57.65</text:p>
              </table:table-cell>
              <table:table-cell office:value-type="float" office:value="14.94749142833">
                <text:p>14.94749142833</text:p>
              </table:table-cell>
              <table:table-cell office:value-type="float" office:value="14.94749142833">
                <text:p>14.94749142833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900000">
                <text:p>900000</text:p>
              </table:table-cell>
              <table:table-cell office:value-type="float" office:value="65">
                <text:p>65</text:p>
              </table:table-cell>
              <table:table-cell office:value-type="float" office:value="16.373759494997">
                <text:p>16.373759494997</text:p>
              </table:table-cell>
              <table:table-cell office:value-type="float" office:value="16.373759494997">
                <text:p>16.373759494997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1000000">
                <text:p>1000000</text:p>
              </table:table-cell>
              <table:table-cell office:value-type="float" office:value="73.75">
                <text:p>73.75</text:p>
              </table:table-cell>
              <table:table-cell office:value-type="float" office:value="20.32455411565">
                <text:p>20.32455411565</text:p>
              </table:table-cell>
              <table:table-cell office:value-type="float" office:value="20.32455411565">
                <text:p>20.3245541156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SkipList.p0.5'.H2:'SkipList.p0.5'.H46" chart:error-lower-range="'SkipList.p0.5'.H2:'SkipList.p0.5'.H46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SkipList.p0.5'.H2:'SkipList.p0.5'.H46" chart:error-lower-range="'SkipList.p0.5'.H2:'SkipList.p0.5'.H46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chart-properties chart:error-upper-indicator="true" chart:error-lower-indicator="true" chart:error-category="cell-range" chart:error-upper-range="'SkipList.p0.5'.H2:'SkipList.p0.5'.H46" chart:error-lower-range="'SkipList.p0.5'.H2:'SkipList.p0.5'.H46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51cm" svg:y="0.316cm" chart:style-name="ch2">
          <text:p>Usuwanie</text:p>
        </chart:title>
        <chart:legend chart:legend-position="end" svg:x="11.587cm" svg:y="3.952cm" style:legend-expansion="high" chart:style-name="ch3"/>
        <chart:plot-area chart:style-name="ch4" table:cell-range-address="'SkipList.p0.5'.A2:'SkipList.p0.5'.B46 'SkipList.p0.5'.G1:'SkipList.p0.5'.G46" chart:data-source-has-labels="both" svg:x="1.331cm" svg:y="1.275cm" svg:width="9.936cm" svg:height="6.564cm">
          <chart:coordinate-region svg:x="1.952cm" svg:y="1.474cm" svg:width="8.665cm" svg:height="5.718cm"/>
          <chart:axis chart:dimension="x" chart:name="primary-x" chart:style-name="ch5" chartooo:axis-type="auto">
            <chart:title svg:x="6.149cm" svg:y="8.019cm" chart:style-name="ch6">
              <text:p>n</text:p>
            </chart:title>
            <chart:categories table:cell-range-address="'SkipList.p0.5'.A2:'SkipList.p0.5'.A46"/>
          </chart:axis>
          <chart:axis chart:dimension="y" chart:name="primary-y" chart:style-name="ch7">
            <chart:title svg:x="0.451cm" svg:y="4.945cm" chart:style-name="ch8">
              <text:p>t[ms]</text:p>
            </chart:title>
            <chart:grid chart:style-name="ch9" chart:class="major"/>
          </chart:axis>
          <chart:series chart:style-name="ch10" chart:values-cell-range-address="'SkipList.p0.5'.G2:'SkipList.p0.5'.G46" chart:label-cell-address="'SkipList.p0.5'.G1:'SkipList.p0.5'.G1" chart:class="chart:scatter">
            <chart:domain table:cell-range-address="'SkipList.p0.5'.B2:'SkipList.p0.5'.B46"/>
            <chart:regression-curve chart:style-name="ch11">
              <chart:equation chart:display-equation="true" chart:display-r-square="true"/>
            </chart:regression-curve>
            <chart:error-indicator chart:style-name="ch12" chart:dimension="y"/>
            <chart:data-point chart:repeated="4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Remove</text:p>
                <draw:g>
                  <svg:desc>'SkipList.p0.5'.G1:'SkipList.p0.5'.G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SkipList.p0.5</text:p>
                <draw:g>
                  <svg:desc>'SkipList.p0.5'.A2:'SkipList.p0.5'.A46</svg:desc>
                </draw:g>
              </table:table-cell>
              <table:table-cell office:value-type="float" office:value="20">
                <text:p>20</text:p>
                <draw:g>
                  <svg:desc>'SkipList.p0.5'.B2:'SkipList.p0.5'.B46</svg:desc>
                </draw:g>
              </table:table-cell>
              <table:table-cell office:value-type="float" office:value="0">
                <text:p>0</text:p>
                <draw:g>
                  <svg:desc>'SkipList.p0.5'.G2:'SkipList.p0.5'.G46</svg:desc>
                </draw:g>
              </table:table-cell>
              <table:table-cell office:value-type="float" office:value="0">
                <text:p>0</text:p>
                <draw:g>
                  <svg:desc>'SkipList.p0.5'.H2:'SkipList.p0.5'.H46</svg:desc>
                </draw:g>
              </table:table-cell>
              <table:table-cell office:value-type="float" office:value="0">
                <text:p>0</text:p>
                <draw:g>
                  <svg:desc>'SkipList.p0.5'.H2:'SkipList.p0.5'.H46</svg:desc>
                </draw:g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9000">
                <text:p>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30000">
                <text:p>30000</text:p>
              </table:table-cell>
              <table:table-cell office:value-type="float" office:value="0.05">
                <text:p>0.05</text:p>
              </table:table-cell>
              <table:table-cell office:value-type="float" office:value="0.217944947177">
                <text:p>0.217944947177</text:p>
              </table:table-cell>
              <table:table-cell office:value-type="float" office:value="0.217944947177">
                <text:p>0.217944947177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40000">
                <text:p>40000</text:p>
              </table:table-cell>
              <table:table-cell office:value-type="float" office:value="0.75">
                <text:p>0.75</text:p>
              </table:table-cell>
              <table:table-cell office:value-type="float" office:value="0.433012701892">
                <text:p>0.433012701892</text:p>
              </table:table-cell>
              <table:table-cell office:value-type="float" office:value="0.433012701892">
                <text:p>0.433012701892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50000">
                <text:p>50000</text:p>
              </table:table-cell>
              <table:table-cell office:value-type="float" office:value="0.9">
                <text:p>0.9</text:p>
              </table:table-cell>
              <table:table-cell office:value-type="float" office:value="0.435889894354">
                <text:p>0.435889894354</text:p>
              </table:table-cell>
              <table:table-cell office:value-type="float" office:value="0.435889894354">
                <text:p>0.435889894354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60000">
                <text:p>60000</text:p>
              </table:table-cell>
              <table:table-cell office:value-type="float" office:value="1.25">
                <text:p>1.25</text:p>
              </table:table-cell>
              <table:table-cell office:value-type="float" office:value="0.433012701892">
                <text:p>0.433012701892</text:p>
              </table:table-cell>
              <table:table-cell office:value-type="float" office:value="0.433012701892">
                <text:p>0.433012701892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70000">
                <text:p>70000</text:p>
              </table:table-cell>
              <table:table-cell office:value-type="float" office:value="1.25">
                <text:p>1.25</text:p>
              </table:table-cell>
              <table:table-cell office:value-type="float" office:value="0.433012701892">
                <text:p>0.433012701892</text:p>
              </table:table-cell>
              <table:table-cell office:value-type="float" office:value="0.433012701892">
                <text:p>0.433012701892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80000">
                <text:p>80000</text:p>
              </table:table-cell>
              <table:table-cell office:value-type="float" office:value="1.9">
                <text:p>1.9</text:p>
              </table:table-cell>
              <table:table-cell office:value-type="float" office:value="0.435889894354">
                <text:p>0.435889894354</text:p>
              </table:table-cell>
              <table:table-cell office:value-type="float" office:value="0.435889894354">
                <text:p>0.435889894354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90000">
                <text:p>90000</text:p>
              </table:table-cell>
              <table:table-cell office:value-type="float" office:value="2.2">
                <text:p>2.2</text:p>
              </table:table-cell>
              <table:table-cell office:value-type="float" office:value="0.678232998313">
                <text:p>0.678232998313</text:p>
              </table:table-cell>
              <table:table-cell office:value-type="float" office:value="0.678232998313">
                <text:p>0.678232998313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100000">
                <text:p>100000</text:p>
              </table:table-cell>
              <table:table-cell office:value-type="float" office:value="2.4">
                <text:p>2.4</text:p>
              </table:table-cell>
              <table:table-cell office:value-type="float" office:value="0.583095189485">
                <text:p>0.583095189485</text:p>
              </table:table-cell>
              <table:table-cell office:value-type="float" office:value="0.583095189485">
                <text:p>0.583095189485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200000">
                <text:p>200000</text:p>
              </table:table-cell>
              <table:table-cell office:value-type="float" office:value="5.15">
                <text:p>5.15</text:p>
              </table:table-cell>
              <table:table-cell office:value-type="float" office:value="0.852936105462">
                <text:p>0.852936105462</text:p>
              </table:table-cell>
              <table:table-cell office:value-type="float" office:value="0.852936105462">
                <text:p>0.852936105462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300000">
                <text:p>300000</text:p>
              </table:table-cell>
              <table:table-cell office:value-type="float" office:value="8.7">
                <text:p>8.7</text:p>
              </table:table-cell>
              <table:table-cell office:value-type="float" office:value="2.027313493271">
                <text:p>2.027313493271</text:p>
              </table:table-cell>
              <table:table-cell office:value-type="float" office:value="2.027313493271">
                <text:p>2.027313493271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400000">
                <text:p>400000</text:p>
              </table:table-cell>
              <table:table-cell office:value-type="float" office:value="12.8">
                <text:p>12.8</text:p>
              </table:table-cell>
              <table:table-cell office:value-type="float" office:value="3.695943722515">
                <text:p>3.695943722515</text:p>
              </table:table-cell>
              <table:table-cell office:value-type="float" office:value="3.695943722515">
                <text:p>3.695943722515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500000">
                <text:p>500000</text:p>
              </table:table-cell>
              <table:table-cell office:value-type="float" office:value="18.85">
                <text:p>18.85</text:p>
              </table:table-cell>
              <table:table-cell office:value-type="float" office:value="4.222262426709">
                <text:p>4.222262426709</text:p>
              </table:table-cell>
              <table:table-cell office:value-type="float" office:value="4.222262426709">
                <text:p>4.222262426709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600000">
                <text:p>600000</text:p>
              </table:table-cell>
              <table:table-cell office:value-type="float" office:value="29.35">
                <text:p>29.35</text:p>
              </table:table-cell>
              <table:table-cell office:value-type="float" office:value="4.693346354149">
                <text:p>4.693346354149</text:p>
              </table:table-cell>
              <table:table-cell office:value-type="float" office:value="4.693346354149">
                <text:p>4.693346354149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700000">
                <text:p>700000</text:p>
              </table:table-cell>
              <table:table-cell office:value-type="float" office:value="41.35">
                <text:p>41.35</text:p>
              </table:table-cell>
              <table:table-cell office:value-type="float" office:value="3.453621287866">
                <text:p>3.453621287866</text:p>
              </table:table-cell>
              <table:table-cell office:value-type="float" office:value="3.453621287866">
                <text:p>3.453621287866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800000">
                <text:p>800000</text:p>
              </table:table-cell>
              <table:table-cell office:value-type="float" office:value="56.6">
                <text:p>56.6</text:p>
              </table:table-cell>
              <table:table-cell office:value-type="float" office:value="5.4258639865">
                <text:p>5.4258639865</text:p>
              </table:table-cell>
              <table:table-cell office:value-type="float" office:value="5.4258639865">
                <text:p>5.4258639865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900000">
                <text:p>900000</text:p>
              </table:table-cell>
              <table:table-cell office:value-type="float" office:value="69">
                <text:p>69</text:p>
              </table:table-cell>
              <table:table-cell office:value-type="float" office:value="4.219004621946">
                <text:p>4.219004621946</text:p>
              </table:table-cell>
              <table:table-cell office:value-type="float" office:value="4.219004621946">
                <text:p>4.219004621946</text:p>
              </table:table-cell>
            </table:table-row>
            <table:table-row>
              <table:table-cell office:value-type="string">
                <text:p>SkipList.p0.5</text:p>
              </table:table-cell>
              <table:table-cell office:value-type="float" office:value="1000000">
                <text:p>1000000</text:p>
              </table:table-cell>
              <table:table-cell office:value-type="float" office:value="84">
                <text:p>84</text:p>
              </table:table-cell>
              <table:table-cell office:value-type="float" office:value="5.310367218941">
                <text:p>5.310367218941</text:p>
              </table:table-cell>
              <table:table-cell office:value-type="float" office:value="5.310367218941">
                <text:p>5.31036721894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